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 Narrow" svg:font-family="'Arial Narrow'"/>
    <style:font-face style:name="Calibri1" svg:font-family="Calibri"/>
    <style:font-face style:name="Calibri (Body)" svg:font-family="'Calibri (Body)'"/>
    <style:font-face style:name="MICR Encoding - DGL" svg:font-family="'MICR Encoding - DGL'"/>
    <style:font-face style:name="Webdings" svg:font-family="Webdings"/>
    <style:font-face style:name="Calibri" svg:font-family="Calibri" style:font-family-generic="swiss" style:font-pitch="variable"/>
    <style:font-face style:name="Liberation Sans" svg:font-family="'Liberation Sans'" style:font-family-generic="swiss" style:font-pitch="variable"/>
    <style:font-face style:name="MICR Encoding" svg:font-family="'MICR Encoding'"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0.098in"/>
    </style:style>
    <style:style style:name="co2" style:family="table-column">
      <style:table-column-properties fo:break-before="auto" style:column-width="0.1484in"/>
    </style:style>
    <style:style style:name="co3" style:family="table-column">
      <style:table-column-properties fo:break-before="auto" style:column-width="0.1665in"/>
    </style:style>
    <style:style style:name="co4" style:family="table-column">
      <style:table-column-properties fo:break-before="auto" style:column-width="0.2673in"/>
    </style:style>
    <style:style style:name="co5" style:family="table-column">
      <style:table-column-properties fo:break-before="auto" style:column-width="0.5528in"/>
    </style:style>
    <style:style style:name="co6" style:family="table-column">
      <style:table-column-properties fo:break-before="auto" style:column-width="1.3429in"/>
    </style:style>
    <style:style style:name="co7" style:family="table-column">
      <style:table-column-properties fo:break-before="auto" style:column-width="0.4827in"/>
    </style:style>
    <style:style style:name="co8" style:family="table-column">
      <style:table-column-properties fo:break-before="auto" style:column-width="0.6055in"/>
    </style:style>
    <style:style style:name="co9" style:family="table-column">
      <style:table-column-properties fo:break-before="auto" style:column-width="0.7547in"/>
    </style:style>
    <style:style style:name="co10" style:family="table-column">
      <style:table-column-properties fo:break-before="auto" style:column-width="1.1236in"/>
    </style:style>
    <style:style style:name="co11" style:family="table-column">
      <style:table-column-properties fo:break-before="auto" style:column-width="0.2807in"/>
    </style:style>
    <style:style style:name="co12" style:family="table-column">
      <style:table-column-properties fo:break-before="auto" style:column-width="0.4736in"/>
    </style:style>
    <style:style style:name="co13" style:family="table-column">
      <style:table-column-properties fo:break-before="auto" style:column-width="0.1839in"/>
    </style:style>
    <style:style style:name="co14" style:family="table-column">
      <style:table-column-properties fo:break-before="auto" style:column-width="1.2201in"/>
    </style:style>
    <style:style style:name="co15" style:family="table-column">
      <style:table-column-properties fo:break-before="auto" style:column-width="0.9236in"/>
    </style:style>
    <style:style style:name="co16" style:family="table-column">
      <style:table-column-properties fo:break-before="auto" style:column-width="1.8209in"/>
    </style:style>
    <style:style style:name="co17" style:family="table-column">
      <style:table-column-properties fo:break-before="auto" style:column-width="1.4126in"/>
    </style:style>
    <style:style style:name="co18" style:family="table-column">
      <style:table-column-properties fo:break-before="auto" style:column-width="1.2634in"/>
    </style:style>
    <style:style style:name="co19" style:family="table-column">
      <style:table-column-properties fo:break-before="auto" style:column-width="1.2898in"/>
    </style:style>
    <style:style style:name="co20" style:family="table-column">
      <style:table-column-properties fo:break-before="auto" style:column-width="0.889in"/>
    </style:style>
    <style:style style:name="co21" style:family="table-column">
      <style:table-column-properties fo:break-before="auto" style:column-width="1.2457in"/>
    </style:style>
    <style:style style:name="ro1" style:family="table-row">
      <style:table-row-properties style:row-height="0.1252in" fo:break-before="auto" style:use-optimal-row-height="false"/>
    </style:style>
    <style:style style:name="ro2" style:family="table-row">
      <style:table-row-properties style:row-height="0.13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2154in" fo:break-before="auto" style:use-optimal-row-height="false"/>
    </style:style>
    <style:style style:name="ro5" style:family="table-row">
      <style:table-row-properties style:row-height="0.111in" fo:break-before="auto" style:use-optimal-row-height="false"/>
    </style:style>
    <style:style style:name="ro6" style:family="table-row">
      <style:table-row-properties style:row-height="0.2362in" fo:break-before="auto" style:use-optimal-row-height="false"/>
    </style:style>
    <style:style style:name="ro7" style:family="table-row">
      <style:table-row-properties style:row-height="0.1638in" fo:break-before="auto" style:use-optimal-row-height="false"/>
    </style:style>
    <style:style style:name="ro8" style:family="table-row">
      <style:table-row-properties style:row-height="0.2846in" fo:break-before="auto" style:use-optimal-row-height="false"/>
    </style:style>
    <style:style style:name="ro9" style:family="table-row">
      <style:table-row-properties style:row-height="0.1547in" fo:break-before="auto" style:use-optimal-row-height="false"/>
    </style:style>
    <style:style style:name="ro10" style:family="table-row">
      <style:table-row-properties style:row-height="0.2417in" fo:break-before="auto" style:use-optimal-row-height="false"/>
    </style:style>
    <style:style style:name="ro11" style:family="table-row">
      <style:table-row-properties style:row-height="0.0862in" fo:break-before="auto" style:use-optimal-row-height="false"/>
    </style:style>
    <style:style style:name="ro12" style:family="table-row">
      <style:table-row-properties style:row-height="0.2362in" fo:break-before="auto" style:use-optimal-row-height="true"/>
    </style:style>
    <style:style style:name="ro13" style:family="table-row">
      <style:table-row-properties style:row-height="0.2689in" fo:break-before="auto" style:use-optimal-row-height="true"/>
    </style:style>
    <style:style style:name="ro14" style:family="table-row">
      <style:table-row-properties style:row-height="1.1398in" fo:break-before="auto" style:use-optimal-row-height="false"/>
    </style:style>
    <style:style style:name="ro15" style:family="table-row">
      <style:table-row-properties style:row-height="0.1799in" fo:break-before="auto" style:use-optimal-row-height="false"/>
    </style:style>
    <style:style style:name="ro16" style:family="table-row">
      <style:table-row-properties style:row-height="0.178in" fo:break-before="auto" style:use-optimal-row-height="true"/>
    </style:style>
    <style:style style:name="ta1" style:family="table" style:master-page-name="PageStyle_5f_Check_20_template">
      <style:table-properties table:display="true" style:writing-mode="lr-tb"/>
    </style:style>
    <style:style style:name="ta2" style:family="table" style:master-page-name="PageStyle_5f_Bank_20_locations">
      <style:table-properties table:display="false" style:writing-mode="lr-tb"/>
    </style:style>
    <style:style style:name="ta3" style:family="table" style:master-page-name="Default">
      <style:table-properties table:display="false" style:writing-mode="lr-tb"/>
    </style:style>
    <style:style style:name="ta4" style:family="table" style:master-page-name="Default">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text-style style:name="N100">
      <number:text-content/>
    </number:text-style>
    <style:style style:name="ce1" style:family="table-cell" style:parent-style-name="Default"/>
    <style:style style:name="ce21" style:family="table-cell" style:parent-style-name="Default">
      <style:table-cell-properties fo:padding="0.028in"/>
    </style:style>
    <style:style style:name="ce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ce7" style:family="table-cell" style:parent-style-name="Default">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Webdings" fo:font-size="48pt" fo:font-style="normal" fo:text-shadow="none" style:text-underline-style="none" fo:font-weight="normal" style:font-size-asian="48pt" style:font-style-asian="normal" style:font-weight-asian="normal" style:font-size-complex="48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Webdings" fo:font-size="48pt" fo:font-style="normal" fo:text-shadow="none" style:text-underline-style="none" fo:font-weight="normal" style:font-size-asian="48pt" style:font-style-asian="normal" style:font-weight-asian="normal" style:font-size-complex="48pt" style:font-style-complex="normal" style:font-weight-complex="normal"/>
    </style:style>
    <style:style style:name="ce6" style:family="table-cell" style:parent-style-name="Default">
      <style:table-cell-properties fo:border-bottom="0.74pt solid #000000" style:diagonal-bl-tr="none" style:diagonal-tl-br="none" fo:border-left="none" fo:padding="0.028in" fo:border-right="none" style:rotation-align="none" fo:border-top="none"/>
    </style:style>
    <style:style style:name="ce18"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9" style:family="table-cell" style:parent-style-name="Default">
      <style:table-cell-properties fo:border-bottom="0.74pt solid #000000" style:diagonal-bl-tr="none" style:diagonal-tl-br="none" fo:border-left="none" fo:padding="0.028in" fo:border-right="none" style:rotation-align="none" fo:border-top="non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padding="0.028in"/>
      <style:text-properties fo:color="#000000" style:text-outline="false" style:text-line-through-style="none" style:text-line-through-type="none" style:font-name="MICR Encoding - DGL"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31" style:family="table-cell" style:parent-style-name="Default">
      <style:table-cell-properties fo:padding="0.028in"/>
      <style:text-properties style:use-window-font-color="true"/>
    </style:style>
    <style:style style:name="ce44" style:family="table-cell" style:parent-style-name="Default">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Webdings" fo:font-size="48pt" fo:font-style="normal" fo:text-shadow="none" style:text-underline-style="none" fo:font-weight="normal" style:font-size-asian="48pt" style:font-style-asian="normal" style:font-weight-asian="normal" style:font-size-complex="48pt" style:font-style-complex="normal" style:font-weight-complex="normal"/>
    </style:style>
    <style:style style:name="ce11" style:family="table-cell" style:parent-style-name="Default">
      <style:table-cell-properties fo:padding="0.028in"/>
      <style:text-properties fo:color="#000000" style:text-outline="false" style:text-line-through-style="none" style:text-line-through-type="none" style:font-name="MICR Encoding - DG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Body)" fo:font-size="8pt" fo:font-style="normal" fo:text-shadow="none" style:text-underline-style="none" fo:font-weight="normal" style:font-size-asian="8pt" style:font-style-asian="normal" style:font-weight-asian="normal" style:font-name-complex="Calibri (Body)" style:font-size-complex="8pt" style:font-style-complex="normal" style:font-weight-complex="normal"/>
    </style:style>
    <style:style style:name="ce61"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64"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 style:family="table-cell" style:parent-style-name="Default">
      <style:table-cell-properties fo:padding="0.028in"/>
      <style:text-properties fo:color="#000000" style:text-outline="false" style:text-line-through-style="none" style:text-line-through-type="none" style:font-name="MICR Encoding"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65" style:family="table-cell" style:parent-style-name="Default" style:data-style-name="N0">
      <style:table-cell-properties style:glyph-orientation-vertical="0" style:cell-protect="none" style:print-content="tru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 style:family="table-cell" style:parent-style-name="Default" style:data-style-name="N0">
      <style:table-cell-properties style:glyph-orientation-vertical="0" style:cell-protect="none" style:print-content="tru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Narrow"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 style:family="table-cell" style:parent-style-name="Default">
      <style:table-cell-properties style:glyph-orientation-vertical="0" style:cell-protect="none" style:print-content="tru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6"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ce77" style:family="table-cell" style:parent-style-name="Default">
      <style:text-properties style:use-window-font-color="true"/>
    </style:style>
    <style:style style:name="ce72"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1" fo:font-size="9pt" fo:font-style="normal" fo:text-shadow="none" style:text-underline-style="none" fo:font-weight="normal" style:font-size-asian="9pt" style:font-style-asian="normal" style:font-weight-asian="normal" style:font-name-complex="Calibri1" style:font-size-complex="9pt" style:font-style-complex="normal" style:font-weight-complex="normal"/>
    </style:style>
    <style:style style:name="ce7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1" fo:font-size="12pt" fo:font-style="italic" fo:text-shadow="none" style:text-underline-style="none" fo:font-weight="normal" style:font-size-asian="12pt" style:font-style-asian="italic" style:font-weight-asian="normal" style:font-name-complex="Calibri1" style:font-size-complex="12pt" style:font-style-complex="italic" style:font-weight-complex="normal"/>
    </style:style>
    <style:style style:name="ce8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 style:font-size-complex="12pt" style:font-style-complex="italic" style:font-weight-complex="normal"/>
    </style:style>
    <style:style style:name="ce7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7" style:family="table-cell" style:parent-style-name="Default" style:data-style-name="N10141">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88" style:family="table-cell" style:parent-style-name="Default">
      <style:table-cell-properties style:cell-protect="none" style:print-content="true" fo:border="none" fo:padding="0.028in"/>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89" style:family="table-cell" style:parent-style-name="Default" style:data-style-name="N1">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90" style:family="table-cell" style:parent-style-name="Default">
      <style:table-cell-properties style:glyph-orientation-vertical="0" style:cell-protect="none" style:print-content="tru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92" style:family="table-cell" style:parent-style-name="Default" style:data-style-name="N150">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93" style:family="table-cell" style:parent-style-name="Default">
      <style:table-cell-properties style:text-align-source="fix" style:repeat-content="false" style:vertical-align="middle"/>
      <style:paragraph-properties fo:text-align="start" fo:margin-left="0in"/>
      <style:text-properties style:use-window-font-color="true" fo:font-weight="bold" style:font-weight-asian="bold" style:font-weight-complex="bold"/>
    </style:style>
    <style:style style:name="ce94" style:family="table-cell" style:parent-style-name="Default" style:data-style-name="N100">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5" style:family="table-cell" style:parent-style-name="Default" style:data-style-name="N0">
      <style:table-cell-properties style:glyph-orientation-vertical="0" style:cell-protect="none" style:print-content="true" style:text-align-source="fix" style:repeat-content="false" fo:wrap-option="no-wrap" fo:border="none"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6" style:family="table-cell" style:parent-style-name="Default">
      <style:table-cell-properties style:text-align-source="fix" style:repeat-content="false" fo:padding="0.028in" style:vertical-align="middle"/>
      <style:paragraph-properties fo:text-align="start" fo:margin-left="0in"/>
      <style:text-properties style:use-window-font-color="true" fo:font-weight="bold" style:font-weight-asian="bold" style:font-weight-complex="bold"/>
    </style:style>
    <style:style style:name="ce91" style:family="table-cell" style:parent-style-name="Default">
      <style:table-cell-properties style:diagonal-bl-tr="none" style:diagonal-tl-br="none" fo:border="none" fo:padding="0.028in" style:rotation-align="none"/>
    </style:style>
    <style:style style:name="ce33" style:family="table-cell" style:parent-style-name="Default" style:data-style-name="N1">
      <style:table-cell-properties fo:padding="0.028in"/>
      <style:text-properties fo:color="#000000" style:text-outline="false" style:text-line-through-style="none" style:text-line-through-type="none" style:font-name="MICR Encoding - DG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data-style-name="N10141">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100" style:family="table-cell" style:parent-style-name="Default">
      <style:table-cell-properties style:cell-protect="none" style:print-content="true" fo:padding="0.028in"/>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101" style:family="table-cell" style:parent-style-name="Default" style:data-style-name="N1">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102" style:family="table-cell" style:parent-style-name="Default">
      <style:table-cell-properties style:glyph-orientation-vertical="0" style:cell-protect="none" style:print-content="true"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style>
    <style:style style:name="ce104" style:family="table-cell" style:parent-style-name="Default" style:data-style-name="N150">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105" style:family="table-cell" style:parent-style-name="Default" style:data-style-name="N100">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7" style:family="table-cell" style:parent-style-name="Default">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style>
    <style:style style:name="ce108" style:family="table-cell" style:parent-style-name="Default" style:data-style-name="N0">
      <style:table-cell-properties style:glyph-orientation-vertical="0" style:cell-protect="none" style:print-content="true"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Default" style:data-style-name="N1">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loext:vertical-justify="auto"/>
      <style:paragraph-properties css3t:text-justify="auto" fo:margin-left="0in" style:writing-mode="page"/>
    </style:style>
    <style:style style:name="ce4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padding="0.028in"/>
      <style:text-properties fo:font-size="7pt" style:font-size-asian="7pt" style:font-size-complex="7pt"/>
    </style:style>
    <style:style style:name="ce47" style:family="table-cell" style:parent-style-name="Default" style:data-style-name="N10141">
      <style:table-cell-properties style:glyph-orientation-vertical="0" fo:border-bottom="0.74pt solid #000000"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loext:vertical-justify="auto"/>
      <style:paragraph-properties fo:text-align="center" css3t:text-justify="auto" fo:margin-left="0in" style:writing-mode="page"/>
    </style:style>
    <style:style style:name="ce49"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data-style-name="N1">
      <style:table-cell-properties style:glyph-orientation-vertical="0" style:text-align-source="value-type" style:repeat-content="false" fo:wrap-option="no-wrap" fo:border="none"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style>
    <style:style style:name="ce54" style:family="table-cell" style:parent-style-name="Default" style:data-style-name="N4">
      <style:table-cell-properties style:glyph-orientation-vertical="0" style:diagonal-bl-tr="none" style:diagonal-tl-br="none" style:text-align-source="fix" style:repeat-content="false" fo:wrap-option="no-wrap" fo:border="2.49pt solid #808080"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1pt" fo:font-style="normal" fo:text-shadow="none" style:text-underline-style="none" fo:font-weight="normal" style:font-size-asian="11pt" style:font-style-asian="normal" style:font-weight-asian="normal" style:font-name-complex="Calibri (Body)" style:font-size-complex="11pt" style:font-style-complex="normal" style:font-weight-complex="normal"/>
    </style:style>
    <style:style style:name="ce55" style:family="table-cell" style:parent-style-name="Default" style:data-style-name="N4">
      <style:table-cell-properties style:glyph-orientation-vertical="0" fo:border-bottom="2.49pt solid #808080" style:diagonal-bl-tr="none" style:diagonal-tl-br="none" style:text-align-source="fix" style:repeat-content="false" fo:wrap-option="no-wrap" fo:border-left="2.49pt solid #808080" style:direction="ltr" fo:padding="0.028in" fo:border-right="2.49pt solid #80808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Body)" fo:font-size="11pt" fo:font-style="normal" fo:text-shadow="none" style:text-underline-style="none" fo:font-weight="normal" style:font-size-asian="11pt" style:font-style-asian="normal" style:font-weight-asian="normal" style:font-name-complex="Calibri (Body)" style:font-size-complex="11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padding="0.028in"/>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49" style:family="table-cell" style:parent-style-name="Default">
      <style:table-cell-properties fo:padding="0.028in"/>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0" style:family="table-cell" style:parent-style-name="Default" style:data-style-name="N1">
      <style:table-cell-properties style:glyph-orientation-vertical="0" fo:background-color="#fcf305"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15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style>
    <style:style style:name="ce15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4" style:family="table-cell" style:parent-style-name="Default">
      <style:table-cell-properties fo:background-color="#ffff00" fo:border="none"/>
      <style:text-properties style:use-window-font-color="true" fo:font-size="28pt" style:font-size-asian="28pt" style:font-size-complex="28pt"/>
    </style:style>
    <style:style style:name="ce135" style:family="table-cell" style:parent-style-name="Default">
      <style:table-cell-properties fo:border="none"/>
    </style:style>
    <style:style style:name="ce136" style:family="table-cell" style:parent-style-name="Default">
      <style:table-cell-properties fo:background-color="#ffff00" fo:border="none"/>
      <style:text-properties style:use-window-font-color="true"/>
    </style:style>
    <style:style style:name="ce113" style:family="table-cell" style:parent-style-name="Default">
      <style:table-cell-properties fo:border-bottom="none" fo:border-left="0.06pt solid #000000" fo:border-right="none" fo:border-top="0.06pt solid #000000"/>
    </style:style>
    <style:style style:name="ce119" style:family="table-cell" style:parent-style-name="Default">
      <style:table-cell-properties fo:border-bottom="none" fo:border-left="0.06pt solid #000000" fo:border-right="none" fo:border-top="none"/>
    </style:style>
    <style:style style:name="ce120" style:family="table-cell" style:parent-style-name="Default">
      <style:table-cell-properties fo:border-bottom="0.06pt solid #000000" fo:border-left="0.06pt solid #000000" fo:border-right="none" fo:border-top="none"/>
    </style:style>
    <style:style style:name="ce62" style:family="table-cell" style:parent-style-name="Default" style:data-style-name="N4"/>
    <style:style style:name="ce122" style:family="table-cell" style:parent-style-name="Default" style:data-style-name="N3"/>
    <style:style style:name="ce123" style:family="table-cell" style:parent-style-name="Default" style:data-style-name="N0">
      <style:table-cell-properties fo:border-bottom="none" fo:border-left="0.06pt solid #000000" fo:border-right="none" fo:border-top="none"/>
    </style:style>
    <style:style style:name="ce124" style:family="table-cell" style:parent-style-name="Default" style:data-style-name="N0">
      <style:table-cell-properties fo:border-bottom="0.06pt solid #000000" fo:border-left="0.06pt solid #000000" fo:border-right="none" fo:border-top="none"/>
    </style:style>
    <style:style style:name="ce63" style:family="table-cell" style:parent-style-name="Default" style:data-style-name="N0"/>
    <style:style style:name="ce126" style:family="table-cell" style:parent-style-name="Default">
      <style:table-cell-properties fo:border-bottom="none" fo:border-left="none" fo:border-right="none" fo:border-top="0.06pt solid #000000"/>
    </style:style>
    <style:style style:name="ce127" style:family="table-cell" style:parent-style-name="Default">
      <style:table-cell-properties fo:border-bottom="0.06pt solid #000000" fo:border-left="none" fo:border-right="none" fo:border-top="none"/>
    </style:style>
    <style:style style:name="ce128" style:family="table-cell" style:parent-style-name="Default" style:data-style-name="N0">
      <style:table-cell-properties fo:border-bottom="0.06pt solid #000000" fo:border-left="none" fo:border-right="none" fo:border-top="none"/>
    </style:style>
    <style:style style:name="ce129" style:family="table-cell" style:parent-style-name="Default">
      <style:table-cell-properties fo:border-bottom="none" fo:border-left="none" fo:border-right="0.06pt solid #000000" fo:border-top="0.06pt solid #000000"/>
    </style:style>
    <style:style style:name="ce130" style:family="table-cell" style:parent-style-name="Default">
      <style:table-cell-properties fo:border-bottom="none" fo:border-left="none" fo:border-right="0.06pt solid #000000" fo:border-top="none"/>
    </style:style>
    <style:style style:name="ce131" style:family="table-cell" style:parent-style-name="Default">
      <style:table-cell-properties fo:border-bottom="0.06pt solid #000000" fo:border-left="none" fo:border-right="0.06pt solid #000000" fo:border-top="none"/>
    </style:style>
    <style:style style:name="ce132" style:family="table-cell" style:parent-style-name="Default" style:data-style-name="N0">
      <style:table-cell-properties fo:border-bottom="none" fo:border-left="none" fo:border-right="0.06pt solid #000000" fo:border-top="none"/>
    </style:style>
    <style:style style:name="ce133" style:family="table-cell" style:parent-style-name="Default" style:data-style-name="N0">
      <style:table-cell-properties fo:border-bottom="0.06pt solid #000000" fo:border-left="none" fo:border-right="0.06pt solid #000000" fo:border-top="none"/>
    </style:style>
    <style:style style:name="gr1" style:family="graphic">
      <style:graphic-properties draw:stroke="none" draw:fill="none" draw:fill-color="#ffffff" draw:textarea-horizontal-align="justify" draw:textarea-vertical-align="top" draw:auto-grow-height="false" fo:min-height="0.3311in" fo:min-width="0.6461in" fo:padding-top="0.022in" fo:padding-bottom="0.022in" fo:padding-left="0.022in" fo:padding-right="0.022in" fo:wrap-option="wrap" draw:shadow-color="#808080"/>
      <style:paragraph-properties style:writing-mode="lr-tb"/>
    </style:style>
    <style:style style:name="gr2" style:family="graphic">
      <style:graphic-properties draw:stroke="solid" svg:stroke-width="0.0102in" svg:stroke-color="#000000" draw:stroke-linejoin="miter" draw:fill="solid" draw:fill-color="#ffff00" draw:textarea-horizontal-align="justify" draw:textarea-vertical-align="middle" draw:auto-grow-height="false" fo:min-height="5.4047in" fo:min-width="6.5437in" fo:padding-top="0.022in" fo:padding-bottom="0.022in" fo:padding-left="0.022in" fo:padding-right="0.022in" fo:wrap-option="wrap" draw:shadow-color="#808080"/>
      <style:paragraph-properties style:writing-mode="lr-tb"/>
    </style:style>
    <style:style style:name="ta_extref" style:family="table">
      <style:table-properties table:display="false"/>
    </style:style>
    <style:style style:name="P1" style:family="paragraph">
      <style:paragraph-properties fo:text-align="start" style:writing-mode="lr-tb"/>
    </style:style>
    <style:style style:name="P2" style:family="paragraph">
      <loext:graphic-properties draw:fill="none" draw:fill-color="#ffffff"/>
      <style:paragraph-properties fo:text-align="start" style:writing-mode="lr-tb"/>
    </style:style>
    <style:style style:name="P3" style:family="paragraph">
      <loext:graphic-properties draw:fill="solid" draw:fill-color="#ffff00"/>
      <style:paragraph-properties fo:text-align="start" style:writing-mode="lr-tb"/>
    </style:style>
    <style:style style:name="T1" style:family="text">
      <style:text-properties fo:color="#000000" loext:opacity="100%" style:text-outline="false" style:text-line-through-style="none" style:text-line-through-type="none" style:text-position="0% 100%" fo:font-family="'Arial Narrow'" style:font-family-generic="swiss" style:font-pitch="variable"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T2"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3"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4" style:family="text">
      <style:text-properties fo:color="#000000" loext:opacity="100%" style:text-outline="false" style:text-line-through-style="solid" style:text-line-through-type="singl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5" style:family="text">
      <style:text-properties fo:color="#000000" loext:opacity="100%" style:text-outline="false" style:text-line-through-style="none" style:text-line-through-type="none" style:text-position="0% 100%" fo:font-family="'Arial Narrow'" style:font-family-generic="swiss" style:font-pitch="variable" fo:font-size="6pt" fo:font-style="normal" fo:text-shadow="none" style:text-underline-style="none" fo:font-weight="normal" style:font-size-asian="6pt" style:font-style-asian="normal" style:font-weight-asian="normal" style:font-name-complex="Calibri" style:font-size-complex="6pt" style:font-style-complex="normal" style:font-weight-complex="normal"/>
    </style:style>
    <style:style style:name="T6" style:family="text">
      <style:text-properties fo:color="#000000" loext:opacity="100%" style:text-outline="false" style:text-line-through-style="none" style:text-line-through-type="none" style:text-position="0% 100%" fo:font-family="'Arial Narrow'" style:font-family-generic="swiss" style:font-pitch="variable"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T7" style:family="text">
      <style:text-properties fo:color="#000000" style:font-name="Arial Narrow" fo:font-size="11pt" fo:font-weight="normal" style:text-underline-style="none" style:text-underline-color="font-color" style:text-line-through-type="none" fo:font-style="normal" style:text-outline="false" fo:text-shadow="none" style:text-position="-8% 58%"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Accounts.$A$4:$Accounts.$A$30])" table:allow-empty-cell="true" table:display-list="sort-ascending" table:base-cell-address="'Check template'.I25">
          <table:error-message table:message-type="stop" table:display="true"/>
        </table:content-validation>
        <table:content-validation table:name="val2" table:condition="of:cell-content-is-in-list([$'Bank locations'.$A$2:$'Bank locations'.$A$50])" table:allow-empty-cell="true" table:display-list="unsorted" table:base-cell-address="'Check template'.I35">
          <table:error-message table:message-type="stop" table:display="true"/>
        </table:content-validation>
      </table:content-validations>
      <table:table table:name="Check template" table:style-name="ta1">
        <office:forms form:automatic-focus="false" form:apply-design-mode="false"/>
        <table:table-column table:style-name="co1" table:default-cell-style-name="ce21"/>
        <table:table-column table:style-name="co2" table:default-cell-style-name="ce21"/>
        <table:table-column table:style-name="co3" table:default-cell-style-name="ce21"/>
        <table:table-column table:style-name="co4" table:default-cell-style-name="ce21"/>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21"/>
        <table:table-column table:style-name="co4" table:default-cell-style-name="ce21"/>
        <table:table-column table:style-name="co13" table:default-cell-style-name="ce21"/>
        <table:table-column table:style-name="co14" table:default-cell-style-name="ce21"/>
        <table:table-column table:style-name="co15" table:number-columns-repeated="1009" table:default-cell-style-name="Default"/>
        <table:table-row table:style-name="ro1">
          <table:table-cell table:number-columns-repeated="1024"/>
        </table:table-row>
        <table:table-row table:style-name="ro1">
          <table:table-cell/>
          <table:table-cell table:style-name="Default"/>
          <table:table-cell table:style-name="ce44" table:formula="of:=VLOOKUP([.$I$25]; [$Accounts.$H$4:$Accounts.$N$35]; 7; 0)" office:value-type="string" office:string-value="" calcext:value-type="string" table:number-columns-spanned="3" table:number-rows-spanned="5">
            <text:p></text:p>
          </table:table-cell>
          <table:covered-table-cell table:style-name="ce7"/>
          <table:covered-table-cell table:style-name="Default"/>
          <table:table-cell table:style-name="ce65" table:formula="of:=VLOOKUP([.$I$25]; [$Accounts.$H$4:$Accounts.$N$35]; 2; 0)" office:value-type="string" office:string-value="Homer Simpson" calcext:value-type="string" table:number-columns-spanned="2" table:number-rows-spanned="1">
            <text:p>Homer Simpson</text:p>
          </table:table-cell>
          <table:covered-table-cell table:style-name="ce76"/>
          <table:table-cell table:style-name="ce76"/>
          <table:table-cell table:number-columns-repeated="6"/>
          <table:table-cell table:style-name="ce51" table:formula="of:=[.I28]" office:value-type="float" office:value="1051" calcext:value-type="float" table:number-columns-spanned="1" table:number-rows-spanned="2">
            <text:p>1051</text:p>
          </table:table-cell>
          <table:table-cell table:number-columns-repeated="1009"/>
        </table:table-row>
        <table:table-row table:style-name="ro1">
          <table:table-cell/>
          <table:table-cell table:style-name="ce7"/>
          <table:covered-table-cell table:number-columns-repeated="2" table:style-name="ce7"/>
          <table:covered-table-cell table:style-name="Default"/>
          <table:table-cell table:style-name="ce68" table:formula="of:=VLOOKUP([.$I$25]; [$Accounts.$H$4:$Accounts.$N$35]; 3; 0)" office:value-type="string" office:string-value="Marge Simpson" calcext:value-type="string" table:number-columns-spanned="2" table:number-rows-spanned="1">
            <text:p>Marge Simpson</text:p>
          </table:table-cell>
          <table:covered-table-cell table:style-name="ce72"/>
          <table:table-cell table:style-name="Default"/>
          <table:table-cell table:style-name="ce8" table:formula="of:=VLOOKUP([.$I$25]; [$Accounts.$A$4:$Accounts.$K$30]; 4; 0)" office:value-type="string" office:string-value="Sample Bank" calcext:value-type="string">
            <text:p>Sample Bank</text:p>
          </table:table-cell>
          <table:table-cell table:number-columns-repeated="5"/>
          <table:covered-table-cell table:style-name="ce52"/>
          <table:table-cell table:number-columns-repeated="1009"/>
        </table:table-row>
        <table:table-row table:style-name="ro1">
          <table:table-cell/>
          <table:table-cell table:style-name="ce7"/>
          <table:covered-table-cell table:number-columns-repeated="2" table:style-name="ce7"/>
          <table:covered-table-cell table:style-name="Default"/>
          <table:table-cell table:style-name="ce13" table:formula="of:=VLOOKUP([.$I$25]; [$Accounts.$H$4:$Accounts.$N$35]; 4; 0)" office:value-type="string" office:string-value="742 Evergreen Terrace" calcext:value-type="string" table:number-columns-spanned="2" table:number-rows-spanned="1">
            <text:p>742 Evergreen Terrace</text:p>
          </table:table-cell>
          <table:covered-table-cell table:style-name="ce76"/>
          <table:table-cell table:style-name="Default"/>
          <table:table-cell table:style-name="ce8" table:formula="of:=VLOOKUP([.$I$25]; [$Accounts.$A$4:$Accounts.$K$30]; 5; 0)" office:value-type="string" office:string-value="Sample New York" calcext:value-type="string">
            <text:p>Sample New York</text:p>
          </table:table-cell>
          <table:table-cell/>
          <table:table-cell table:style-name="ce42" table:formula="of:=CONCATENATE(LOOKUP([.I35];[$'Bank locations'.A2:$'Bank locations'.B50]);&quot;-&quot;;[$'Bank locations'.D2])" office:value-type="string" office:string-value="4-4567" calcext:value-type="string">
            <text:p>4-4567</text:p>
          </table:table-cell>
          <table:table-cell table:number-columns-repeated="1013"/>
        </table:table-row>
        <table:table-row table:style-name="ro1">
          <table:table-cell/>
          <table:table-cell table:style-name="ce7"/>
          <table:covered-table-cell table:number-columns-repeated="2" table:style-name="ce7"/>
          <table:covered-table-cell table:style-name="Default"/>
          <table:table-cell table:style-name="ce13" table:formula="of:=VLOOKUP([.$I$25]; [$Accounts.$H$4:$Accounts.$N$35]; 5; 0)" office:value-type="string" office:string-value="Springfield" calcext:value-type="string" table:number-columns-spanned="2" table:number-rows-spanned="1">
            <text:p>Springfield</text:p>
          </table:table-cell>
          <table:covered-table-cell table:style-name="ce76"/>
          <table:table-cell table:style-name="Default"/>
          <table:table-cell table:style-name="ce8" table:formula="of:=VLOOKUP([.$I$25]; [$Accounts.$A$4:$Accounts.$K$30]; 6; 0)" office:value-type="string" office:string-value="Sample.Com" calcext:value-type="string">
            <text:p>Sample.Com</text:p>
          </table:table-cell>
          <table:table-cell/>
          <table:table-cell table:style-name="ce43" table:formula="of:=[$'Bank locations'.D5]" office:value-type="float" office:value="123" calcext:value-type="float">
            <text:p>123</text:p>
          </table:table-cell>
          <table:table-cell table:number-columns-repeated="2"/>
          <table:table-cell table:style-name="ce47" table:formula="of:=IF([.I37]; &quot;&quot;; [.I26])" office:value-type="date" office:date-value="2022-06-20" calcext:value-type="date" table:number-columns-spanned="2" table:number-rows-spanned="2">
            <text:p>June 20, 2022</text:p>
          </table:table-cell>
          <table:covered-table-cell table:style-name="ce53"/>
          <table:table-cell table:number-columns-repeated="1009"/>
        </table:table-row>
        <table:table-row table:style-name="ro1">
          <table:table-cell/>
          <table:table-cell table:style-name="ce7"/>
          <table:covered-table-cell table:number-columns-repeated="2" table:style-name="ce7"/>
          <table:covered-table-cell table:style-name="Default"/>
          <table:table-cell table:style-name="ce13" table:formula="of:=VLOOKUP([.$I$25]; [$Accounts.$H$4:$Accounts.$N$35]; 6; 0)" office:value-type="string" office:string-value="USA" calcext:value-type="string" table:number-columns-spanned="2" table:number-rows-spanned="1">
            <text:p>USA</text:p>
          </table:table-cell>
          <table:covered-table-cell table:style-name="ce76"/>
          <table:table-cell table:style-name="ce76"/>
          <table:table-cell table:number-columns-repeated="3"/>
          <table:table-cell table:style-name="ce45"/>
          <table:table-cell table:style-name="ce46" office:value-type="string" calcext:value-type="string">
            <text:p><text:span text:style-name="T7">DATE</text:span></text:p>
          </table:table-cell>
          <table:covered-table-cell table:number-columns-repeated="2" table:style-name="ce117"/>
          <table:table-cell table:number-columns-repeated="1009"/>
        </table:table-row>
        <table:table-row table:style-name="ro2">
          <table:table-cell/>
          <table:table-cell table:style-name="ce5" table:number-columns-repeated="3"/>
          <table:table-cell table:style-name="ce14"/>
          <table:table-cell table:style-name="ce20" table:number-columns-repeated="3"/>
          <table:table-cell table:number-columns-repeated="1016"/>
        </table:table-row>
        <table:table-row table:style-name="ro3">
          <table:table-cell/>
          <table:table-cell table:style-name="ce5" table:number-columns-repeated="3"/>
          <table:table-cell table:style-name="ce14"/>
          <table:table-cell table:style-name="Default" table:number-columns-repeated="2"/>
          <table:table-cell table:style-name="ce61"/>
          <table:table-cell table:style-name="ce79" table:number-columns-repeated="2"/>
          <table:table-cell table:style-name="ce103" table:number-columns-repeated="3"/>
          <table:table-cell table:number-columns-repeated="3"/>
          <table:table-cell table:style-name="ce44"/>
          <table:table-cell table:number-columns-repeated="1007"/>
        </table:table-row>
        <table:table-row table:style-name="ro3">
          <table:table-cell>
            <draw:custom-shape draw:z-index="0" draw:name="TextBox 2" draw:style-name="gr1" draw:text-style-name="P2" svg:width="0.6902in" svg:height="0.3752in" svg:x="0.0669in" svg:y="0.0437in">
              <text:p text:style-name="P1"><text:span text:style-name="T1">PAY TO THE</text:span></text:p>
              <text:p text:style-name="P1"><text:span text:style-name="T1">ORDER OF</text:span></text:p>
              <text:p text:style-name="P1"><text:span text:style-name="T1"/></text:p>
              <draw:enhanced-geometry svg:viewBox="0 0 21600 21600" draw:type="mso-spt202" draw:enhanced-path="M 0 0 L 21600 0 21600 21600 0 21600 0 0 Z N"/>
            </draw:custom-shape>
          </table:table-cell>
          <table:table-cell table:style-name="ce5" table:number-columns-repeated="3"/>
          <table:table-cell table:style-name="ce15"/>
          <table:table-cell table:style-name="ce61" table:number-columns-repeated="3"/>
          <table:table-cell table:style-name="ce79" table:number-columns-repeated="2"/>
          <table:table-cell table:style-name="ce3" table:number-columns-repeated="3"/>
          <table:table-cell table:style-name="ce49" office:value-type="string" calcext:value-type="string" table:number-columns-spanned="1" table:number-rows-spanned="2">
            <text:p>$</text:p>
          </table:table-cell>
          <table:table-cell table:style-name="ce54" table:formula="of:=IF([.I37]; &quot;&quot;; [.I32])" office:value-type="float" office:value="0" calcext:value-type="float" table:number-columns-spanned="1" table:number-rows-spanned="2">
            <text:p>0.00</text:p>
          </table:table-cell>
          <table:table-cell table:number-columns-repeated="1009"/>
        </table:table-row>
        <table:table-row table:style-name="ro4">
          <table:table-cell/>
          <table:table-cell table:style-name="ce6" table:number-columns-repeated="3"/>
          <table:table-cell table:style-name="ce6" table:formula="of:=IF(AND(NOT(ISBLANK([.$I$31]));NOT(ISBLANK([.$I$30])));[.$I$29];&quot;&quot;)">
            <text:p/>
          </table:table-cell>
          <table:table-cell table:style-name="ce71" table:number-columns-repeated="8"/>
          <table:covered-table-cell table:style-name="ce50"/>
          <table:covered-table-cell table:style-name="ce55"/>
          <table:table-cell table:number-columns-repeated="1009"/>
        </table:table-row>
        <table:table-row table:style-name="ro5">
          <table:table-cell table:number-columns-repeated="1024"/>
        </table:table-row>
        <table:table-row table:style-name="ro6">
          <table:table-cell/>
          <table:table-cell table:style-name="ce18" table:formula="of:=IF([.I37];&quot;&quot;; IF([.I36];CONCATENATE([$SpellNumber.B12];&quot;   &quot;;REPT(&quot;–&quot;;1000));[$SpellNumber.B12]))" office:value-type="string" office:string-value="Dollars and Zero Cents   ––––––––––––––––––––––––––––––––––––––––––––––––––––––––––––––––––––––––––––––––––––––––––––––––––––––––––––––––––––––––––––––––––––––––––––––––––––––––––––––––––––––––––––––––––––––––––––––––––––––––––––––––––––––––––––––––––––––––––––––––––––––––––––––––––––––––––––––––––––––––––––––––––––––––––––––––––––––––––––––––––––––––––––––––––––––––––––––––––––––––––––––––––––––––––––––––––––––––––––––––––––––––––––––––––––––––––––––––––––––––––––––––––––––––––––––––––––––––––––––––––––––––––––––––––––––––––––––––––––––––––––––––––––––––––––––––––––––––––––––––––––––––––––––––––––––––––––––––––––––––––––––––––––––––––––––––––––––––––––––––––––––––––––––––––––––––––––––––––––––––––––––––––––––––––––––––––––––––––––––––––––––––––––––––––––––––––––––––––––––––––––––––––––––––––––––––––––––––––––––––––––––––––––––––––––––––––––––––––––––––––––––––––––––––––––––––––––––––––––––––––––––––––––––––––––––––––––––––––––––––––––––––––––––––––––––––––––––––––––––––––––––––––––––––––––––––––––––––––––––––" calcext:value-type="string" table:number-columns-spanned="13" table:number-rows-spanned="1">
            <text:p>Dollars and Zero Cents <text:s text:c="2"/>––––––––––––––––––––––––––––––––––––––––––––––––––––––––––––––––––––––––––––––––––––––––––––––––––––––––––––––––––––––––––––––––––––––––––––––––––––––––––––––––––––––––––––––––––––––––––––––––––––––––––––––––––––––––––––––––––––––––––––––––––––––––––––––––––––––––––––––––––––––––––––––––––––––––––––––––––––––––––––––––––––––––––––––––––––––––––––––––––––––––––––––––––––––––––––––––––––––––––––––––––––––––––––––––––––––––––––––––––––––––––––––––––––––––––––––––––––––––––––––––––––––––––––––––––––––––––––––––––––––––––––––––––––––––––––––––––––––––––––––––––––––––––––––––––––––––––––––––––––––––––––––––––––––––––––––––––––––––––––––––––––––––––––––––––––––––––––––––––––––––––––––––––––––––––––––––––––––––––––––––––––––––––––––––––––––––––––––––––––––––––––––––––––––––––––––––––––––––––––––––––––––––––––––––––––––––––––––––––––––––––––––––––––––––––––––––––––––––––––––––––––––––––––––––––––––––––––––––––––––––––––––––––––––––––––––––––––––––––––––––––––––––––––––––––––––––––––––––––––––––</text:p>
          </table:table-cell>
          <table:covered-table-cell table:number-columns-repeated="12" table:style-name="ce18"/>
          <table:table-cell table:style-name="ce56" office:value-type="string" calcext:value-type="string">
            <text:p><text:span text:style-name="T7">DOLLARS</text:span></text:p>
          </table:table-cell>
          <table:table-cell table:number-columns-repeated="1009"/>
        </table:table-row>
        <table:table-row table:style-name="ro2">
          <table:table-cell table:number-columns-repeated="5"/>
          <table:table-cell table:style-name="Default" table:number-columns-repeated="2"/>
          <table:table-cell table:style-name="ce61"/>
          <table:table-cell table:style-name="ce79" table:number-columns-repeated="2"/>
          <table:table-cell table:style-name="ce103" table:number-columns-repeated="3"/>
          <table:table-cell table:number-columns-repeated="1011"/>
        </table:table-row>
        <table:table-row table:style-name="ro7">
          <table:table-cell table:style-name="ce3"/>
          <table:table-cell table:style-name="ce8" table:number-columns-repeated="3"/>
          <table:table-cell table:style-name="ce61" table:formula="of:=IF(AND(NOT(ISBLANK([.$I$31]));NOT(ISBLANK([.$I$30])));[.$I$29];&quot;&quot;)">
            <text:p/>
          </table:table-cell>
          <table:table-cell table:style-name="Default" table:number-columns-repeated="2"/>
          <table:table-cell table:style-name="ce61"/>
          <table:table-cell table:style-name="ce79" table:number-columns-repeated="2"/>
          <table:table-cell table:style-name="ce3" table:number-columns-repeated="3"/>
          <table:table-cell table:style-name="ce76"/>
          <table:table-cell table:style-name="ce3" table:number-columns-repeated="1010"/>
        </table:table-row>
        <table:table-row table:style-name="ro7">
          <table:table-cell table:style-name="ce3"/>
          <table:table-cell table:style-name="ce8" table:number-columns-repeated="3"/>
          <table:table-cell table:style-name="ce61" table:formula="of:=IF(ISBLANK([.$I$31]);IF(ISBLANK([.$I$30]);&quot;&quot;;[.$I$29]);IF(ISBLANK([.$I$30]);IF(ISBLANK([.$I$29]);&quot;&quot;;[.$I$29]);[.$I$30]))">
            <text:p/>
          </table:table-cell>
          <table:table-cell table:style-name="Default" table:number-columns-repeated="2"/>
          <table:table-cell table:style-name="ce64" table:number-columns-repeated="6"/>
          <table:table-cell table:style-name="ce76"/>
          <table:table-cell table:style-name="ce3" table:number-columns-repeated="1010"/>
        </table:table-row>
        <table:table-row table:style-name="ro7">
          <table:table-cell table:style-name="ce3"/>
          <table:table-cell table:style-name="ce8" table:number-columns-repeated="3"/>
          <table:table-cell table:style-name="ce64" table:formula="of:=IF([.$I$31]=&quot;&quot;;IF([.$I$30]=&quot;&quot;;IF([.$I$29]=&quot;&quot;;&quot;&quot;;[.$I$29]);[.$I$30]);[.$I$31])">
            <text:p/>
          </table:table-cell>
          <table:table-cell table:style-name="ce76" table:number-columns-repeated="9"/>
          <table:table-cell table:style-name="ce3" table:number-columns-repeated="1010"/>
        </table:table-row>
        <table:table-row table:style-name="ro2">
          <table:table-cell table:number-columns-repeated="1024"/>
        </table:table-row>
        <table:table-row table:style-name="ro8">
          <table:table-cell/>
          <table:table-cell table:style-name="ce9" office:value-type="string" calcext:value-type="string">
            <text:p><text:span text:style-name="T7">MEMO</text:span></text:p>
          </table:table-cell>
          <table:table-cell table:style-name="ce9"/>
          <table:table-cell table:style-name="ce18" table:formula="of:=IF(ISBLANK([.I27]);&quot;&quot;;[.I27])" table:number-columns-spanned="3" table:number-rows-spanned="1">
            <text:p/>
          </table:table-cell>
          <table:covered-table-cell table:number-columns-repeated="2" table:style-name="ce18"/>
          <table:table-cell table:style-name="ce75" table:number-columns-repeated="2"/>
          <table:table-cell/>
          <table:table-cell table:style-name="ce91"/>
          <table:table-cell table:style-name="ce6" table:number-columns-repeated="5"/>
          <table:table-cell table:number-columns-repeated="1009"/>
        </table:table-row>
        <table:table-row table:style-name="ro9">
          <table:table-cell table:number-columns-repeated="11"/>
          <table:table-cell table:style-name="Default"/>
          <table:table-cell table:style-name="ce106" office:value-type="string" calcext:value-type="string">
            <text:p>Authorized Signature</text:p>
          </table:table-cell>
          <table:table-cell table:number-columns-repeated="1011"/>
        </table:table-row>
        <table:table-row table:style-name="ro10">
          <table:table-cell/>
          <table:table-cell table:style-name="ce10" table:number-columns-repeated="2"/>
          <table:table-cell table:style-name="ce11"/>
          <table:table-cell table:style-name="ce17" table:formula="of:=CONCATENATE(&quot;c&quot;;TEXT([.I28];&quot;000000&quot;);&quot;c a&quot;;[.I33];&quot;a &quot;;[.I34];&quot;c &quot;)" office:value-type="string" office:string-value="c001051c a0123456789a 0246813579c " calcext:value-type="string">
            <text:p>c001051c a0123456789a 0246813579c </text:p>
          </table:table-cell>
          <table:table-cell table:style-name="ce11" table:number-columns-repeated="3"/>
          <table:table-cell/>
          <table:table-cell table:style-name="ce33" table:number-columns-repeated="2"/>
          <table:table-cell table:number-columns-repeated="1013"/>
        </table:table-row>
        <table:table-row table:style-name="ro11" table:number-rows-repeated="4">
          <table:table-cell table:number-columns-repeated="1024"/>
        </table:table-row>
        <table:table-row table:style-name="ro12">
          <table:table-cell/>
          <table:table-cell table:style-name="ce31" table:number-columns-repeated="4"/>
          <table:table-cell table:style-name="ce77" table:number-columns-repeated="2"/>
          <table:table-cell table:style-name="ce82" office:value-type="string" calcext:value-type="string">
            <text:p>Bank:</text:p>
          </table:table-cell>
          <table:table-cell table:style-name="ce87" table:content-validation-name="val1" office:value-type="string" calcext:value-type="string" table:number-columns-spanned="7" table:number-rows-spanned="1">
            <text:p>Sample Account</text:p>
          </table:table-cell>
          <table:covered-table-cell table:number-columns-repeated="6" table:style-name="ce99"/>
          <table:table-cell table:number-columns-repeated="1009"/>
        </table:table-row>
        <table:table-row table:style-name="ro12">
          <table:table-cell/>
          <table:table-cell table:style-name="ce31" table:number-columns-repeated="4"/>
          <table:table-cell table:style-name="ce77" table:number-columns-repeated="2"/>
          <table:table-cell table:style-name="ce82" office:value-type="string" calcext:value-type="string">
            <text:p>Date</text:p>
          </table:table-cell>
          <table:table-cell table:style-name="ce87" table:formula="of:=TODAY()" office:value-type="date" office:date-value="2022-06-20" calcext:value-type="date" table:number-columns-spanned="7" table:number-rows-spanned="1">
            <text:p>June 20, 2022</text:p>
          </table:table-cell>
          <table:covered-table-cell table:number-columns-repeated="6" table:style-name="ce99"/>
          <table:table-cell table:number-columns-repeated="1009"/>
        </table:table-row>
        <table:table-row table:style-name="ro12">
          <table:table-cell/>
          <table:table-cell table:style-name="ce31" table:number-columns-repeated="4"/>
          <table:table-cell table:style-name="ce77" table:number-columns-repeated="2"/>
          <table:table-cell table:style-name="ce82" office:value-type="string" calcext:value-type="string">
            <text:p>Memo:</text:p>
          </table:table-cell>
          <table:table-cell table:style-name="ce88" table:number-columns-spanned="7" table:number-rows-spanned="1"/>
          <table:covered-table-cell table:number-columns-repeated="6" table:style-name="ce100"/>
          <table:table-cell table:number-columns-repeated="1009"/>
        </table:table-row>
        <table:table-row table:style-name="ro12">
          <table:table-cell/>
          <table:table-cell table:style-name="ce31" table:number-columns-repeated="4"/>
          <table:table-cell table:style-name="ce77" table:number-columns-repeated="2"/>
          <table:table-cell table:style-name="ce82" office:value-type="string" calcext:value-type="string">
            <text:p>Check number:</text:p>
          </table:table-cell>
          <table:table-cell table:style-name="ce89" office:value-type="float" office:value="1051" calcext:value-type="float" table:number-columns-spanned="7" table:number-rows-spanned="1">
            <text:p>1051</text:p>
          </table:table-cell>
          <table:covered-table-cell table:number-columns-repeated="6" table:style-name="ce101"/>
          <table:table-cell table:number-columns-repeated="1009"/>
        </table:table-row>
        <table:table-row table:style-name="ro12">
          <table:table-cell/>
          <table:table-cell table:style-name="ce31" table:number-columns-repeated="4"/>
          <table:table-cell table:style-name="ce77" table:number-columns-repeated="2"/>
          <table:table-cell table:style-name="ce82" office:value-type="string" calcext:value-type="string">
            <text:p>Pay to the order of:</text:p>
          </table:table-cell>
          <table:table-cell table:style-name="ce88" table:number-columns-spanned="7" table:number-rows-spanned="1"/>
          <table:covered-table-cell table:number-columns-repeated="6" table:style-name="ce100"/>
          <table:table-cell table:number-columns-repeated="1009"/>
        </table:table-row>
        <table:table-row table:style-name="ro12">
          <table:table-cell/>
          <table:table-cell table:style-name="ce31" table:number-columns-repeated="4"/>
          <table:table-cell table:style-name="ce77" table:number-columns-repeated="2"/>
          <table:table-cell table:style-name="ce82" office:value-type="string" calcext:value-type="string">
            <text:p>Pay to the order of (address line 1, optional):</text:p>
          </table:table-cell>
          <table:table-cell table:style-name="ce90" table:number-columns-spanned="7" table:number-rows-spanned="1"/>
          <table:covered-table-cell table:number-columns-repeated="6" table:style-name="ce102"/>
          <table:table-cell table:style-name="ce118"/>
          <table:table-cell table:number-columns-repeated="1008"/>
        </table:table-row>
        <table:table-row table:style-name="ro12">
          <table:table-cell/>
          <table:table-cell table:style-name="ce31" table:number-columns-repeated="4"/>
          <table:table-cell table:style-name="ce77" table:number-columns-repeated="2"/>
          <table:table-cell table:style-name="ce82" office:value-type="string" calcext:value-type="string">
            <text:p>Pay to the order of (address line 2, optional):</text:p>
          </table:table-cell>
          <table:table-cell table:style-name="ce90" table:number-columns-spanned="7" table:number-rows-spanned="1"/>
          <table:covered-table-cell table:number-columns-repeated="6" table:style-name="ce102"/>
          <table:table-cell table:number-columns-repeated="1009"/>
        </table:table-row>
        <table:table-row table:style-name="ro12">
          <table:table-cell/>
          <table:table-cell table:style-name="ce31" table:number-columns-repeated="4"/>
          <table:table-cell table:style-name="ce77" table:number-columns-repeated="2"/>
          <table:table-cell table:style-name="ce82" office:value-type="string" calcext:value-type="string">
            <text:p>Amount:</text:p>
          </table:table-cell>
          <table:table-cell table:style-name="ce92" table:number-columns-spanned="7" table:number-rows-spanned="1"/>
          <table:covered-table-cell table:number-columns-repeated="6" table:style-name="ce104"/>
          <table:table-cell table:number-columns-repeated="1009"/>
        </table:table-row>
        <table:table-row table:style-name="ro12">
          <table:table-cell/>
          <table:table-cell table:style-name="ce31" table:number-columns-repeated="4"/>
          <table:table-cell table:style-name="ce77" table:number-columns-repeated="2"/>
          <table:table-cell table:style-name="ce82" office:value-type="string" calcext:value-type="string">
            <text:p>Routing number:</text:p>
          </table:table-cell>
          <table:table-cell table:style-name="ce93" table:formula="of:=VLOOKUP([.$I$25]; [$Accounts.$A$4:$Accounts.$K$30]; 2; 0)" office:value-type="string" office:string-value="0123456789" calcext:value-type="string" table:number-columns-spanned="7" table:number-rows-spanned="1">
            <text:p>0123456789</text:p>
          </table:table-cell>
          <table:covered-table-cell table:number-columns-repeated="6" table:style-name="ce105"/>
          <table:table-cell table:number-columns-repeated="1009"/>
        </table:table-row>
        <table:table-row table:style-name="ro12">
          <table:table-cell/>
          <table:table-cell table:style-name="ce31" table:number-columns-repeated="4"/>
          <table:table-cell table:style-name="ce77" table:number-columns-repeated="2"/>
          <table:table-cell table:style-name="ce82" office:value-type="string" calcext:value-type="string">
            <text:p>Account number:</text:p>
          </table:table-cell>
          <table:table-cell table:style-name="ce93" table:formula="of:=VLOOKUP([.$I$25]; [$Accounts.$A$4:$Accounts.$K$30]; 3; 0)" office:value-type="string" office:string-value="0246813579" calcext:value-type="string" table:number-columns-spanned="7" table:number-rows-spanned="1">
            <text:p>0246813579</text:p>
          </table:table-cell>
          <table:covered-table-cell table:number-columns-repeated="6" table:style-name="ce105"/>
          <table:table-cell table:number-columns-repeated="1009"/>
        </table:table-row>
        <table:table-row table:style-name="ro12">
          <table:table-cell/>
          <table:table-cell table:style-name="ce31" table:number-columns-repeated="4"/>
          <table:table-cell table:style-name="ce77" table:number-columns-repeated="2"/>
          <table:table-cell table:style-name="ce82" office:value-type="string" calcext:value-type="string">
            <text:p>Bank location:</text:p>
          </table:table-cell>
          <table:table-cell table:style-name="ce94" table:content-validation-name="val2" office:value-type="string" calcext:value-type="string" table:number-columns-spanned="7" table:number-rows-spanned="1">
            <text:p>St. Louis</text:p>
          </table:table-cell>
          <table:covered-table-cell table:number-columns-repeated="3" table:style-name="ce107"/>
          <table:covered-table-cell table:number-columns-repeated="3" table:style-name="ce102"/>
          <table:table-cell table:number-columns-repeated="1009"/>
        </table:table-row>
        <table:table-row table:style-name="ro12">
          <table:table-cell/>
          <table:table-cell table:style-name="ce31" table:number-columns-repeated="4"/>
          <table:table-cell table:style-name="ce77" table:number-columns-repeated="2"/>
          <table:table-cell table:style-name="ce83" office:value-type="string" calcext:value-type="string">
            <text:p>Add horizontal character after amount:</text:p>
          </table:table-cell>
          <table:table-cell table:style-name="ce95" office:value-type="float" office:value="1" calcext:value-type="float" table:number-columns-spanned="7" table:number-rows-spanned="1">
            <text:p>1</text:p>
          </table:table-cell>
          <table:covered-table-cell table:number-columns-repeated="6" table:style-name="ce108"/>
          <table:table-cell table:number-columns-repeated="1009"/>
        </table:table-row>
        <table:table-row table:style-name="ro12">
          <table:table-cell/>
          <table:table-cell table:style-name="ce31" table:number-columns-repeated="6"/>
          <table:table-cell table:style-name="ce83" office:value-type="string" calcext:value-type="string">
            <text:p>Blank Check:</text:p>
          </table:table-cell>
          <table:table-cell table:style-name="ce96" office:value-type="float" office:value="0" calcext:value-type="float" table:number-columns-spanned="7" table:number-rows-spanned="1">
            <text:p>0</text:p>
          </table:table-cell>
          <table:covered-table-cell table:number-columns-repeated="6" table:style-name="ce31"/>
          <table:table-cell table:number-columns-repeated="1009"/>
        </table:table-row>
        <table:table-row table:style-name="ro12" table:number-rows-repeated="1048538">
          <table:table-cell table:number-columns-repeated="1024"/>
        </table:table-row>
        <table:table-row table:style-name="ro12">
          <table:table-cell table:number-columns-repeated="1024"/>
        </table:table-row>
      </table:table>
      <table:table table:name="Bank locations" table:style-name="ta2">
        <table:table-column table:style-name="co16" table:default-cell-style-name="ce21"/>
        <table:table-column table:style-name="co15" table:number-columns-repeated="63" table:default-cell-style-name="Default"/>
        <table:table-row table:style-name="ro13">
          <table:table-cell table:style-name="ce148" office:value-type="string" calcext:value-type="string">
            <text:p>Location</text:p>
          </table:table-cell>
          <table:table-cell table:style-name="ce148" office:value-type="string" calcext:value-type="string">
            <text:p>Number</text:p>
          </table:table-cell>
          <table:table-cell/>
          <table:table-cell table:style-name="ce148" office:value-type="string" calcext:value-type="string">
            <text:p>Top fractional routing number</text:p>
          </table:table-cell>
          <table:table-cell table:number-columns-repeated="60"/>
        </table:table-row>
        <table:table-row table:style-name="ro13">
          <table:table-cell table:style-name="ce149" office:value-type="string" calcext:value-type="string">
            <text:p>Albany</text:p>
          </table:table-cell>
          <table:table-cell table:style-name="ce149" office:value-type="float" office:value="29" calcext:value-type="float">
            <text:p>29</text:p>
          </table:table-cell>
          <table:table-cell/>
          <table:table-cell table:style-name="ce150" table:formula="of:=VALUE(MID([$'Check template'.I33];5;4))" office:value-type="float" office:value="4567" calcext:value-type="float">
            <text:p>4567</text:p>
          </table:table-cell>
          <table:table-cell table:number-columns-repeated="60"/>
        </table:table-row>
        <table:table-row table:style-name="ro13">
          <table:table-cell table:style-name="ce149" office:value-type="string" calcext:value-type="string">
            <text:p>Baltimore</text:p>
          </table:table-cell>
          <table:table-cell table:style-name="ce149" office:value-type="float" office:value="7" calcext:value-type="float">
            <text:p>7</text:p>
          </table:table-cell>
          <table:table-cell/>
          <table:table-cell table:style-name="ce151"/>
          <table:table-cell table:number-columns-repeated="60"/>
        </table:table-row>
        <table:table-row table:style-name="ro13">
          <table:table-cell table:style-name="ce149" office:value-type="string" calcext:value-type="string">
            <text:p>Boston</text:p>
          </table:table-cell>
          <table:table-cell table:style-name="ce149" office:value-type="float" office:value="5" calcext:value-type="float">
            <text:p>5</text:p>
          </table:table-cell>
          <table:table-cell/>
          <table:table-cell table:style-name="ce152" office:value-type="string" calcext:value-type="string">
            <text:p>Bottom of the fractional routing number</text:p>
          </table:table-cell>
          <table:table-cell table:number-columns-repeated="60"/>
        </table:table-row>
        <table:table-row table:style-name="ro13">
          <table:table-cell table:style-name="ce149" office:value-type="string" calcext:value-type="string">
            <text:p>Buffalo</text:p>
          </table:table-cell>
          <table:table-cell table:style-name="ce149" office:value-type="float" office:value="10" calcext:value-type="float">
            <text:p>10</text:p>
          </table:table-cell>
          <table:table-cell/>
          <table:table-cell table:style-name="ce150" table:formula="of:=VALUE(MID([$'Check template'.I33];1;4))" office:value-type="float" office:value="123" calcext:value-type="float">
            <text:p>123</text:p>
          </table:table-cell>
          <table:table-cell table:number-columns-repeated="60"/>
        </table:table-row>
        <table:table-row table:style-name="ro13">
          <table:table-cell table:style-name="ce149" office:value-type="string" calcext:value-type="string">
            <text:p>Cedar Rapids</text:p>
          </table:table-cell>
          <table:table-cell table:style-name="ce149" office:value-type="float" office:value="47" calcext:value-type="float">
            <text:p>47</text:p>
          </table:table-cell>
          <table:table-cell table:number-columns-repeated="62"/>
        </table:table-row>
        <table:table-row table:style-name="ro13">
          <table:table-cell table:style-name="ce149" office:value-type="string" calcext:value-type="string">
            <text:p>Chicago</text:p>
          </table:table-cell>
          <table:table-cell table:style-name="ce149" office:value-type="float" office:value="2" calcext:value-type="float">
            <text:p>2</text:p>
          </table:table-cell>
          <table:table-cell table:number-columns-repeated="62"/>
        </table:table-row>
        <table:table-row table:style-name="ro13">
          <table:table-cell table:style-name="ce149" office:value-type="string" calcext:value-type="string">
            <text:p>Cincinnati</text:p>
          </table:table-cell>
          <table:table-cell table:style-name="ce149" office:value-type="float" office:value="13" calcext:value-type="float">
            <text:p>13</text:p>
          </table:table-cell>
          <table:table-cell table:number-columns-repeated="62"/>
        </table:table-row>
        <table:table-row table:style-name="ro13">
          <table:table-cell table:style-name="ce149" office:value-type="string" calcext:value-type="string">
            <text:p>Cleveland</text:p>
          </table:table-cell>
          <table:table-cell table:style-name="ce149" office:value-type="float" office:value="6" calcext:value-type="float">
            <text:p>6</text:p>
          </table:table-cell>
          <table:table-cell table:number-columns-repeated="62"/>
        </table:table-row>
        <table:table-row table:style-name="ro13">
          <table:table-cell table:style-name="ce149" office:value-type="string" calcext:value-type="string">
            <text:p>Columbus</text:p>
          </table:table-cell>
          <table:table-cell table:style-name="ce149" office:value-type="float" office:value="25" calcext:value-type="float">
            <text:p>25</text:p>
          </table:table-cell>
          <table:table-cell table:number-columns-repeated="62"/>
        </table:table-row>
        <table:table-row table:style-name="ro13">
          <table:table-cell table:style-name="ce149" office:value-type="string" calcext:value-type="string">
            <text:p>Dallas</text:p>
          </table:table-cell>
          <table:table-cell table:style-name="ce149" office:value-type="float" office:value="32" calcext:value-type="float">
            <text:p>32</text:p>
          </table:table-cell>
          <table:table-cell table:number-columns-repeated="62"/>
        </table:table-row>
        <table:table-row table:style-name="ro13">
          <table:table-cell table:style-name="ce149" office:value-type="string" calcext:value-type="string">
            <text:p>Denver</text:p>
          </table:table-cell>
          <table:table-cell table:style-name="ce149" office:value-type="float" office:value="23" calcext:value-type="float">
            <text:p>23</text:p>
          </table:table-cell>
          <table:table-cell table:number-columns-repeated="62"/>
        </table:table-row>
        <table:table-row table:style-name="ro13">
          <table:table-cell table:style-name="ce149" office:value-type="string" calcext:value-type="string">
            <text:p>Des Moines</text:p>
          </table:table-cell>
          <table:table-cell table:style-name="ce149" office:value-type="float" office:value="33" calcext:value-type="float">
            <text:p>33</text:p>
          </table:table-cell>
          <table:table-cell table:number-columns-repeated="62"/>
        </table:table-row>
        <table:table-row table:style-name="ro13">
          <table:table-cell table:style-name="ce149" office:value-type="string" calcext:value-type="string">
            <text:p>Detroit</text:p>
          </table:table-cell>
          <table:table-cell table:style-name="ce149" office:value-type="float" office:value="9" calcext:value-type="float">
            <text:p>9</text:p>
          </table:table-cell>
          <table:table-cell table:number-columns-repeated="62"/>
        </table:table-row>
        <table:table-row table:style-name="ro13">
          <table:table-cell table:style-name="ce149" office:value-type="string" calcext:value-type="string">
            <text:p>Dubuque</text:p>
          </table:table-cell>
          <table:table-cell table:style-name="ce149" office:value-type="float" office:value="45" calcext:value-type="float">
            <text:p>45</text:p>
          </table:table-cell>
          <table:table-cell table:number-columns-repeated="62"/>
        </table:table-row>
        <table:table-row table:style-name="ro13">
          <table:table-cell table:style-name="ce149" office:value-type="string" calcext:value-type="string">
            <text:p>Fort Worth</text:p>
          </table:table-cell>
          <table:table-cell table:style-name="ce149" office:value-type="float" office:value="37" calcext:value-type="float">
            <text:p>37</text:p>
          </table:table-cell>
          <table:table-cell table:number-columns-repeated="62"/>
        </table:table-row>
        <table:table-row table:style-name="ro13">
          <table:table-cell table:style-name="ce149" office:value-type="string" calcext:value-type="string">
            <text:p>Galveston</text:p>
          </table:table-cell>
          <table:table-cell table:style-name="ce149" office:value-type="float" office:value="46" calcext:value-type="float">
            <text:p>46</text:p>
          </table:table-cell>
          <table:table-cell table:number-columns-repeated="62"/>
        </table:table-row>
        <table:table-row table:style-name="ro13">
          <table:table-cell table:style-name="ce149" office:value-type="string" calcext:value-type="string">
            <text:p>Houston</text:p>
          </table:table-cell>
          <table:table-cell table:style-name="ce149" office:value-type="float" office:value="35" calcext:value-type="float">
            <text:p>35</text:p>
          </table:table-cell>
          <table:table-cell table:number-columns-repeated="62"/>
        </table:table-row>
        <table:table-row table:style-name="ro13">
          <table:table-cell table:style-name="ce149" office:value-type="string" calcext:value-type="string">
            <text:p>Indianapolis</text:p>
          </table:table-cell>
          <table:table-cell table:style-name="ce149" office:value-type="float" office:value="20" calcext:value-type="float">
            <text:p>20</text:p>
          </table:table-cell>
          <table:table-cell table:number-columns-repeated="62"/>
        </table:table-row>
        <table:table-row table:style-name="ro13">
          <table:table-cell table:style-name="ce149" office:value-type="string" calcext:value-type="string">
            <text:p>Kansas City</text:p>
          </table:table-cell>
          <table:table-cell table:style-name="ce149" office:value-type="float" office:value="18" calcext:value-type="float">
            <text:p>18</text:p>
          </table:table-cell>
          <table:table-cell table:number-columns-repeated="62"/>
        </table:table-row>
        <table:table-row table:style-name="ro13">
          <table:table-cell table:style-name="ce149" office:value-type="string" calcext:value-type="string">
            <text:p>Lincoln</text:p>
          </table:table-cell>
          <table:table-cell table:style-name="ce149" office:value-type="float" office:value="43" calcext:value-type="float">
            <text:p>43</text:p>
          </table:table-cell>
          <table:table-cell table:number-columns-repeated="62"/>
        </table:table-row>
        <table:table-row table:style-name="ro13">
          <table:table-cell table:style-name="ce149" office:value-type="string" calcext:value-type="string">
            <text:p>Los Angeles</text:p>
          </table:table-cell>
          <table:table-cell table:style-name="ce149" office:value-type="float" office:value="16" calcext:value-type="float">
            <text:p>16</text:p>
          </table:table-cell>
          <table:table-cell table:number-columns-repeated="62"/>
        </table:table-row>
        <table:table-row table:style-name="ro13">
          <table:table-cell table:style-name="ce149" office:value-type="string" calcext:value-type="string">
            <text:p>Louisville</text:p>
          </table:table-cell>
          <table:table-cell table:style-name="ce149" office:value-type="float" office:value="21" calcext:value-type="float">
            <text:p>21</text:p>
          </table:table-cell>
          <table:table-cell table:number-columns-repeated="62"/>
        </table:table-row>
        <table:table-row table:style-name="ro13">
          <table:table-cell table:style-name="ce149" office:value-type="string" calcext:value-type="string">
            <text:p>Memphis</text:p>
          </table:table-cell>
          <table:table-cell table:style-name="ce149" office:value-type="float" office:value="26" calcext:value-type="float">
            <text:p>26</text:p>
          </table:table-cell>
          <table:table-cell table:number-columns-repeated="62"/>
        </table:table-row>
        <table:table-row table:style-name="ro13">
          <table:table-cell table:style-name="ce149" office:value-type="string" calcext:value-type="string">
            <text:p>Milwaukee</text:p>
          </table:table-cell>
          <table:table-cell table:style-name="ce149" office:value-type="float" office:value="12" calcext:value-type="float">
            <text:p>12</text:p>
          </table:table-cell>
          <table:table-cell table:number-columns-repeated="62"/>
        </table:table-row>
        <table:table-row table:style-name="ro13">
          <table:table-cell table:style-name="ce149" office:value-type="string" calcext:value-type="string">
            <text:p>Minneapolis</text:p>
          </table:table-cell>
          <table:table-cell table:style-name="ce149" office:value-type="float" office:value="17" calcext:value-type="float">
            <text:p>17</text:p>
          </table:table-cell>
          <table:table-cell table:number-columns-repeated="62"/>
        </table:table-row>
        <table:table-row table:style-name="ro13">
          <table:table-cell table:style-name="ce149" office:value-type="string" calcext:value-type="string">
            <text:p>Muskogee</text:p>
          </table:table-cell>
          <table:table-cell table:style-name="ce149" office:value-type="float" office:value="49" calcext:value-type="float">
            <text:p>49</text:p>
          </table:table-cell>
          <table:table-cell table:number-columns-repeated="62"/>
        </table:table-row>
        <table:table-row table:style-name="ro13">
          <table:table-cell table:style-name="ce149" office:value-type="string" calcext:value-type="string">
            <text:p>New Orleans</text:p>
          </table:table-cell>
          <table:table-cell table:style-name="ce149" office:value-type="float" office:value="14" calcext:value-type="float">
            <text:p>14</text:p>
          </table:table-cell>
          <table:table-cell table:number-columns-repeated="62"/>
        </table:table-row>
        <table:table-row table:style-name="ro13">
          <table:table-cell table:style-name="ce149" office:value-type="string" calcext:value-type="string">
            <text:p>New York</text:p>
          </table:table-cell>
          <table:table-cell table:style-name="ce149" office:value-type="float" office:value="1" calcext:value-type="float">
            <text:p>1</text:p>
          </table:table-cell>
          <table:table-cell table:number-columns-repeated="62"/>
        </table:table-row>
        <table:table-row table:style-name="ro13">
          <table:table-cell table:style-name="ce149" office:value-type="string" calcext:value-type="string">
            <text:p>Oklahoma City</text:p>
          </table:table-cell>
          <table:table-cell table:style-name="ce149" office:value-type="float" office:value="39" calcext:value-type="float">
            <text:p>39</text:p>
          </table:table-cell>
          <table:table-cell table:number-columns-repeated="62"/>
        </table:table-row>
        <table:table-row table:style-name="ro13">
          <table:table-cell table:style-name="ce149" office:value-type="string" calcext:value-type="string">
            <text:p>Omaha</text:p>
          </table:table-cell>
          <table:table-cell table:style-name="ce149" office:value-type="float" office:value="27" calcext:value-type="float">
            <text:p>27</text:p>
          </table:table-cell>
          <table:table-cell table:number-columns-repeated="62"/>
        </table:table-row>
        <table:table-row table:style-name="ro13">
          <table:table-cell table:style-name="ce149" office:value-type="string" calcext:value-type="string">
            <text:p>Philadelphia</text:p>
          </table:table-cell>
          <table:table-cell table:style-name="ce149" office:value-type="float" office:value="3" calcext:value-type="float">
            <text:p>3</text:p>
          </table:table-cell>
          <table:table-cell table:number-columns-repeated="62"/>
        </table:table-row>
        <table:table-row table:style-name="ro13">
          <table:table-cell table:style-name="ce149" office:value-type="string" calcext:value-type="string">
            <text:p>Pittsburgh</text:p>
          </table:table-cell>
          <table:table-cell table:style-name="ce149" office:value-type="float" office:value="8" calcext:value-type="float">
            <text:p>8</text:p>
          </table:table-cell>
          <table:table-cell table:number-columns-repeated="62"/>
        </table:table-row>
        <table:table-row table:style-name="ro13">
          <table:table-cell table:style-name="ce149" office:value-type="string" calcext:value-type="string">
            <text:p>Portland</text:p>
          </table:table-cell>
          <table:table-cell table:style-name="ce149" office:value-type="float" office:value="24" calcext:value-type="float">
            <text:p>24</text:p>
          </table:table-cell>
          <table:table-cell table:number-columns-repeated="62"/>
        </table:table-row>
        <table:table-row table:style-name="ro13">
          <table:table-cell table:style-name="ce149" office:value-type="string" calcext:value-type="string">
            <text:p>Pueblo</text:p>
          </table:table-cell>
          <table:table-cell table:style-name="ce149" office:value-type="float" office:value="42" calcext:value-type="float">
            <text:p>42</text:p>
          </table:table-cell>
          <table:table-cell table:number-columns-repeated="62"/>
        </table:table-row>
        <table:table-row table:style-name="ro13">
          <table:table-cell table:style-name="ce149" office:value-type="string" calcext:value-type="string">
            <text:p>Salt Lake City</text:p>
          </table:table-cell>
          <table:table-cell table:style-name="ce149" office:value-type="float" office:value="31" calcext:value-type="float">
            <text:p>31</text:p>
          </table:table-cell>
          <table:table-cell table:number-columns-repeated="62"/>
        </table:table-row>
        <table:table-row table:style-name="ro13">
          <table:table-cell table:style-name="ce149" office:value-type="string" calcext:value-type="string">
            <text:p>San Antonio</text:p>
          </table:table-cell>
          <table:table-cell table:style-name="ce149" office:value-type="float" office:value="30" calcext:value-type="float">
            <text:p>30</text:p>
          </table:table-cell>
          <table:table-cell table:number-columns-repeated="62"/>
        </table:table-row>
        <table:table-row table:style-name="ro13">
          <table:table-cell table:style-name="ce149" office:value-type="string" calcext:value-type="string">
            <text:p>San Francisco</text:p>
          </table:table-cell>
          <table:table-cell table:style-name="ce149" office:value-type="float" office:value="11" calcext:value-type="float">
            <text:p>11</text:p>
          </table:table-cell>
          <table:table-cell table:number-columns-repeated="62"/>
        </table:table-row>
        <table:table-row table:style-name="ro13">
          <table:table-cell table:style-name="ce149" office:value-type="string" calcext:value-type="string">
            <text:p>Savannah</text:p>
          </table:table-cell>
          <table:table-cell table:style-name="ce149" office:value-type="float" office:value="38" calcext:value-type="float">
            <text:p>38</text:p>
          </table:table-cell>
          <table:table-cell table:number-columns-repeated="62"/>
        </table:table-row>
        <table:table-row table:style-name="ro13">
          <table:table-cell table:style-name="ce149" office:value-type="string" calcext:value-type="string">
            <text:p>Seattle</text:p>
          </table:table-cell>
          <table:table-cell table:style-name="ce149" office:value-type="float" office:value="19" calcext:value-type="float">
            <text:p>19</text:p>
          </table:table-cell>
          <table:table-cell table:number-columns-repeated="62"/>
        </table:table-row>
        <table:table-row table:style-name="ro13">
          <table:table-cell table:style-name="ce149" office:value-type="string" calcext:value-type="string">
            <text:p>Sioux City</text:p>
          </table:table-cell>
          <table:table-cell table:style-name="ce149" office:value-type="float" office:value="41" calcext:value-type="float">
            <text:p>41</text:p>
          </table:table-cell>
          <table:table-cell table:number-columns-repeated="62"/>
        </table:table-row>
        <table:table-row table:style-name="ro13">
          <table:table-cell table:style-name="ce149" office:value-type="string" calcext:value-type="string">
            <text:p>Spokane</text:p>
          </table:table-cell>
          <table:table-cell table:style-name="ce149" office:value-type="float" office:value="28" calcext:value-type="float">
            <text:p>28</text:p>
          </table:table-cell>
          <table:table-cell table:number-columns-repeated="62"/>
        </table:table-row>
        <table:table-row table:style-name="ro13">
          <table:table-cell table:style-name="ce149" office:value-type="string" calcext:value-type="string">
            <text:p>St. Joseph</text:p>
          </table:table-cell>
          <table:table-cell table:style-name="ce149" office:value-type="float" office:value="36" calcext:value-type="float">
            <text:p>36</text:p>
          </table:table-cell>
          <table:table-cell table:number-columns-repeated="62"/>
        </table:table-row>
        <table:table-row table:style-name="ro13">
          <table:table-cell table:style-name="ce149" office:value-type="string" calcext:value-type="string">
            <text:p>St. Louis</text:p>
          </table:table-cell>
          <table:table-cell table:style-name="ce149" office:value-type="float" office:value="4" calcext:value-type="float">
            <text:p>4</text:p>
          </table:table-cell>
          <table:table-cell table:number-columns-repeated="62"/>
        </table:table-row>
        <table:table-row table:style-name="ro13">
          <table:table-cell table:style-name="ce149" office:value-type="string" calcext:value-type="string">
            <text:p>St. Paul</text:p>
          </table:table-cell>
          <table:table-cell table:style-name="ce149" office:value-type="float" office:value="22" calcext:value-type="float">
            <text:p>22</text:p>
          </table:table-cell>
          <table:table-cell table:number-columns-repeated="62"/>
        </table:table-row>
        <table:table-row table:style-name="ro13">
          <table:table-cell table:style-name="ce149" office:value-type="string" calcext:value-type="string">
            <text:p>Tacoma</text:p>
          </table:table-cell>
          <table:table-cell table:style-name="ce149" office:value-type="float" office:value="34" calcext:value-type="float">
            <text:p>34</text:p>
          </table:table-cell>
          <table:table-cell table:number-columns-repeated="62"/>
        </table:table-row>
        <table:table-row table:style-name="ro13">
          <table:table-cell table:style-name="ce149" office:value-type="string" calcext:value-type="string">
            <text:p>Topeka</text:p>
          </table:table-cell>
          <table:table-cell table:style-name="ce149" office:value-type="float" office:value="44" calcext:value-type="float">
            <text:p>44</text:p>
          </table:table-cell>
          <table:table-cell table:number-columns-repeated="62"/>
        </table:table-row>
        <table:table-row table:style-name="ro13">
          <table:table-cell table:style-name="ce149" office:value-type="string" calcext:value-type="string">
            <text:p>Waco</text:p>
          </table:table-cell>
          <table:table-cell table:style-name="ce149" office:value-type="float" office:value="48" calcext:value-type="float">
            <text:p>48</text:p>
          </table:table-cell>
          <table:table-cell table:number-columns-repeated="62"/>
        </table:table-row>
        <table:table-row table:style-name="ro13">
          <table:table-cell table:style-name="ce149" office:value-type="string" calcext:value-type="string">
            <text:p>Washington D.C.</text:p>
          </table:table-cell>
          <table:table-cell table:style-name="ce149" office:value-type="float" office:value="15" calcext:value-type="float">
            <text:p>15</text:p>
          </table:table-cell>
          <table:table-cell table:number-columns-repeated="62"/>
        </table:table-row>
        <table:table-row table:style-name="ro13">
          <table:table-cell table:style-name="ce149" office:value-type="string" calcext:value-type="string">
            <text:p>Wichita</text:p>
          </table:table-cell>
          <table:table-cell table:style-name="ce149" office:value-type="float" office:value="40" calcext:value-type="float">
            <text:p>40</text:p>
          </table:table-cell>
          <table:table-cell table:number-columns-repeated="62"/>
        </table:table-row>
        <table:table-row table:style-name="ro12" table:number-rows-repeated="1048525">
          <table:table-cell table:number-columns-repeated="64"/>
        </table:table-row>
        <table:table-row table:style-name="ro12">
          <table:table-cell table:number-columns-repeated="64"/>
        </table:table-row>
      </table:table>
      <table:table table:name="Accounts" table:style-name="ta3">
        <table:table-column table:style-name="co17" table:default-cell-style-name="Default"/>
        <table:table-column table:style-name="co18" table:default-cell-style-name="Default"/>
        <table:table-column table:style-name="co19" table:default-cell-style-name="Default"/>
        <table:table-column table:style-name="co20" table:number-columns-repeated="11" table:default-cell-style-name="Default"/>
        <table:table-row table:style-name="ro14">
          <table:table-cell table:style-name="ce134" office:value-type="string" calcext:value-type="string">
            <text:p>DO NOT EDIT THIS SHEET! <text:s/>Edit Accounts.ods</text:p>
          </table:table-cell>
          <table:table-cell table:style-name="ce136" table:number-columns-repeated="13"/>
        </table:table-row>
        <table:table-row table:style-name="ro12">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3" calcext:value-type="float">
            <text:p>3</text:p>
          </table:table-cell>
          <table:table-cell table:style-name="ce135" office:value-type="float" office:value="4" calcext:value-type="float">
            <text:p>4</text:p>
          </table:table-cell>
          <table:table-cell table:style-name="ce135" office:value-type="float" office:value="5" calcext:value-type="float">
            <text:p>5</text:p>
          </table:table-cell>
          <table:table-cell table:style-name="ce135" office:value-type="float" office:value="6" calcext:value-type="float">
            <text:p>6</text:p>
          </table:table-cell>
          <table:table-cell table:style-name="ce135"/>
          <table:table-cell table:style-name="ce135" office:value-type="float" office:value="1" calcext:value-type="float">
            <text:p>1</text:p>
          </table:table-cell>
          <table:table-cell table:style-name="ce135" office:value-type="float" office:value="2" calcext:value-type="float">
            <text:p>2</text:p>
          </table:table-cell>
          <table:table-cell table:style-name="ce135" office:value-type="float" office:value="3" calcext:value-type="float">
            <text:p>3</text:p>
          </table:table-cell>
          <table:table-cell table:style-name="ce135" office:value-type="float" office:value="4" calcext:value-type="float">
            <text:p>4</text:p>
          </table:table-cell>
          <table:table-cell table:style-name="ce135" office:value-type="float" office:value="5" calcext:value-type="float">
            <text:p>5</text:p>
          </table:table-cell>
          <table:table-cell table:style-name="ce135" office:value-type="float" office:value="6" calcext:value-type="float">
            <text:p>6</text:p>
          </table:table-cell>
          <table:table-cell table:style-name="ce135" office:value-type="float" office:value="7" calcext:value-type="float">
            <text:p>7</text:p>
          </table:table-cell>
        </table:table-row>
        <table:table-row table:style-name="ro12">
          <table:table-cell table:style-name="ce135" office:value-type="string" calcext:value-type="string">
            <text:p>Account Nickname</text:p>
          </table:table-cell>
          <table:table-cell table:style-name="ce135" office:value-type="string" calcext:value-type="string">
            <text:p>Routing Number</text:p>
          </table:table-cell>
          <table:table-cell table:style-name="ce135" office:value-type="string" calcext:value-type="string">
            <text:p>Account Number</text:p>
          </table:table-cell>
          <table:table-cell table:style-name="ce135" office:value-type="string" calcext:value-type="string">
            <text:p>Bank Name Line 1</text:p>
          </table:table-cell>
          <table:table-cell table:style-name="ce135" office:value-type="string" calcext:value-type="string">
            <text:p>Bank Line 2</text:p>
          </table:table-cell>
          <table:table-cell table:style-name="ce135" office:value-type="string" calcext:value-type="string">
            <text:p>Bank Line 3</text:p>
          </table:table-cell>
          <table:table-cell table:style-name="ce135"/>
          <table:table-cell table:style-name="ce135" office:value-type="string" calcext:value-type="string">
            <text:p>Account Nickname</text:p>
          </table:table-cell>
          <table:table-cell table:style-name="ce135" office:value-type="string" calcext:value-type="string">
            <text:p>Sender</text:p>
          </table:table-cell>
          <table:table-cell table:style-name="ce135" office:value-type="string" calcext:value-type="string">
            <text:p>Sender 2</text:p>
          </table:table-cell>
          <table:table-cell table:style-name="ce135" office:value-type="string" calcext:value-type="string">
            <text:p>Addr1</text:p>
          </table:table-cell>
          <table:table-cell table:style-name="ce135" office:value-type="string" calcext:value-type="string">
            <text:p>Addr2</text:p>
          </table:table-cell>
          <table:table-cell table:style-name="ce135" office:value-type="string" calcext:value-type="string">
            <text:p>Addr3</text:p>
          </table:table-cell>
          <table:table-cell table:style-name="ce135" office:value-type="string" calcext:value-type="string">
            <text:p>Webdings Logo</text:p>
          </table:table-cell>
        </table:table-row>
        <table:table-row table:style-name="ro12">
          <table:table-cell table:style-name="ce135" table:formula="of:=IF(['file:///C:/Users/paco1/Desktop/excel-check-printing/Accounts.ods'#$Accounts.A3]&lt;&gt;0; ['file:///C:/Users/paco1/Desktop/excel-check-printing/Accounts.ods'#$Accounts.A3]; &quot;&quot;)" office:value-type="string" office:string-value="Sample Account" calcext:value-type="string">
            <text:p>Sample Account</text:p>
          </table:table-cell>
          <table:table-cell table:style-name="ce135" table:formula="of:=IF(['file:///C:/Users/paco1/Desktop/excel-check-printing/Accounts.ods'#$Accounts.B3]&lt;&gt;0; ['file:///C:/Users/paco1/Desktop/excel-check-printing/Accounts.ods'#$Accounts.B3]; &quot;&quot;)" office:value-type="string" office:string-value="0123456789" calcext:value-type="string">
            <text:p>0123456789</text:p>
          </table:table-cell>
          <table:table-cell table:style-name="ce135" table:formula="of:=IF(['file:///C:/Users/paco1/Desktop/excel-check-printing/Accounts.ods'#$Accounts.C3]&lt;&gt;0; ['file:///C:/Users/paco1/Desktop/excel-check-printing/Accounts.ods'#$Accounts.C3]; &quot;&quot;)" office:value-type="string" office:string-value="0246813579" calcext:value-type="string">
            <text:p>0246813579</text:p>
          </table:table-cell>
          <table:table-cell table:style-name="ce135" table:formula="of:=IF(['file:///C:/Users/paco1/Desktop/excel-check-printing/Accounts.ods'#$Accounts.D3]&lt;&gt;0; ['file:///C:/Users/paco1/Desktop/excel-check-printing/Accounts.ods'#$Accounts.D3]; &quot;&quot;)" office:value-type="string" office:string-value="Sample Bank" calcext:value-type="string">
            <text:p>Sample Bank</text:p>
          </table:table-cell>
          <table:table-cell table:style-name="ce135" table:formula="of:=IF(['file:///C:/Users/paco1/Desktop/excel-check-printing/Accounts.ods'#$Accounts.E3]&lt;&gt;0; ['file:///C:/Users/paco1/Desktop/excel-check-printing/Accounts.ods'#$Accounts.E3]; &quot;&quot;)" office:value-type="string" office:string-value="Sample New York" calcext:value-type="string">
            <text:p>Sample New York</text:p>
          </table:table-cell>
          <table:table-cell table:style-name="ce135" table:formula="of:=IF(['file:///C:/Users/paco1/Desktop/excel-check-printing/Accounts.ods'#$Accounts.F3]&lt;&gt;0; ['file:///C:/Users/paco1/Desktop/excel-check-printing/Accounts.ods'#$Accounts.F3]; &quot;&quot;)" office:value-type="string" office:string-value="Sample.Com" calcext:value-type="string">
            <text:p>Sample.Com</text:p>
          </table:table-cell>
          <table:table-cell/>
          <table:table-cell table:style-name="ce135" table:formula="of:=IF(['file:///C:/Users/paco1/Desktop/excel-check-printing/Accounts.ods'#$Accounts.A3]&lt;&gt;0; ['file:///C:/Users/paco1/Desktop/excel-check-printing/Accounts.ods'#$Accounts.A3]; &quot;&quot;)" office:value-type="string" office:string-value="Sample Account" calcext:value-type="string">
            <text:p>Sample Account</text:p>
          </table:table-cell>
          <table:table-cell table:style-name="ce135" table:formula="of:=IF(['file:///C:/Users/paco1/Desktop/excel-check-printing/Accounts.ods'#$Accounts.G3]&lt;&gt;0; ['file:///C:/Users/paco1/Desktop/excel-check-printing/Accounts.ods'#$Accounts.G3]; &quot;&quot;)" office:value-type="string" office:string-value="Homer Simpson" calcext:value-type="string">
            <text:p>Homer Simpson</text:p>
          </table:table-cell>
          <table:table-cell table:style-name="ce135" table:formula="of:=IF(['file:///C:/Users/paco1/Desktop/excel-check-printing/Accounts.ods'#$Accounts.H3]&lt;&gt;0; ['file:///C:/Users/paco1/Desktop/excel-check-printing/Accounts.ods'#$Accounts.H3]; &quot;&quot;)" office:value-type="string" office:string-value="Marge Simpson" calcext:value-type="string">
            <text:p>Marge Simpson</text:p>
          </table:table-cell>
          <table:table-cell table:style-name="ce135" table:formula="of:=IF(['file:///C:/Users/paco1/Desktop/excel-check-printing/Accounts.ods'#$Accounts.I3]&lt;&gt;0; ['file:///C:/Users/paco1/Desktop/excel-check-printing/Accounts.ods'#$Accounts.I3]; &quot;&quot;)" office:value-type="string" office:string-value="742 Evergreen Terrace" calcext:value-type="string">
            <text:p>742 Evergreen Terrace</text:p>
          </table:table-cell>
          <table:table-cell table:style-name="ce135" table:formula="of:=IF(['file:///C:/Users/paco1/Desktop/excel-check-printing/Accounts.ods'#$Accounts.J3]&lt;&gt;0; ['file:///C:/Users/paco1/Desktop/excel-check-printing/Accounts.ods'#$Accounts.J3]; &quot;&quot;)" office:value-type="string" office:string-value="Springfield" calcext:value-type="string">
            <text:p>Springfield</text:p>
          </table:table-cell>
          <table:table-cell table:style-name="ce135" table:formula="of:=IF(['file:///C:/Users/paco1/Desktop/excel-check-printing/Accounts.ods'#$Accounts.K3]&lt;&gt;0; ['file:///C:/Users/paco1/Desktop/excel-check-printing/Accounts.ods'#$Accounts.K3]; &quot;&quot;)" office:value-type="string" office:string-value="USA" calcext:value-type="string">
            <text:p>USA</text:p>
          </table:table-cell>
          <table:table-cell table:style-name="ce135" table:formula="of:=IF(['file:///C:/Users/paco1/Desktop/excel-check-printing/Accounts.ods'#$Accounts.L3]&lt;&gt;0; ['file:///C:/Users/paco1/Desktop/excel-check-printing/Accounts.ods'#$Accounts.L3]; &quot;&quot;)" office:value-type="string" office:string-value="" calcext:value-type="string">
            <text:p></text:p>
          </table:table-cell>
        </table:table-row>
        <table:table-row table:style-name="ro12">
          <table:table-cell table:style-name="ce135" table:formula="of:=IF(['file:///C:/Users/paco1/Desktop/excel-check-printing/Accounts.ods'#$Accounts.A4]&lt;&gt;0; ['file:///C:/Users/paco1/Desktop/excel-check-printing/Accounts.ods'#$Accounts.A4]; &quot;&quot;)" office:value-type="string" office:string-value="US Bank – Personal" calcext:value-type="string">
            <text:p>US Bank – Personal</text:p>
          </table:table-cell>
          <table:table-cell table:style-name="ce135" table:formula="of:=IF(['file:///C:/Users/paco1/Desktop/excel-check-printing/Accounts.ods'#$Accounts.B4]&lt;&gt;0; ['file:///C:/Users/paco1/Desktop/excel-check-printing/Accounts.ods'#$Accounts.B4]; &quot;&quot;)" office:value-type="string" office:string-value="081000210" calcext:value-type="string">
            <text:p>081000210</text:p>
          </table:table-cell>
          <table:table-cell table:style-name="ce135" table:formula="of:=IF(['file:///C:/Users/paco1/Desktop/excel-check-printing/Accounts.ods'#$Accounts.C4]&lt;&gt;0; ['file:///C:/Users/paco1/Desktop/excel-check-printing/Accounts.ods'#$Accounts.C4]; &quot;&quot;)" office:value-type="float" office:value="152305662172" calcext:value-type="float">
            <text:p>152305662172</text:p>
          </table:table-cell>
          <table:table-cell table:style-name="ce135" table:formula="of:=IF(['file:///C:/Users/paco1/Desktop/excel-check-printing/Accounts.ods'#$Accounts.D4]&lt;&gt;0; ['file:///C:/Users/paco1/Desktop/excel-check-printing/Accounts.ods'#$Accounts.D4]; &quot;&quot;)" office:value-type="string" office:string-value="US Bank" calcext:value-type="string">
            <text:p>US Bank</text:p>
          </table:table-cell>
          <table:table-cell table:style-name="ce135" table:formula="of:=IF(['file:///C:/Users/paco1/Desktop/excel-check-printing/Accounts.ods'#$Accounts.E4]&lt;&gt;0; ['file:///C:/Users/paco1/Desktop/excel-check-printing/Accounts.ods'#$Accounts.E4]; &quot;&quot;)" office:value-type="string" office:string-value="Bolivar, MO 65613" calcext:value-type="string">
            <text:p>Bolivar, MO 65613</text:p>
          </table:table-cell>
          <table:table-cell table:style-name="ce135" table:formula="of:=IF(['file:///C:/Users/paco1/Desktop/excel-check-printing/Accounts.ods'#$Accounts.F4]&lt;&gt;0; ['file:///C:/Users/paco1/Desktop/excel-check-printing/Accounts.ods'#$Accounts.F4]; &quot;&quot;)">
            <text:p/>
          </table:table-cell>
          <table:table-cell/>
          <table:table-cell table:style-name="ce135" table:formula="of:=IF(['file:///C:/Users/paco1/Desktop/excel-check-printing/Accounts.ods'#$Accounts.A4]&lt;&gt;0; ['file:///C:/Users/paco1/Desktop/excel-check-printing/Accounts.ods'#$Accounts.A4]; &quot;&quot;)" office:value-type="string" office:string-value="US Bank – Personal" calcext:value-type="string">
            <text:p>US Bank – Personal</text:p>
          </table:table-cell>
          <table:table-cell table:style-name="ce135" table:formula="of:=IF(['file:///C:/Users/paco1/Desktop/excel-check-printing/Accounts.ods'#$Accounts.G4]&lt;&gt;0; ['file:///C:/Users/paco1/Desktop/excel-check-printing/Accounts.ods'#$Accounts.G4]; &quot;&quot;)" office:value-type="string" office:string-value="Kirk Jones" calcext:value-type="string">
            <text:p>Kirk Jones</text:p>
          </table:table-cell>
          <table:table-cell table:style-name="ce135" table:formula="of:=IF(['file:///C:/Users/paco1/Desktop/excel-check-printing/Accounts.ods'#$Accounts.H4]&lt;&gt;0; ['file:///C:/Users/paco1/Desktop/excel-check-printing/Accounts.ods'#$Accounts.H4]; &quot;&quot;)">
            <text:p/>
          </table:table-cell>
          <table:table-cell table:style-name="ce135" table:formula="of:=IF(['file:///C:/Users/paco1/Desktop/excel-check-printing/Accounts.ods'#$Accounts.I4]&lt;&gt;0; ['file:///C:/Users/paco1/Desktop/excel-check-printing/Accounts.ods'#$Accounts.I4]; &quot;&quot;)" office:value-type="string" office:string-value="1558 East 485th Rd" calcext:value-type="string">
            <text:p>1558 East 485th Rd</text:p>
          </table:table-cell>
          <table:table-cell table:style-name="ce135" table:formula="of:=IF(['file:///C:/Users/paco1/Desktop/excel-check-printing/Accounts.ods'#$Accounts.J4]&lt;&gt;0; ['file:///C:/Users/paco1/Desktop/excel-check-printing/Accounts.ods'#$Accounts.J4]; &quot;&quot;)" office:value-type="string" office:string-value="Bolivar, MO 65613" calcext:value-type="string">
            <text:p>Bolivar, MO 65613</text:p>
          </table:table-cell>
          <table:table-cell table:style-name="ce135" table:formula="of:=IF(['file:///C:/Users/paco1/Desktop/excel-check-printing/Accounts.ods'#$Accounts.K4]&lt;&gt;0; ['file:///C:/Users/paco1/Desktop/excel-check-printing/Accounts.ods'#$Accounts.K4]; &quot;&quot;)" office:value-type="string" office:string-value="573-575-6637" calcext:value-type="string">
            <text:p>573-575-6637</text:p>
          </table:table-cell>
          <table:table-cell table:style-name="ce135" table:formula="of:=IF(['file:///C:/Users/paco1/Desktop/excel-check-printing/Accounts.ods'#$Accounts.L4]&lt;&gt;0; ['file:///C:/Users/paco1/Desktop/excel-check-printing/Accounts.ods'#$Accounts.L4]; &quot;&quot;)" office:value-type="string" office:string-value="ó" calcext:value-type="string">
            <text:p>ó</text:p>
          </table:table-cell>
        </table:table-row>
        <table:table-row table:style-name="ro12">
          <table:table-cell table:style-name="ce135" table:formula="of:=IF(['file:///C:/Users/paco1/Desktop/excel-check-printing/Accounts.ods'#$Accounts.A5]&lt;&gt;0; ['file:///C:/Users/paco1/Desktop/excel-check-printing/Accounts.ods'#$Accounts.A5]; &quot;&quot;)" office:value-type="string" office:string-value="Simple" calcext:value-type="string">
            <text:p>Simple</text:p>
          </table:table-cell>
          <table:table-cell table:style-name="ce135" table:formula="of:=IF(['file:///C:/Users/paco1/Desktop/excel-check-printing/Accounts.ods'#$Accounts.B5]&lt;&gt;0; ['file:///C:/Users/paco1/Desktop/excel-check-printing/Accounts.ods'#$Accounts.B5]; &quot;&quot;)" office:value-type="float" office:value="7489123" calcext:value-type="float">
            <text:p>7489123</text:p>
          </table:table-cell>
          <table:table-cell table:style-name="ce135" table:formula="of:=IF(['file:///C:/Users/paco1/Desktop/excel-check-printing/Accounts.ods'#$Accounts.C5]&lt;&gt;0; ['file:///C:/Users/paco1/Desktop/excel-check-printing/Accounts.ods'#$Accounts.C5]; &quot;&quot;)" office:value-type="float" office:value="3219847" calcext:value-type="float">
            <text:p>3219847</text:p>
          </table:table-cell>
          <table:table-cell table:style-name="ce135" table:formula="of:=IF(['file:///C:/Users/paco1/Desktop/excel-check-printing/Accounts.ods'#$Accounts.D5]&lt;&gt;0; ['file:///C:/Users/paco1/Desktop/excel-check-printing/Accounts.ods'#$Accounts.D5]; &quot;&quot;)" office:value-type="string" office:string-value="Simple" calcext:value-type="string">
            <text:p>Simple</text:p>
          </table:table-cell>
          <table:table-cell table:style-name="ce135" table:formula="of:=IF(['file:///C:/Users/paco1/Desktop/excel-check-printing/Accounts.ods'#$Accounts.E5]&lt;&gt;0; ['file:///C:/Users/paco1/Desktop/excel-check-printing/Accounts.ods'#$Accounts.E5]; &quot;&quot;)" office:value-type="string" office:string-value="www.simple.com" calcext:value-type="string">
            <text:p>www.simple.com</text:p>
          </table:table-cell>
          <table:table-cell table:style-name="ce135" table:formula="of:=IF(['file:///C:/Users/paco1/Desktop/excel-check-printing/Accounts.ods'#$Accounts.F5]&lt;&gt;0; ['file:///C:/Users/paco1/Desktop/excel-check-printing/Accounts.ods'#$Accounts.F5]; &quot;&quot;)">
            <text:p/>
          </table:table-cell>
          <table:table-cell/>
          <table:table-cell table:style-name="ce135" table:formula="of:=IF(['file:///C:/Users/paco1/Desktop/excel-check-printing/Accounts.ods'#$Accounts.A5]&lt;&gt;0; ['file:///C:/Users/paco1/Desktop/excel-check-printing/Accounts.ods'#$Accounts.A5]; &quot;&quot;)" office:value-type="string" office:string-value="Simple" calcext:value-type="string">
            <text:p>Simple</text:p>
          </table:table-cell>
          <table:table-cell table:style-name="ce135" table:formula="of:=IF(['file:///C:/Users/paco1/Desktop/excel-check-printing/Accounts.ods'#$Accounts.G5]&lt;&gt;0; ['file:///C:/Users/paco1/Desktop/excel-check-printing/Accounts.ods'#$Accounts.G5]; &quot;&quot;)" office:value-type="string" office:string-value="Kirk Jones" calcext:value-type="string">
            <text:p>Kirk Jones</text:p>
          </table:table-cell>
          <table:table-cell table:style-name="ce135" table:formula="of:=IF(['file:///C:/Users/paco1/Desktop/excel-check-printing/Accounts.ods'#$Accounts.H5]&lt;&gt;0; ['file:///C:/Users/paco1/Desktop/excel-check-printing/Accounts.ods'#$Accounts.H5]; &quot;&quot;)">
            <text:p/>
          </table:table-cell>
          <table:table-cell table:style-name="ce135" table:formula="of:=IF(['file:///C:/Users/paco1/Desktop/excel-check-printing/Accounts.ods'#$Accounts.I5]&lt;&gt;0; ['file:///C:/Users/paco1/Desktop/excel-check-printing/Accounts.ods'#$Accounts.I5]; &quot;&quot;)" office:value-type="string" office:string-value="1558 East 485th Rd" calcext:value-type="string">
            <text:p>1558 East 485th Rd</text:p>
          </table:table-cell>
          <table:table-cell table:style-name="ce135" table:formula="of:=IF(['file:///C:/Users/paco1/Desktop/excel-check-printing/Accounts.ods'#$Accounts.J5]&lt;&gt;0; ['file:///C:/Users/paco1/Desktop/excel-check-printing/Accounts.ods'#$Accounts.J5]; &quot;&quot;)" office:value-type="string" office:string-value="Bolivar, MO 65614" calcext:value-type="string">
            <text:p>Bolivar, MO 65614</text:p>
          </table:table-cell>
          <table:table-cell table:style-name="ce135" table:formula="of:=IF(['file:///C:/Users/paco1/Desktop/excel-check-printing/Accounts.ods'#$Accounts.K5]&lt;&gt;0; ['file:///C:/Users/paco1/Desktop/excel-check-printing/Accounts.ods'#$Accounts.K5]; &quot;&quot;)" office:value-type="string" office:string-value="573-575-6637" calcext:value-type="string">
            <text:p>573-575-6637</text:p>
          </table:table-cell>
          <table:table-cell table:style-name="ce135" table:formula="of:=IF(['file:///C:/Users/paco1/Desktop/excel-check-printing/Accounts.ods'#$Accounts.L5]&lt;&gt;0; ['file:///C:/Users/paco1/Desktop/excel-check-printing/Accounts.ods'#$Accounts.L5]; &quot;&quot;)" office:value-type="string" office:string-value="ó" calcext:value-type="string">
            <text:p>ó</text:p>
          </table:table-cell>
        </table:table-row>
        <table:table-row table:style-name="ro12">
          <table:table-cell table:style-name="ce135" table:formula="of:=IF(['file:///C:/Users/paco1/Desktop/excel-check-printing/Accounts.ods'#$Accounts.A6]&lt;&gt;0; ['file:///C:/Users/paco1/Desktop/excel-check-printing/Accounts.ods'#$Accounts.A6]; &quot;&quot;)" office:value-type="string" office:string-value="Oakstar – McCord" calcext:value-type="string">
            <text:p>Oakstar – McCord</text:p>
          </table:table-cell>
          <table:table-cell table:style-name="ce135" table:formula="of:=IF(['file:///C:/Users/paco1/Desktop/excel-check-printing/Accounts.ods'#$Accounts.B6]&lt;&gt;0; ['file:///C:/Users/paco1/Desktop/excel-check-printing/Accounts.ods'#$Accounts.B6]; &quot;&quot;)" office:value-type="float" office:value="456789" calcext:value-type="float">
            <text:p>456789</text:p>
          </table:table-cell>
          <table:table-cell table:style-name="ce135" table:formula="of:=IF(['file:///C:/Users/paco1/Desktop/excel-check-printing/Accounts.ods'#$Accounts.C6]&lt;&gt;0; ['file:///C:/Users/paco1/Desktop/excel-check-printing/Accounts.ods'#$Accounts.C6]; &quot;&quot;)" office:value-type="float" office:value="987654" calcext:value-type="float">
            <text:p>987654</text:p>
          </table:table-cell>
          <table:table-cell table:style-name="ce135" table:formula="of:=IF(['file:///C:/Users/paco1/Desktop/excel-check-printing/Accounts.ods'#$Accounts.D6]&lt;&gt;0; ['file:///C:/Users/paco1/Desktop/excel-check-printing/Accounts.ods'#$Accounts.D6]; &quot;&quot;)" office:value-type="string" office:string-value="Oakstar" calcext:value-type="string">
            <text:p>Oakstar</text:p>
          </table:table-cell>
          <table:table-cell table:style-name="ce135" table:formula="of:=IF(['file:///C:/Users/paco1/Desktop/excel-check-printing/Accounts.ods'#$Accounts.E6]&lt;&gt;0; ['file:///C:/Users/paco1/Desktop/excel-check-printing/Accounts.ods'#$Accounts.E6]; &quot;&quot;)" office:value-type="string" office:string-value="Bolivar, MO 65613" calcext:value-type="string">
            <text:p>Bolivar, MO 65613</text:p>
          </table:table-cell>
          <table:table-cell table:style-name="ce135" table:formula="of:=IF(['file:///C:/Users/paco1/Desktop/excel-check-printing/Accounts.ods'#$Accounts.F6]&lt;&gt;0; ['file:///C:/Users/paco1/Desktop/excel-check-printing/Accounts.ods'#$Accounts.F6]; &quot;&quot;)">
            <text:p/>
          </table:table-cell>
          <table:table-cell/>
          <table:table-cell table:style-name="ce135" table:formula="of:=IF(['file:///C:/Users/paco1/Desktop/excel-check-printing/Accounts.ods'#$Accounts.A6]&lt;&gt;0; ['file:///C:/Users/paco1/Desktop/excel-check-printing/Accounts.ods'#$Accounts.A6]; &quot;&quot;)" office:value-type="string" office:string-value="Oakstar – McCord" calcext:value-type="string">
            <text:p>Oakstar – McCord</text:p>
          </table:table-cell>
          <table:table-cell table:style-name="ce135" table:formula="of:=IF(['file:///C:/Users/paco1/Desktop/excel-check-printing/Accounts.ods'#$Accounts.G6]&lt;&gt;0; ['file:///C:/Users/paco1/Desktop/excel-check-printing/Accounts.ods'#$Accounts.G6]; &quot;&quot;)" office:value-type="string" office:string-value="Kirk Jones" calcext:value-type="string">
            <text:p>Kirk Jones</text:p>
          </table:table-cell>
          <table:table-cell table:style-name="ce135" table:formula="of:=IF(['file:///C:/Users/paco1/Desktop/excel-check-printing/Accounts.ods'#$Accounts.H6]&lt;&gt;0; ['file:///C:/Users/paco1/Desktop/excel-check-printing/Accounts.ods'#$Accounts.H6]; &quot;&quot;)">
            <text:p/>
          </table:table-cell>
          <table:table-cell table:style-name="ce135" table:formula="of:=IF(['file:///C:/Users/paco1/Desktop/excel-check-printing/Accounts.ods'#$Accounts.I6]&lt;&gt;0; ['file:///C:/Users/paco1/Desktop/excel-check-printing/Accounts.ods'#$Accounts.I6]; &quot;&quot;)" office:value-type="string" office:string-value="1558 East 485th Rd" calcext:value-type="string">
            <text:p>1558 East 485th Rd</text:p>
          </table:table-cell>
          <table:table-cell table:style-name="ce135" table:formula="of:=IF(['file:///C:/Users/paco1/Desktop/excel-check-printing/Accounts.ods'#$Accounts.J6]&lt;&gt;0; ['file:///C:/Users/paco1/Desktop/excel-check-printing/Accounts.ods'#$Accounts.J6]; &quot;&quot;)" office:value-type="string" office:string-value="Bolivar, MO 65615" calcext:value-type="string">
            <text:p>Bolivar, MO 65615</text:p>
          </table:table-cell>
          <table:table-cell table:style-name="ce135" table:formula="of:=IF(['file:///C:/Users/paco1/Desktop/excel-check-printing/Accounts.ods'#$Accounts.K6]&lt;&gt;0; ['file:///C:/Users/paco1/Desktop/excel-check-printing/Accounts.ods'#$Accounts.K6]; &quot;&quot;)" office:value-type="string" office:string-value="573-575-6637" calcext:value-type="string">
            <text:p>573-575-6637</text:p>
          </table:table-cell>
          <table:table-cell table:style-name="ce135" table:formula="of:=IF(['file:///C:/Users/paco1/Desktop/excel-check-printing/Accounts.ods'#$Accounts.L6]&lt;&gt;0; ['file:///C:/Users/paco1/Desktop/excel-check-printing/Accounts.ods'#$Accounts.L6]; &quot;&quot;)" office:value-type="string" office:string-value="ó" calcext:value-type="string">
            <text:p>ó</text:p>
          </table:table-cell>
        </table:table-row>
        <table:table-row table:style-name="ro12">
          <table:table-cell table:style-name="ce135" table:formula="of:=IF(['file:///C:/Users/paco1/Desktop/excel-check-printing/Accounts.ods'#$Accounts.A7]&lt;&gt;0; ['file:///C:/Users/paco1/Desktop/excel-check-printing/Accounts.ods'#$Accounts.A7]; &quot;&quot;)" office:value-type="string" office:string-value="4469 S 70 US Bank" calcext:value-type="string">
            <text:p>4469 S 70 US Bank</text:p>
          </table:table-cell>
          <table:table-cell table:style-name="ce135" table:formula="of:=IF(['file:///C:/Users/paco1/Desktop/excel-check-printing/Accounts.ods'#$Accounts.B7]&lt;&gt;0; ['file:///C:/Users/paco1/Desktop/excel-check-printing/Accounts.ods'#$Accounts.B7]; &quot;&quot;)" office:value-type="float" office:value="81000210" calcext:value-type="float">
            <text:p>81000210</text:p>
          </table:table-cell>
          <table:table-cell table:style-name="ce135" table:formula="of:=IF(['file:///C:/Users/paco1/Desktop/excel-check-printing/Accounts.ods'#$Accounts.C7]&lt;&gt;0; ['file:///C:/Users/paco1/Desktop/excel-check-printing/Accounts.ods'#$Accounts.C7]; &quot;&quot;)" office:value-type="float" office:value="152320309080" calcext:value-type="float">
            <text:p>152320309080</text:p>
          </table:table-cell>
          <table:table-cell table:style-name="ce135" table:formula="of:=IF(['file:///C:/Users/paco1/Desktop/excel-check-printing/Accounts.ods'#$Accounts.D7]&lt;&gt;0; ['file:///C:/Users/paco1/Desktop/excel-check-printing/Accounts.ods'#$Accounts.D7]; &quot;&quot;)" office:value-type="string" office:string-value="US Bank" calcext:value-type="string">
            <text:p>US Bank</text:p>
          </table:table-cell>
          <table:table-cell table:style-name="ce135" table:formula="of:=IF(['file:///C:/Users/paco1/Desktop/excel-check-printing/Accounts.ods'#$Accounts.E7]&lt;&gt;0; ['file:///C:/Users/paco1/Desktop/excel-check-printing/Accounts.ods'#$Accounts.E7]; &quot;&quot;)" office:value-type="string" office:string-value="Bolivar, MO 65613" calcext:value-type="string">
            <text:p>Bolivar, MO 65613</text:p>
          </table:table-cell>
          <table:table-cell table:style-name="ce135" table:formula="of:=IF(['file:///C:/Users/paco1/Desktop/excel-check-printing/Accounts.ods'#$Accounts.F7]&lt;&gt;0; ['file:///C:/Users/paco1/Desktop/excel-check-printing/Accounts.ods'#$Accounts.F7]; &quot;&quot;)">
            <text:p/>
          </table:table-cell>
          <table:table-cell/>
          <table:table-cell table:style-name="ce135" table:formula="of:=IF(['file:///C:/Users/paco1/Desktop/excel-check-printing/Accounts.ods'#$Accounts.A7]&lt;&gt;0; ['file:///C:/Users/paco1/Desktop/excel-check-printing/Accounts.ods'#$Accounts.A7]; &quot;&quot;)" office:value-type="string" office:string-value="4469 S 70 US Bank" calcext:value-type="string">
            <text:p>4469 S 70 US Bank</text:p>
          </table:table-cell>
          <table:table-cell table:style-name="ce135" table:formula="of:=IF(['file:///C:/Users/paco1/Desktop/excel-check-printing/Accounts.ods'#$Accounts.G7]&lt;&gt;0; ['file:///C:/Users/paco1/Desktop/excel-check-printing/Accounts.ods'#$Accounts.G7]; &quot;&quot;)" office:value-type="string" office:string-value="Kirk Jones" calcext:value-type="string">
            <text:p>Kirk Jones</text:p>
          </table:table-cell>
          <table:table-cell table:style-name="ce135" table:formula="of:=IF(['file:///C:/Users/paco1/Desktop/excel-check-printing/Accounts.ods'#$Accounts.H7]&lt;&gt;0; ['file:///C:/Users/paco1/Desktop/excel-check-printing/Accounts.ods'#$Accounts.H7]; &quot;&quot;)" office:value-type="string" office:string-value="4469 S 70 LLC" calcext:value-type="string">
            <text:p>4469 S 70 LLC</text:p>
          </table:table-cell>
          <table:table-cell table:style-name="ce135" table:formula="of:=IF(['file:///C:/Users/paco1/Desktop/excel-check-printing/Accounts.ods'#$Accounts.I7]&lt;&gt;0; ['file:///C:/Users/paco1/Desktop/excel-check-printing/Accounts.ods'#$Accounts.I7]; &quot;&quot;)" office:value-type="string" office:string-value="1558 East 485th Rd" calcext:value-type="string">
            <text:p>1558 East 485th Rd</text:p>
          </table:table-cell>
          <table:table-cell table:style-name="ce135" table:formula="of:=IF(['file:///C:/Users/paco1/Desktop/excel-check-printing/Accounts.ods'#$Accounts.J7]&lt;&gt;0; ['file:///C:/Users/paco1/Desktop/excel-check-printing/Accounts.ods'#$Accounts.J7]; &quot;&quot;)" office:value-type="string" office:string-value="Bolivar, MO 65613" calcext:value-type="string">
            <text:p>Bolivar, MO 65613</text:p>
          </table:table-cell>
          <table:table-cell table:style-name="ce135" table:formula="of:=IF(['file:///C:/Users/paco1/Desktop/excel-check-printing/Accounts.ods'#$Accounts.K7]&lt;&gt;0; ['file:///C:/Users/paco1/Desktop/excel-check-printing/Accounts.ods'#$Accounts.K7]; &quot;&quot;)" office:value-type="string" office:string-value="573-575-6637" calcext:value-type="string">
            <text:p>573-575-6637</text:p>
          </table:table-cell>
          <table:table-cell table:style-name="ce135" table:formula="of:=IF(['file:///C:/Users/paco1/Desktop/excel-check-printing/Accounts.ods'#$Accounts.L7]&lt;&gt;0; ['file:///C:/Users/paco1/Desktop/excel-check-printing/Accounts.ods'#$Accounts.L7]; &quot;&quot;)" office:value-type="string" office:string-value="H" calcext:value-type="string">
            <text:p>H</text:p>
          </table:table-cell>
        </table:table-row>
        <table:table-row table:style-name="ro12">
          <table:table-cell table:style-name="ce135" table:formula="of:=IF(['file:///C:/Users/paco1/Desktop/excel-check-printing/Accounts.ods'#$Accounts.A8]&lt;&gt;0; ['file:///C:/Users/paco1/Desktop/excel-check-printing/Accounts.ods'#$Accounts.A8]; &quot;&quot;)">
            <text:p/>
          </table:table-cell>
          <table:table-cell table:style-name="ce135" table:formula="of:=IF(['file:///C:/Users/paco1/Desktop/excel-check-printing/Accounts.ods'#$Accounts.B8]&lt;&gt;0; ['file:///C:/Users/paco1/Desktop/excel-check-printing/Accounts.ods'#$Accounts.B8]; &quot;&quot;)">
            <text:p/>
          </table:table-cell>
          <table:table-cell table:style-name="ce135" table:formula="of:=IF(['file:///C:/Users/paco1/Desktop/excel-check-printing/Accounts.ods'#$Accounts.C8]&lt;&gt;0; ['file:///C:/Users/paco1/Desktop/excel-check-printing/Accounts.ods'#$Accounts.C8]; &quot;&quot;)">
            <text:p/>
          </table:table-cell>
          <table:table-cell table:style-name="ce135" table:formula="of:=IF(['file:///C:/Users/paco1/Desktop/excel-check-printing/Accounts.ods'#$Accounts.D8]&lt;&gt;0; ['file:///C:/Users/paco1/Desktop/excel-check-printing/Accounts.ods'#$Accounts.D8]; &quot;&quot;)">
            <text:p/>
          </table:table-cell>
          <table:table-cell table:style-name="ce135" table:formula="of:=IF(['file:///C:/Users/paco1/Desktop/excel-check-printing/Accounts.ods'#$Accounts.E8]&lt;&gt;0; ['file:///C:/Users/paco1/Desktop/excel-check-printing/Accounts.ods'#$Accounts.E8]; &quot;&quot;)">
            <text:p/>
          </table:table-cell>
          <table:table-cell table:style-name="ce135" table:formula="of:=IF(['file:///C:/Users/paco1/Desktop/excel-check-printing/Accounts.ods'#$Accounts.F8]&lt;&gt;0; ['file:///C:/Users/paco1/Desktop/excel-check-printing/Accounts.ods'#$Accounts.F8]; &quot;&quot;)">
            <text:p/>
          </table:table-cell>
          <table:table-cell/>
          <table:table-cell table:style-name="ce135" table:formula="of:=IF(['file:///C:/Users/paco1/Desktop/excel-check-printing/Accounts.ods'#$Accounts.A8]&lt;&gt;0; ['file:///C:/Users/paco1/Desktop/excel-check-printing/Accounts.ods'#$Accounts.A8]; &quot;&quot;)">
            <text:p/>
          </table:table-cell>
          <table:table-cell table:style-name="ce135" table:formula="of:=IF(['file:///C:/Users/paco1/Desktop/excel-check-printing/Accounts.ods'#$Accounts.G8]&lt;&gt;0; ['file:///C:/Users/paco1/Desktop/excel-check-printing/Accounts.ods'#$Accounts.G8]; &quot;&quot;)">
            <text:p/>
          </table:table-cell>
          <table:table-cell table:style-name="ce135" table:formula="of:=IF(['file:///C:/Users/paco1/Desktop/excel-check-printing/Accounts.ods'#$Accounts.H8]&lt;&gt;0; ['file:///C:/Users/paco1/Desktop/excel-check-printing/Accounts.ods'#$Accounts.H8]; &quot;&quot;)">
            <text:p/>
          </table:table-cell>
          <table:table-cell table:style-name="ce135" table:formula="of:=IF(['file:///C:/Users/paco1/Desktop/excel-check-printing/Accounts.ods'#$Accounts.I8]&lt;&gt;0; ['file:///C:/Users/paco1/Desktop/excel-check-printing/Accounts.ods'#$Accounts.I8]; &quot;&quot;)">
            <text:p/>
          </table:table-cell>
          <table:table-cell table:style-name="ce135" table:formula="of:=IF(['file:///C:/Users/paco1/Desktop/excel-check-printing/Accounts.ods'#$Accounts.J8]&lt;&gt;0; ['file:///C:/Users/paco1/Desktop/excel-check-printing/Accounts.ods'#$Accounts.J8]; &quot;&quot;)">
            <text:p/>
          </table:table-cell>
          <table:table-cell table:style-name="ce135" table:formula="of:=IF(['file:///C:/Users/paco1/Desktop/excel-check-printing/Accounts.ods'#$Accounts.K8]&lt;&gt;0; ['file:///C:/Users/paco1/Desktop/excel-check-printing/Accounts.ods'#$Accounts.K8]; &quot;&quot;)">
            <text:p/>
          </table:table-cell>
          <table:table-cell table:style-name="ce135" table:formula="of:=IF(['file:///C:/Users/paco1/Desktop/excel-check-printing/Accounts.ods'#$Accounts.L8]&lt;&gt;0; ['file:///C:/Users/paco1/Desktop/excel-check-printing/Accounts.ods'#$Accounts.L8]; &quot;&quot;)">
            <text:p/>
          </table:table-cell>
        </table:table-row>
        <table:table-row table:style-name="ro12">
          <table:table-cell table:style-name="ce135" table:formula="of:=IF(['file:///C:/Users/paco1/Desktop/excel-check-printing/Accounts.ods'#$Accounts.A9]&lt;&gt;0; ['file:///C:/Users/paco1/Desktop/excel-check-printing/Accounts.ods'#$Accounts.A9]; &quot;&quot;)">
            <text:p/>
          </table:table-cell>
          <table:table-cell table:style-name="ce135" table:formula="of:=IF(['file:///C:/Users/paco1/Desktop/excel-check-printing/Accounts.ods'#$Accounts.B9]&lt;&gt;0; ['file:///C:/Users/paco1/Desktop/excel-check-printing/Accounts.ods'#$Accounts.B9]; &quot;&quot;)">
            <text:p/>
          </table:table-cell>
          <table:table-cell table:style-name="ce135" table:formula="of:=IF(['file:///C:/Users/paco1/Desktop/excel-check-printing/Accounts.ods'#$Accounts.C9]&lt;&gt;0; ['file:///C:/Users/paco1/Desktop/excel-check-printing/Accounts.ods'#$Accounts.C9]; &quot;&quot;)">
            <text:p/>
          </table:table-cell>
          <table:table-cell table:style-name="ce135" table:formula="of:=IF(['file:///C:/Users/paco1/Desktop/excel-check-printing/Accounts.ods'#$Accounts.D9]&lt;&gt;0; ['file:///C:/Users/paco1/Desktop/excel-check-printing/Accounts.ods'#$Accounts.D9]; &quot;&quot;)">
            <text:p/>
          </table:table-cell>
          <table:table-cell table:style-name="ce135" table:formula="of:=IF(['file:///C:/Users/paco1/Desktop/excel-check-printing/Accounts.ods'#$Accounts.E9]&lt;&gt;0; ['file:///C:/Users/paco1/Desktop/excel-check-printing/Accounts.ods'#$Accounts.E9]; &quot;&quot;)">
            <text:p/>
          </table:table-cell>
          <table:table-cell table:style-name="ce135" table:formula="of:=IF(['file:///C:/Users/paco1/Desktop/excel-check-printing/Accounts.ods'#$Accounts.F9]&lt;&gt;0; ['file:///C:/Users/paco1/Desktop/excel-check-printing/Accounts.ods'#$Accounts.F9]; &quot;&quot;)">
            <text:p/>
          </table:table-cell>
          <table:table-cell/>
          <table:table-cell table:style-name="ce135" table:formula="of:=IF(['file:///C:/Users/paco1/Desktop/excel-check-printing/Accounts.ods'#$Accounts.A9]&lt;&gt;0; ['file:///C:/Users/paco1/Desktop/excel-check-printing/Accounts.ods'#$Accounts.A9]; &quot;&quot;)">
            <text:p/>
          </table:table-cell>
          <table:table-cell table:style-name="ce135" table:formula="of:=IF(['file:///C:/Users/paco1/Desktop/excel-check-printing/Accounts.ods'#$Accounts.G9]&lt;&gt;0; ['file:///C:/Users/paco1/Desktop/excel-check-printing/Accounts.ods'#$Accounts.G9]; &quot;&quot;)">
            <text:p/>
          </table:table-cell>
          <table:table-cell table:style-name="ce135" table:formula="of:=IF(['file:///C:/Users/paco1/Desktop/excel-check-printing/Accounts.ods'#$Accounts.H9]&lt;&gt;0; ['file:///C:/Users/paco1/Desktop/excel-check-printing/Accounts.ods'#$Accounts.H9]; &quot;&quot;)">
            <text:p/>
          </table:table-cell>
          <table:table-cell table:style-name="ce135" table:formula="of:=IF(['file:///C:/Users/paco1/Desktop/excel-check-printing/Accounts.ods'#$Accounts.I9]&lt;&gt;0; ['file:///C:/Users/paco1/Desktop/excel-check-printing/Accounts.ods'#$Accounts.I9]; &quot;&quot;)">
            <text:p/>
          </table:table-cell>
          <table:table-cell table:style-name="ce135" table:formula="of:=IF(['file:///C:/Users/paco1/Desktop/excel-check-printing/Accounts.ods'#$Accounts.J9]&lt;&gt;0; ['file:///C:/Users/paco1/Desktop/excel-check-printing/Accounts.ods'#$Accounts.J9]; &quot;&quot;)">
            <text:p/>
          </table:table-cell>
          <table:table-cell table:style-name="ce135" table:formula="of:=IF(['file:///C:/Users/paco1/Desktop/excel-check-printing/Accounts.ods'#$Accounts.K9]&lt;&gt;0; ['file:///C:/Users/paco1/Desktop/excel-check-printing/Accounts.ods'#$Accounts.K9]; &quot;&quot;)">
            <text:p/>
          </table:table-cell>
          <table:table-cell table:style-name="ce135" table:formula="of:=IF(['file:///C:/Users/paco1/Desktop/excel-check-printing/Accounts.ods'#$Accounts.L9]&lt;&gt;0; ['file:///C:/Users/paco1/Desktop/excel-check-printing/Accounts.ods'#$Accounts.L9]; &quot;&quot;)">
            <text:p/>
          </table:table-cell>
        </table:table-row>
        <table:table-row table:style-name="ro12">
          <table:table-cell table:style-name="ce135" table:formula="of:=IF(['file:///C:/Users/paco1/Desktop/excel-check-printing/Accounts.ods'#$Accounts.A10]&lt;&gt;0; ['file:///C:/Users/paco1/Desktop/excel-check-printing/Accounts.ods'#$Accounts.A10]; &quot;&quot;)">
            <text:p/>
          </table:table-cell>
          <table:table-cell table:style-name="ce135" table:formula="of:=IF(['file:///C:/Users/paco1/Desktop/excel-check-printing/Accounts.ods'#$Accounts.B10]&lt;&gt;0; ['file:///C:/Users/paco1/Desktop/excel-check-printing/Accounts.ods'#$Accounts.B10]; &quot;&quot;)">
            <text:p/>
          </table:table-cell>
          <table:table-cell table:style-name="ce135" table:formula="of:=IF(['file:///C:/Users/paco1/Desktop/excel-check-printing/Accounts.ods'#$Accounts.C10]&lt;&gt;0; ['file:///C:/Users/paco1/Desktop/excel-check-printing/Accounts.ods'#$Accounts.C10]; &quot;&quot;)">
            <text:p/>
          </table:table-cell>
          <table:table-cell table:style-name="ce135" table:formula="of:=IF(['file:///C:/Users/paco1/Desktop/excel-check-printing/Accounts.ods'#$Accounts.D10]&lt;&gt;0; ['file:///C:/Users/paco1/Desktop/excel-check-printing/Accounts.ods'#$Accounts.D10]; &quot;&quot;)">
            <text:p/>
          </table:table-cell>
          <table:table-cell table:style-name="ce135" table:formula="of:=IF(['file:///C:/Users/paco1/Desktop/excel-check-printing/Accounts.ods'#$Accounts.E10]&lt;&gt;0; ['file:///C:/Users/paco1/Desktop/excel-check-printing/Accounts.ods'#$Accounts.E10]; &quot;&quot;)">
            <text:p/>
          </table:table-cell>
          <table:table-cell table:style-name="ce135" table:formula="of:=IF(['file:///C:/Users/paco1/Desktop/excel-check-printing/Accounts.ods'#$Accounts.F10]&lt;&gt;0; ['file:///C:/Users/paco1/Desktop/excel-check-printing/Accounts.ods'#$Accounts.F10]; &quot;&quot;)">
            <text:p/>
          </table:table-cell>
          <table:table-cell/>
          <table:table-cell table:style-name="ce135" table:formula="of:=IF(['file:///C:/Users/paco1/Desktop/excel-check-printing/Accounts.ods'#$Accounts.A10]&lt;&gt;0; ['file:///C:/Users/paco1/Desktop/excel-check-printing/Accounts.ods'#$Accounts.A10]; &quot;&quot;)">
            <text:p/>
          </table:table-cell>
          <table:table-cell table:style-name="ce135" table:formula="of:=IF(['file:///C:/Users/paco1/Desktop/excel-check-printing/Accounts.ods'#$Accounts.G10]&lt;&gt;0; ['file:///C:/Users/paco1/Desktop/excel-check-printing/Accounts.ods'#$Accounts.G10]; &quot;&quot;)">
            <text:p/>
          </table:table-cell>
          <table:table-cell table:style-name="ce135" table:formula="of:=IF(['file:///C:/Users/paco1/Desktop/excel-check-printing/Accounts.ods'#$Accounts.H10]&lt;&gt;0; ['file:///C:/Users/paco1/Desktop/excel-check-printing/Accounts.ods'#$Accounts.H10]; &quot;&quot;)">
            <text:p/>
          </table:table-cell>
          <table:table-cell table:style-name="ce135" table:formula="of:=IF(['file:///C:/Users/paco1/Desktop/excel-check-printing/Accounts.ods'#$Accounts.I10]&lt;&gt;0; ['file:///C:/Users/paco1/Desktop/excel-check-printing/Accounts.ods'#$Accounts.I10]; &quot;&quot;)">
            <text:p/>
          </table:table-cell>
          <table:table-cell table:style-name="ce135" table:formula="of:=IF(['file:///C:/Users/paco1/Desktop/excel-check-printing/Accounts.ods'#$Accounts.J10]&lt;&gt;0; ['file:///C:/Users/paco1/Desktop/excel-check-printing/Accounts.ods'#$Accounts.J10]; &quot;&quot;)">
            <text:p/>
          </table:table-cell>
          <table:table-cell table:style-name="ce135" table:formula="of:=IF(['file:///C:/Users/paco1/Desktop/excel-check-printing/Accounts.ods'#$Accounts.K10]&lt;&gt;0; ['file:///C:/Users/paco1/Desktop/excel-check-printing/Accounts.ods'#$Accounts.K10]; &quot;&quot;)">
            <text:p/>
          </table:table-cell>
          <table:table-cell table:style-name="ce135" table:formula="of:=IF(['file:///C:/Users/paco1/Desktop/excel-check-printing/Accounts.ods'#$Accounts.L10]&lt;&gt;0; ['file:///C:/Users/paco1/Desktop/excel-check-printing/Accounts.ods'#$Accounts.L10]; &quot;&quot;)">
            <text:p/>
          </table:table-cell>
        </table:table-row>
        <table:table-row table:style-name="ro12">
          <table:table-cell table:style-name="ce135" table:formula="of:=IF(['file:///C:/Users/paco1/Desktop/excel-check-printing/Accounts.ods'#$Accounts.A11]&lt;&gt;0; ['file:///C:/Users/paco1/Desktop/excel-check-printing/Accounts.ods'#$Accounts.A11]; &quot;&quot;)">
            <text:p/>
          </table:table-cell>
          <table:table-cell table:style-name="ce135" table:formula="of:=IF(['file:///C:/Users/paco1/Desktop/excel-check-printing/Accounts.ods'#$Accounts.B11]&lt;&gt;0; ['file:///C:/Users/paco1/Desktop/excel-check-printing/Accounts.ods'#$Accounts.B11]; &quot;&quot;)">
            <text:p/>
          </table:table-cell>
          <table:table-cell table:style-name="ce135" table:formula="of:=IF(['file:///C:/Users/paco1/Desktop/excel-check-printing/Accounts.ods'#$Accounts.C11]&lt;&gt;0; ['file:///C:/Users/paco1/Desktop/excel-check-printing/Accounts.ods'#$Accounts.C11]; &quot;&quot;)">
            <text:p/>
          </table:table-cell>
          <table:table-cell table:style-name="ce135" table:formula="of:=IF(['file:///C:/Users/paco1/Desktop/excel-check-printing/Accounts.ods'#$Accounts.D11]&lt;&gt;0; ['file:///C:/Users/paco1/Desktop/excel-check-printing/Accounts.ods'#$Accounts.D11]; &quot;&quot;)">
            <text:p/>
          </table:table-cell>
          <table:table-cell table:style-name="ce135" table:formula="of:=IF(['file:///C:/Users/paco1/Desktop/excel-check-printing/Accounts.ods'#$Accounts.E11]&lt;&gt;0; ['file:///C:/Users/paco1/Desktop/excel-check-printing/Accounts.ods'#$Accounts.E11]; &quot;&quot;)">
            <text:p/>
          </table:table-cell>
          <table:table-cell table:style-name="ce135" table:formula="of:=IF(['file:///C:/Users/paco1/Desktop/excel-check-printing/Accounts.ods'#$Accounts.F11]&lt;&gt;0; ['file:///C:/Users/paco1/Desktop/excel-check-printing/Accounts.ods'#$Accounts.F11]; &quot;&quot;)">
            <text:p/>
          </table:table-cell>
          <table:table-cell/>
          <table:table-cell table:style-name="ce135" table:formula="of:=IF(['file:///C:/Users/paco1/Desktop/excel-check-printing/Accounts.ods'#$Accounts.A11]&lt;&gt;0; ['file:///C:/Users/paco1/Desktop/excel-check-printing/Accounts.ods'#$Accounts.A11]; &quot;&quot;)">
            <text:p/>
          </table:table-cell>
          <table:table-cell table:style-name="ce135" table:formula="of:=IF(['file:///C:/Users/paco1/Desktop/excel-check-printing/Accounts.ods'#$Accounts.G11]&lt;&gt;0; ['file:///C:/Users/paco1/Desktop/excel-check-printing/Accounts.ods'#$Accounts.G11]; &quot;&quot;)">
            <text:p/>
          </table:table-cell>
          <table:table-cell table:style-name="ce135" table:formula="of:=IF(['file:///C:/Users/paco1/Desktop/excel-check-printing/Accounts.ods'#$Accounts.H11]&lt;&gt;0; ['file:///C:/Users/paco1/Desktop/excel-check-printing/Accounts.ods'#$Accounts.H11]; &quot;&quot;)">
            <text:p/>
          </table:table-cell>
          <table:table-cell table:style-name="ce135" table:formula="of:=IF(['file:///C:/Users/paco1/Desktop/excel-check-printing/Accounts.ods'#$Accounts.I11]&lt;&gt;0; ['file:///C:/Users/paco1/Desktop/excel-check-printing/Accounts.ods'#$Accounts.I11]; &quot;&quot;)">
            <text:p/>
          </table:table-cell>
          <table:table-cell table:style-name="ce135" table:formula="of:=IF(['file:///C:/Users/paco1/Desktop/excel-check-printing/Accounts.ods'#$Accounts.J11]&lt;&gt;0; ['file:///C:/Users/paco1/Desktop/excel-check-printing/Accounts.ods'#$Accounts.J11]; &quot;&quot;)">
            <text:p/>
          </table:table-cell>
          <table:table-cell table:style-name="ce135" table:formula="of:=IF(['file:///C:/Users/paco1/Desktop/excel-check-printing/Accounts.ods'#$Accounts.K11]&lt;&gt;0; ['file:///C:/Users/paco1/Desktop/excel-check-printing/Accounts.ods'#$Accounts.K11]; &quot;&quot;)">
            <text:p/>
          </table:table-cell>
          <table:table-cell table:style-name="ce135" table:formula="of:=IF(['file:///C:/Users/paco1/Desktop/excel-check-printing/Accounts.ods'#$Accounts.L11]&lt;&gt;0; ['file:///C:/Users/paco1/Desktop/excel-check-printing/Accounts.ods'#$Accounts.L11]; &quot;&quot;)">
            <text:p/>
          </table:table-cell>
        </table:table-row>
        <table:table-row table:style-name="ro12">
          <table:table-cell table:style-name="ce135" table:formula="of:=IF(['file:///C:/Users/paco1/Desktop/excel-check-printing/Accounts.ods'#$Accounts.A12]&lt;&gt;0; ['file:///C:/Users/paco1/Desktop/excel-check-printing/Accounts.ods'#$Accounts.A12]; &quot;&quot;)">
            <text:p/>
          </table:table-cell>
          <table:table-cell table:style-name="ce135" table:formula="of:=IF(['file:///C:/Users/paco1/Desktop/excel-check-printing/Accounts.ods'#$Accounts.B12]&lt;&gt;0; ['file:///C:/Users/paco1/Desktop/excel-check-printing/Accounts.ods'#$Accounts.B12]; &quot;&quot;)">
            <text:p/>
          </table:table-cell>
          <table:table-cell table:style-name="ce135" table:formula="of:=IF(['file:///C:/Users/paco1/Desktop/excel-check-printing/Accounts.ods'#$Accounts.C12]&lt;&gt;0; ['file:///C:/Users/paco1/Desktop/excel-check-printing/Accounts.ods'#$Accounts.C12]; &quot;&quot;)">
            <text:p/>
          </table:table-cell>
          <table:table-cell table:style-name="ce135" table:formula="of:=IF(['file:///C:/Users/paco1/Desktop/excel-check-printing/Accounts.ods'#$Accounts.D12]&lt;&gt;0; ['file:///C:/Users/paco1/Desktop/excel-check-printing/Accounts.ods'#$Accounts.D12]; &quot;&quot;)">
            <text:p/>
          </table:table-cell>
          <table:table-cell table:style-name="ce135" table:formula="of:=IF(['file:///C:/Users/paco1/Desktop/excel-check-printing/Accounts.ods'#$Accounts.E12]&lt;&gt;0; ['file:///C:/Users/paco1/Desktop/excel-check-printing/Accounts.ods'#$Accounts.E12]; &quot;&quot;)">
            <text:p/>
          </table:table-cell>
          <table:table-cell table:style-name="ce135" table:formula="of:=IF(['file:///C:/Users/paco1/Desktop/excel-check-printing/Accounts.ods'#$Accounts.F12]&lt;&gt;0; ['file:///C:/Users/paco1/Desktop/excel-check-printing/Accounts.ods'#$Accounts.F12]; &quot;&quot;)">
            <text:p/>
          </table:table-cell>
          <table:table-cell/>
          <table:table-cell table:style-name="ce135" table:formula="of:=IF(['file:///C:/Users/paco1/Desktop/excel-check-printing/Accounts.ods'#$Accounts.A12]&lt;&gt;0; ['file:///C:/Users/paco1/Desktop/excel-check-printing/Accounts.ods'#$Accounts.A12]; &quot;&quot;)">
            <text:p/>
          </table:table-cell>
          <table:table-cell table:style-name="ce135" table:formula="of:=IF(['file:///C:/Users/paco1/Desktop/excel-check-printing/Accounts.ods'#$Accounts.G12]&lt;&gt;0; ['file:///C:/Users/paco1/Desktop/excel-check-printing/Accounts.ods'#$Accounts.G12]; &quot;&quot;)">
            <text:p/>
          </table:table-cell>
          <table:table-cell table:style-name="ce135" table:formula="of:=IF(['file:///C:/Users/paco1/Desktop/excel-check-printing/Accounts.ods'#$Accounts.H12]&lt;&gt;0; ['file:///C:/Users/paco1/Desktop/excel-check-printing/Accounts.ods'#$Accounts.H12]; &quot;&quot;)">
            <text:p/>
          </table:table-cell>
          <table:table-cell table:style-name="ce135" table:formula="of:=IF(['file:///C:/Users/paco1/Desktop/excel-check-printing/Accounts.ods'#$Accounts.I12]&lt;&gt;0; ['file:///C:/Users/paco1/Desktop/excel-check-printing/Accounts.ods'#$Accounts.I12]; &quot;&quot;)">
            <text:p/>
          </table:table-cell>
          <table:table-cell table:style-name="ce135" table:formula="of:=IF(['file:///C:/Users/paco1/Desktop/excel-check-printing/Accounts.ods'#$Accounts.J12]&lt;&gt;0; ['file:///C:/Users/paco1/Desktop/excel-check-printing/Accounts.ods'#$Accounts.J12]; &quot;&quot;)">
            <text:p/>
          </table:table-cell>
          <table:table-cell table:style-name="ce135" table:formula="of:=IF(['file:///C:/Users/paco1/Desktop/excel-check-printing/Accounts.ods'#$Accounts.K12]&lt;&gt;0; ['file:///C:/Users/paco1/Desktop/excel-check-printing/Accounts.ods'#$Accounts.K12]; &quot;&quot;)">
            <text:p/>
          </table:table-cell>
          <table:table-cell table:style-name="ce135" table:formula="of:=IF(['file:///C:/Users/paco1/Desktop/excel-check-printing/Accounts.ods'#$Accounts.L12]&lt;&gt;0; ['file:///C:/Users/paco1/Desktop/excel-check-printing/Accounts.ods'#$Accounts.L12]; &quot;&quot;)">
            <text:p/>
          </table:table-cell>
        </table:table-row>
        <table:table-row table:style-name="ro12">
          <table:table-cell table:style-name="ce135" table:formula="of:=IF(['file:///C:/Users/paco1/Desktop/excel-check-printing/Accounts.ods'#$Accounts.A13]&lt;&gt;0; ['file:///C:/Users/paco1/Desktop/excel-check-printing/Accounts.ods'#$Accounts.A13]; &quot;&quot;)">
            <text:p/>
          </table:table-cell>
          <table:table-cell table:style-name="ce135" table:formula="of:=IF(['file:///C:/Users/paco1/Desktop/excel-check-printing/Accounts.ods'#$Accounts.B13]&lt;&gt;0; ['file:///C:/Users/paco1/Desktop/excel-check-printing/Accounts.ods'#$Accounts.B13]; &quot;&quot;)">
            <text:p/>
          </table:table-cell>
          <table:table-cell table:style-name="ce135" table:formula="of:=IF(['file:///C:/Users/paco1/Desktop/excel-check-printing/Accounts.ods'#$Accounts.C13]&lt;&gt;0; ['file:///C:/Users/paco1/Desktop/excel-check-printing/Accounts.ods'#$Accounts.C13]; &quot;&quot;)">
            <text:p/>
          </table:table-cell>
          <table:table-cell table:style-name="ce135" table:formula="of:=IF(['file:///C:/Users/paco1/Desktop/excel-check-printing/Accounts.ods'#$Accounts.D13]&lt;&gt;0; ['file:///C:/Users/paco1/Desktop/excel-check-printing/Accounts.ods'#$Accounts.D13]; &quot;&quot;)">
            <text:p/>
          </table:table-cell>
          <table:table-cell table:style-name="ce135" table:formula="of:=IF(['file:///C:/Users/paco1/Desktop/excel-check-printing/Accounts.ods'#$Accounts.E13]&lt;&gt;0; ['file:///C:/Users/paco1/Desktop/excel-check-printing/Accounts.ods'#$Accounts.E13]; &quot;&quot;)">
            <text:p/>
          </table:table-cell>
          <table:table-cell table:style-name="ce135" table:formula="of:=IF(['file:///C:/Users/paco1/Desktop/excel-check-printing/Accounts.ods'#$Accounts.F13]&lt;&gt;0; ['file:///C:/Users/paco1/Desktop/excel-check-printing/Accounts.ods'#$Accounts.F13]; &quot;&quot;)">
            <text:p/>
          </table:table-cell>
          <table:table-cell/>
          <table:table-cell table:style-name="ce135" table:formula="of:=IF(['file:///C:/Users/paco1/Desktop/excel-check-printing/Accounts.ods'#$Accounts.A13]&lt;&gt;0; ['file:///C:/Users/paco1/Desktop/excel-check-printing/Accounts.ods'#$Accounts.A13]; &quot;&quot;)">
            <text:p/>
          </table:table-cell>
          <table:table-cell table:style-name="ce135" table:formula="of:=IF(['file:///C:/Users/paco1/Desktop/excel-check-printing/Accounts.ods'#$Accounts.G13]&lt;&gt;0; ['file:///C:/Users/paco1/Desktop/excel-check-printing/Accounts.ods'#$Accounts.G13]; &quot;&quot;)">
            <text:p/>
          </table:table-cell>
          <table:table-cell table:style-name="ce135" table:formula="of:=IF(['file:///C:/Users/paco1/Desktop/excel-check-printing/Accounts.ods'#$Accounts.H13]&lt;&gt;0; ['file:///C:/Users/paco1/Desktop/excel-check-printing/Accounts.ods'#$Accounts.H13]; &quot;&quot;)">
            <text:p/>
          </table:table-cell>
          <table:table-cell table:style-name="ce135" table:formula="of:=IF(['file:///C:/Users/paco1/Desktop/excel-check-printing/Accounts.ods'#$Accounts.I13]&lt;&gt;0; ['file:///C:/Users/paco1/Desktop/excel-check-printing/Accounts.ods'#$Accounts.I13]; &quot;&quot;)">
            <text:p/>
          </table:table-cell>
          <table:table-cell table:style-name="ce135" table:formula="of:=IF(['file:///C:/Users/paco1/Desktop/excel-check-printing/Accounts.ods'#$Accounts.J13]&lt;&gt;0; ['file:///C:/Users/paco1/Desktop/excel-check-printing/Accounts.ods'#$Accounts.J13]; &quot;&quot;)">
            <text:p/>
          </table:table-cell>
          <table:table-cell table:style-name="ce135" table:formula="of:=IF(['file:///C:/Users/paco1/Desktop/excel-check-printing/Accounts.ods'#$Accounts.K13]&lt;&gt;0; ['file:///C:/Users/paco1/Desktop/excel-check-printing/Accounts.ods'#$Accounts.K13]; &quot;&quot;)">
            <text:p/>
          </table:table-cell>
          <table:table-cell table:style-name="ce135" table:formula="of:=IF(['file:///C:/Users/paco1/Desktop/excel-check-printing/Accounts.ods'#$Accounts.L13]&lt;&gt;0; ['file:///C:/Users/paco1/Desktop/excel-check-printing/Accounts.ods'#$Accounts.L13]; &quot;&quot;)">
            <text:p/>
          </table:table-cell>
        </table:table-row>
        <table:table-row table:style-name="ro12">
          <table:table-cell table:style-name="ce135" table:formula="of:=IF(['file:///C:/Users/paco1/Desktop/excel-check-printing/Accounts.ods'#$Accounts.A14]&lt;&gt;0; ['file:///C:/Users/paco1/Desktop/excel-check-printing/Accounts.ods'#$Accounts.A14]; &quot;&quot;)">
            <text:p/>
          </table:table-cell>
          <table:table-cell table:style-name="ce135" table:formula="of:=IF(['file:///C:/Users/paco1/Desktop/excel-check-printing/Accounts.ods'#$Accounts.B14]&lt;&gt;0; ['file:///C:/Users/paco1/Desktop/excel-check-printing/Accounts.ods'#$Accounts.B14]; &quot;&quot;)">
            <text:p/>
          </table:table-cell>
          <table:table-cell table:style-name="ce135" table:formula="of:=IF(['file:///C:/Users/paco1/Desktop/excel-check-printing/Accounts.ods'#$Accounts.C14]&lt;&gt;0; ['file:///C:/Users/paco1/Desktop/excel-check-printing/Accounts.ods'#$Accounts.C14]; &quot;&quot;)">
            <text:p/>
          </table:table-cell>
          <table:table-cell table:style-name="ce135" table:formula="of:=IF(['file:///C:/Users/paco1/Desktop/excel-check-printing/Accounts.ods'#$Accounts.D14]&lt;&gt;0; ['file:///C:/Users/paco1/Desktop/excel-check-printing/Accounts.ods'#$Accounts.D14]; &quot;&quot;)">
            <text:p/>
          </table:table-cell>
          <table:table-cell table:style-name="ce135" table:formula="of:=IF(['file:///C:/Users/paco1/Desktop/excel-check-printing/Accounts.ods'#$Accounts.E14]&lt;&gt;0; ['file:///C:/Users/paco1/Desktop/excel-check-printing/Accounts.ods'#$Accounts.E14]; &quot;&quot;)">
            <text:p/>
          </table:table-cell>
          <table:table-cell table:style-name="ce135" table:formula="of:=IF(['file:///C:/Users/paco1/Desktop/excel-check-printing/Accounts.ods'#$Accounts.F14]&lt;&gt;0; ['file:///C:/Users/paco1/Desktop/excel-check-printing/Accounts.ods'#$Accounts.F14]; &quot;&quot;)">
            <text:p/>
          </table:table-cell>
          <table:table-cell/>
          <table:table-cell table:style-name="ce135" table:formula="of:=IF(['file:///C:/Users/paco1/Desktop/excel-check-printing/Accounts.ods'#$Accounts.A14]&lt;&gt;0; ['file:///C:/Users/paco1/Desktop/excel-check-printing/Accounts.ods'#$Accounts.A14]; &quot;&quot;)">
            <text:p/>
          </table:table-cell>
          <table:table-cell table:style-name="ce135" table:formula="of:=IF(['file:///C:/Users/paco1/Desktop/excel-check-printing/Accounts.ods'#$Accounts.G14]&lt;&gt;0; ['file:///C:/Users/paco1/Desktop/excel-check-printing/Accounts.ods'#$Accounts.G14]; &quot;&quot;)">
            <text:p/>
          </table:table-cell>
          <table:table-cell table:style-name="ce135" table:formula="of:=IF(['file:///C:/Users/paco1/Desktop/excel-check-printing/Accounts.ods'#$Accounts.H14]&lt;&gt;0; ['file:///C:/Users/paco1/Desktop/excel-check-printing/Accounts.ods'#$Accounts.H14]; &quot;&quot;)">
            <text:p/>
          </table:table-cell>
          <table:table-cell table:style-name="ce135" table:formula="of:=IF(['file:///C:/Users/paco1/Desktop/excel-check-printing/Accounts.ods'#$Accounts.I14]&lt;&gt;0; ['file:///C:/Users/paco1/Desktop/excel-check-printing/Accounts.ods'#$Accounts.I14]; &quot;&quot;)">
            <text:p/>
          </table:table-cell>
          <table:table-cell table:style-name="ce135" table:formula="of:=IF(['file:///C:/Users/paco1/Desktop/excel-check-printing/Accounts.ods'#$Accounts.J14]&lt;&gt;0; ['file:///C:/Users/paco1/Desktop/excel-check-printing/Accounts.ods'#$Accounts.J14]; &quot;&quot;)">
            <text:p/>
          </table:table-cell>
          <table:table-cell table:style-name="ce135" table:formula="of:=IF(['file:///C:/Users/paco1/Desktop/excel-check-printing/Accounts.ods'#$Accounts.K14]&lt;&gt;0; ['file:///C:/Users/paco1/Desktop/excel-check-printing/Accounts.ods'#$Accounts.K14]; &quot;&quot;)">
            <text:p/>
          </table:table-cell>
          <table:table-cell table:style-name="ce135" table:formula="of:=IF(['file:///C:/Users/paco1/Desktop/excel-check-printing/Accounts.ods'#$Accounts.L14]&lt;&gt;0; ['file:///C:/Users/paco1/Desktop/excel-check-printing/Accounts.ods'#$Accounts.L14]; &quot;&quot;)">
            <text:p/>
          </table:table-cell>
        </table:table-row>
        <table:table-row table:style-name="ro12">
          <table:table-cell table:style-name="ce135" table:formula="of:=IF(['file:///C:/Users/paco1/Desktop/excel-check-printing/Accounts.ods'#$Accounts.A15]&lt;&gt;0; ['file:///C:/Users/paco1/Desktop/excel-check-printing/Accounts.ods'#$Accounts.A15]; &quot;&quot;)">
            <text:p/>
          </table:table-cell>
          <table:table-cell table:style-name="ce135" table:formula="of:=IF(['file:///C:/Users/paco1/Desktop/excel-check-printing/Accounts.ods'#$Accounts.B15]&lt;&gt;0; ['file:///C:/Users/paco1/Desktop/excel-check-printing/Accounts.ods'#$Accounts.B15]; &quot;&quot;)">
            <text:p/>
          </table:table-cell>
          <table:table-cell table:style-name="ce135" table:formula="of:=IF(['file:///C:/Users/paco1/Desktop/excel-check-printing/Accounts.ods'#$Accounts.C15]&lt;&gt;0; ['file:///C:/Users/paco1/Desktop/excel-check-printing/Accounts.ods'#$Accounts.C15]; &quot;&quot;)">
            <text:p/>
          </table:table-cell>
          <table:table-cell table:style-name="ce135" table:formula="of:=IF(['file:///C:/Users/paco1/Desktop/excel-check-printing/Accounts.ods'#$Accounts.D15]&lt;&gt;0; ['file:///C:/Users/paco1/Desktop/excel-check-printing/Accounts.ods'#$Accounts.D15]; &quot;&quot;)">
            <text:p/>
          </table:table-cell>
          <table:table-cell table:style-name="ce135" table:formula="of:=IF(['file:///C:/Users/paco1/Desktop/excel-check-printing/Accounts.ods'#$Accounts.E15]&lt;&gt;0; ['file:///C:/Users/paco1/Desktop/excel-check-printing/Accounts.ods'#$Accounts.E15]; &quot;&quot;)">
            <text:p/>
          </table:table-cell>
          <table:table-cell table:style-name="ce135" table:formula="of:=IF(['file:///C:/Users/paco1/Desktop/excel-check-printing/Accounts.ods'#$Accounts.F15]&lt;&gt;0; ['file:///C:/Users/paco1/Desktop/excel-check-printing/Accounts.ods'#$Accounts.F15]; &quot;&quot;)">
            <text:p/>
          </table:table-cell>
          <table:table-cell/>
          <table:table-cell table:style-name="ce135" table:formula="of:=IF(['file:///C:/Users/paco1/Desktop/excel-check-printing/Accounts.ods'#$Accounts.A15]&lt;&gt;0; ['file:///C:/Users/paco1/Desktop/excel-check-printing/Accounts.ods'#$Accounts.A15]; &quot;&quot;)">
            <text:p/>
          </table:table-cell>
          <table:table-cell table:style-name="ce135" table:formula="of:=IF(['file:///C:/Users/paco1/Desktop/excel-check-printing/Accounts.ods'#$Accounts.G15]&lt;&gt;0; ['file:///C:/Users/paco1/Desktop/excel-check-printing/Accounts.ods'#$Accounts.G15]; &quot;&quot;)">
            <text:p/>
          </table:table-cell>
          <table:table-cell table:style-name="ce135" table:formula="of:=IF(['file:///C:/Users/paco1/Desktop/excel-check-printing/Accounts.ods'#$Accounts.H15]&lt;&gt;0; ['file:///C:/Users/paco1/Desktop/excel-check-printing/Accounts.ods'#$Accounts.H15]; &quot;&quot;)">
            <text:p/>
          </table:table-cell>
          <table:table-cell table:style-name="ce135" table:formula="of:=IF(['file:///C:/Users/paco1/Desktop/excel-check-printing/Accounts.ods'#$Accounts.I15]&lt;&gt;0; ['file:///C:/Users/paco1/Desktop/excel-check-printing/Accounts.ods'#$Accounts.I15]; &quot;&quot;)">
            <text:p/>
          </table:table-cell>
          <table:table-cell table:style-name="ce135" table:formula="of:=IF(['file:///C:/Users/paco1/Desktop/excel-check-printing/Accounts.ods'#$Accounts.J15]&lt;&gt;0; ['file:///C:/Users/paco1/Desktop/excel-check-printing/Accounts.ods'#$Accounts.J15]; &quot;&quot;)">
            <text:p/>
          </table:table-cell>
          <table:table-cell table:style-name="ce135" table:formula="of:=IF(['file:///C:/Users/paco1/Desktop/excel-check-printing/Accounts.ods'#$Accounts.K15]&lt;&gt;0; ['file:///C:/Users/paco1/Desktop/excel-check-printing/Accounts.ods'#$Accounts.K15]; &quot;&quot;)">
            <text:p/>
          </table:table-cell>
          <table:table-cell table:style-name="ce135" table:formula="of:=IF(['file:///C:/Users/paco1/Desktop/excel-check-printing/Accounts.ods'#$Accounts.L15]&lt;&gt;0; ['file:///C:/Users/paco1/Desktop/excel-check-printing/Accounts.ods'#$Accounts.L15]; &quot;&quot;)">
            <text:p/>
          </table:table-cell>
        </table:table-row>
        <table:table-row table:style-name="ro12">
          <table:table-cell table:style-name="ce135" table:formula="of:=IF(['file:///C:/Users/paco1/Desktop/excel-check-printing/Accounts.ods'#$Accounts.A16]&lt;&gt;0; ['file:///C:/Users/paco1/Desktop/excel-check-printing/Accounts.ods'#$Accounts.A16]; &quot;&quot;)">
            <text:p/>
          </table:table-cell>
          <table:table-cell table:style-name="ce135" table:formula="of:=IF(['file:///C:/Users/paco1/Desktop/excel-check-printing/Accounts.ods'#$Accounts.B16]&lt;&gt;0; ['file:///C:/Users/paco1/Desktop/excel-check-printing/Accounts.ods'#$Accounts.B16]; &quot;&quot;)">
            <text:p/>
          </table:table-cell>
          <table:table-cell table:style-name="ce135" table:formula="of:=IF(['file:///C:/Users/paco1/Desktop/excel-check-printing/Accounts.ods'#$Accounts.C16]&lt;&gt;0; ['file:///C:/Users/paco1/Desktop/excel-check-printing/Accounts.ods'#$Accounts.C16]; &quot;&quot;)">
            <text:p/>
          </table:table-cell>
          <table:table-cell table:style-name="ce135" table:formula="of:=IF(['file:///C:/Users/paco1/Desktop/excel-check-printing/Accounts.ods'#$Accounts.D16]&lt;&gt;0; ['file:///C:/Users/paco1/Desktop/excel-check-printing/Accounts.ods'#$Accounts.D16]; &quot;&quot;)">
            <text:p/>
          </table:table-cell>
          <table:table-cell table:style-name="ce135" table:formula="of:=IF(['file:///C:/Users/paco1/Desktop/excel-check-printing/Accounts.ods'#$Accounts.E16]&lt;&gt;0; ['file:///C:/Users/paco1/Desktop/excel-check-printing/Accounts.ods'#$Accounts.E16]; &quot;&quot;)">
            <text:p/>
          </table:table-cell>
          <table:table-cell table:style-name="ce135" table:formula="of:=IF(['file:///C:/Users/paco1/Desktop/excel-check-printing/Accounts.ods'#$Accounts.F16]&lt;&gt;0; ['file:///C:/Users/paco1/Desktop/excel-check-printing/Accounts.ods'#$Accounts.F16]; &quot;&quot;)">
            <text:p/>
          </table:table-cell>
          <table:table-cell/>
          <table:table-cell table:style-name="ce135" table:formula="of:=IF(['file:///C:/Users/paco1/Desktop/excel-check-printing/Accounts.ods'#$Accounts.A16]&lt;&gt;0; ['file:///C:/Users/paco1/Desktop/excel-check-printing/Accounts.ods'#$Accounts.A16]; &quot;&quot;)">
            <text:p/>
          </table:table-cell>
          <table:table-cell table:style-name="ce135" table:formula="of:=IF(['file:///C:/Users/paco1/Desktop/excel-check-printing/Accounts.ods'#$Accounts.G16]&lt;&gt;0; ['file:///C:/Users/paco1/Desktop/excel-check-printing/Accounts.ods'#$Accounts.G16]; &quot;&quot;)">
            <text:p/>
          </table:table-cell>
          <table:table-cell table:style-name="ce135" table:formula="of:=IF(['file:///C:/Users/paco1/Desktop/excel-check-printing/Accounts.ods'#$Accounts.H16]&lt;&gt;0; ['file:///C:/Users/paco1/Desktop/excel-check-printing/Accounts.ods'#$Accounts.H16]; &quot;&quot;)">
            <text:p/>
          </table:table-cell>
          <table:table-cell table:style-name="ce135" table:formula="of:=IF(['file:///C:/Users/paco1/Desktop/excel-check-printing/Accounts.ods'#$Accounts.I16]&lt;&gt;0; ['file:///C:/Users/paco1/Desktop/excel-check-printing/Accounts.ods'#$Accounts.I16]; &quot;&quot;)">
            <text:p/>
          </table:table-cell>
          <table:table-cell table:style-name="ce135" table:formula="of:=IF(['file:///C:/Users/paco1/Desktop/excel-check-printing/Accounts.ods'#$Accounts.J16]&lt;&gt;0; ['file:///C:/Users/paco1/Desktop/excel-check-printing/Accounts.ods'#$Accounts.J16]; &quot;&quot;)">
            <text:p/>
          </table:table-cell>
          <table:table-cell table:style-name="ce135" table:formula="of:=IF(['file:///C:/Users/paco1/Desktop/excel-check-printing/Accounts.ods'#$Accounts.K16]&lt;&gt;0; ['file:///C:/Users/paco1/Desktop/excel-check-printing/Accounts.ods'#$Accounts.K16]; &quot;&quot;)">
            <text:p/>
          </table:table-cell>
          <table:table-cell table:style-name="ce135" table:formula="of:=IF(['file:///C:/Users/paco1/Desktop/excel-check-printing/Accounts.ods'#$Accounts.L16]&lt;&gt;0; ['file:///C:/Users/paco1/Desktop/excel-check-printing/Accounts.ods'#$Accounts.L16]; &quot;&quot;)">
            <text:p/>
          </table:table-cell>
        </table:table-row>
        <table:table-row table:style-name="ro12">
          <table:table-cell table:style-name="ce135" table:formula="of:=IF(['file:///C:/Users/paco1/Desktop/excel-check-printing/Accounts.ods'#$Accounts.A17]&lt;&gt;0; ['file:///C:/Users/paco1/Desktop/excel-check-printing/Accounts.ods'#$Accounts.A17]; &quot;&quot;)">
            <text:p/>
          </table:table-cell>
          <table:table-cell table:style-name="ce135" table:formula="of:=IF(['file:///C:/Users/paco1/Desktop/excel-check-printing/Accounts.ods'#$Accounts.B17]&lt;&gt;0; ['file:///C:/Users/paco1/Desktop/excel-check-printing/Accounts.ods'#$Accounts.B17]; &quot;&quot;)">
            <text:p/>
          </table:table-cell>
          <table:table-cell table:style-name="ce135" table:formula="of:=IF(['file:///C:/Users/paco1/Desktop/excel-check-printing/Accounts.ods'#$Accounts.C17]&lt;&gt;0; ['file:///C:/Users/paco1/Desktop/excel-check-printing/Accounts.ods'#$Accounts.C17]; &quot;&quot;)">
            <text:p/>
          </table:table-cell>
          <table:table-cell table:style-name="ce135" table:formula="of:=IF(['file:///C:/Users/paco1/Desktop/excel-check-printing/Accounts.ods'#$Accounts.D17]&lt;&gt;0; ['file:///C:/Users/paco1/Desktop/excel-check-printing/Accounts.ods'#$Accounts.D17]; &quot;&quot;)">
            <text:p/>
          </table:table-cell>
          <table:table-cell table:style-name="ce135" table:formula="of:=IF(['file:///C:/Users/paco1/Desktop/excel-check-printing/Accounts.ods'#$Accounts.E17]&lt;&gt;0; ['file:///C:/Users/paco1/Desktop/excel-check-printing/Accounts.ods'#$Accounts.E17]; &quot;&quot;)">
            <text:p/>
          </table:table-cell>
          <table:table-cell table:style-name="ce135" table:formula="of:=IF(['file:///C:/Users/paco1/Desktop/excel-check-printing/Accounts.ods'#$Accounts.F17]&lt;&gt;0; ['file:///C:/Users/paco1/Desktop/excel-check-printing/Accounts.ods'#$Accounts.F17]; &quot;&quot;)">
            <text:p/>
          </table:table-cell>
          <table:table-cell/>
          <table:table-cell table:style-name="ce135" table:formula="of:=IF(['file:///C:/Users/paco1/Desktop/excel-check-printing/Accounts.ods'#$Accounts.A17]&lt;&gt;0; ['file:///C:/Users/paco1/Desktop/excel-check-printing/Accounts.ods'#$Accounts.A17]; &quot;&quot;)">
            <text:p/>
          </table:table-cell>
          <table:table-cell table:style-name="ce135" table:formula="of:=IF(['file:///C:/Users/paco1/Desktop/excel-check-printing/Accounts.ods'#$Accounts.G17]&lt;&gt;0; ['file:///C:/Users/paco1/Desktop/excel-check-printing/Accounts.ods'#$Accounts.G17]; &quot;&quot;)">
            <text:p/>
          </table:table-cell>
          <table:table-cell table:style-name="ce135" table:formula="of:=IF(['file:///C:/Users/paco1/Desktop/excel-check-printing/Accounts.ods'#$Accounts.H17]&lt;&gt;0; ['file:///C:/Users/paco1/Desktop/excel-check-printing/Accounts.ods'#$Accounts.H17]; &quot;&quot;)">
            <text:p/>
          </table:table-cell>
          <table:table-cell table:style-name="ce135" table:formula="of:=IF(['file:///C:/Users/paco1/Desktop/excel-check-printing/Accounts.ods'#$Accounts.I17]&lt;&gt;0; ['file:///C:/Users/paco1/Desktop/excel-check-printing/Accounts.ods'#$Accounts.I17]; &quot;&quot;)">
            <text:p/>
          </table:table-cell>
          <table:table-cell table:style-name="ce135" table:formula="of:=IF(['file:///C:/Users/paco1/Desktop/excel-check-printing/Accounts.ods'#$Accounts.J17]&lt;&gt;0; ['file:///C:/Users/paco1/Desktop/excel-check-printing/Accounts.ods'#$Accounts.J17]; &quot;&quot;)">
            <text:p/>
          </table:table-cell>
          <table:table-cell table:style-name="ce135" table:formula="of:=IF(['file:///C:/Users/paco1/Desktop/excel-check-printing/Accounts.ods'#$Accounts.K17]&lt;&gt;0; ['file:///C:/Users/paco1/Desktop/excel-check-printing/Accounts.ods'#$Accounts.K17]; &quot;&quot;)">
            <text:p/>
          </table:table-cell>
          <table:table-cell table:style-name="ce135" table:formula="of:=IF(['file:///C:/Users/paco1/Desktop/excel-check-printing/Accounts.ods'#$Accounts.L17]&lt;&gt;0; ['file:///C:/Users/paco1/Desktop/excel-check-printing/Accounts.ods'#$Accounts.L17]; &quot;&quot;)">
            <text:p/>
          </table:table-cell>
        </table:table-row>
        <table:table-row table:style-name="ro12">
          <table:table-cell table:style-name="ce135" table:formula="of:=IF(['file:///C:/Users/paco1/Desktop/excel-check-printing/Accounts.ods'#$Accounts.A18]&lt;&gt;0; ['file:///C:/Users/paco1/Desktop/excel-check-printing/Accounts.ods'#$Accounts.A18]; &quot;&quot;)">
            <text:p/>
          </table:table-cell>
          <table:table-cell table:style-name="ce135" table:formula="of:=IF(['file:///C:/Users/paco1/Desktop/excel-check-printing/Accounts.ods'#$Accounts.B18]&lt;&gt;0; ['file:///C:/Users/paco1/Desktop/excel-check-printing/Accounts.ods'#$Accounts.B18]; &quot;&quot;)">
            <text:p/>
          </table:table-cell>
          <table:table-cell table:style-name="ce135" table:formula="of:=IF(['file:///C:/Users/paco1/Desktop/excel-check-printing/Accounts.ods'#$Accounts.C18]&lt;&gt;0; ['file:///C:/Users/paco1/Desktop/excel-check-printing/Accounts.ods'#$Accounts.C18]; &quot;&quot;)">
            <text:p/>
          </table:table-cell>
          <table:table-cell table:style-name="ce135" table:formula="of:=IF(['file:///C:/Users/paco1/Desktop/excel-check-printing/Accounts.ods'#$Accounts.D18]&lt;&gt;0; ['file:///C:/Users/paco1/Desktop/excel-check-printing/Accounts.ods'#$Accounts.D18]; &quot;&quot;)">
            <text:p/>
          </table:table-cell>
          <table:table-cell table:style-name="ce135" table:formula="of:=IF(['file:///C:/Users/paco1/Desktop/excel-check-printing/Accounts.ods'#$Accounts.E18]&lt;&gt;0; ['file:///C:/Users/paco1/Desktop/excel-check-printing/Accounts.ods'#$Accounts.E18]; &quot;&quot;)">
            <text:p/>
          </table:table-cell>
          <table:table-cell table:style-name="ce135" table:formula="of:=IF(['file:///C:/Users/paco1/Desktop/excel-check-printing/Accounts.ods'#$Accounts.F18]&lt;&gt;0; ['file:///C:/Users/paco1/Desktop/excel-check-printing/Accounts.ods'#$Accounts.F18]; &quot;&quot;)">
            <text:p/>
          </table:table-cell>
          <table:table-cell/>
          <table:table-cell table:style-name="ce135" table:formula="of:=IF(['file:///C:/Users/paco1/Desktop/excel-check-printing/Accounts.ods'#$Accounts.A18]&lt;&gt;0; ['file:///C:/Users/paco1/Desktop/excel-check-printing/Accounts.ods'#$Accounts.A18]; &quot;&quot;)">
            <text:p/>
          </table:table-cell>
          <table:table-cell table:style-name="ce135" table:formula="of:=IF(['file:///C:/Users/paco1/Desktop/excel-check-printing/Accounts.ods'#$Accounts.G18]&lt;&gt;0; ['file:///C:/Users/paco1/Desktop/excel-check-printing/Accounts.ods'#$Accounts.G18]; &quot;&quot;)">
            <text:p/>
          </table:table-cell>
          <table:table-cell table:style-name="ce135" table:formula="of:=IF(['file:///C:/Users/paco1/Desktop/excel-check-printing/Accounts.ods'#$Accounts.H18]&lt;&gt;0; ['file:///C:/Users/paco1/Desktop/excel-check-printing/Accounts.ods'#$Accounts.H18]; &quot;&quot;)">
            <text:p/>
          </table:table-cell>
          <table:table-cell table:style-name="ce135" table:formula="of:=IF(['file:///C:/Users/paco1/Desktop/excel-check-printing/Accounts.ods'#$Accounts.I18]&lt;&gt;0; ['file:///C:/Users/paco1/Desktop/excel-check-printing/Accounts.ods'#$Accounts.I18]; &quot;&quot;)">
            <text:p/>
          </table:table-cell>
          <table:table-cell table:style-name="ce135" table:formula="of:=IF(['file:///C:/Users/paco1/Desktop/excel-check-printing/Accounts.ods'#$Accounts.J18]&lt;&gt;0; ['file:///C:/Users/paco1/Desktop/excel-check-printing/Accounts.ods'#$Accounts.J18]; &quot;&quot;)">
            <text:p/>
          </table:table-cell>
          <table:table-cell table:style-name="ce135" table:formula="of:=IF(['file:///C:/Users/paco1/Desktop/excel-check-printing/Accounts.ods'#$Accounts.K18]&lt;&gt;0; ['file:///C:/Users/paco1/Desktop/excel-check-printing/Accounts.ods'#$Accounts.K18]; &quot;&quot;)">
            <text:p/>
          </table:table-cell>
          <table:table-cell table:style-name="ce135" table:formula="of:=IF(['file:///C:/Users/paco1/Desktop/excel-check-printing/Accounts.ods'#$Accounts.L18]&lt;&gt;0; ['file:///C:/Users/paco1/Desktop/excel-check-printing/Accounts.ods'#$Accounts.L18]; &quot;&quot;)">
            <text:p/>
          </table:table-cell>
        </table:table-row>
        <table:table-row table:style-name="ro12">
          <table:table-cell table:style-name="ce135" table:formula="of:=IF(['file:///C:/Users/paco1/Desktop/excel-check-printing/Accounts.ods'#$Accounts.A19]&lt;&gt;0; ['file:///C:/Users/paco1/Desktop/excel-check-printing/Accounts.ods'#$Accounts.A19]; &quot;&quot;)">
            <text:p/>
          </table:table-cell>
          <table:table-cell table:style-name="ce135" table:formula="of:=IF(['file:///C:/Users/paco1/Desktop/excel-check-printing/Accounts.ods'#$Accounts.B19]&lt;&gt;0; ['file:///C:/Users/paco1/Desktop/excel-check-printing/Accounts.ods'#$Accounts.B19]; &quot;&quot;)">
            <text:p/>
          </table:table-cell>
          <table:table-cell table:style-name="ce135" table:formula="of:=IF(['file:///C:/Users/paco1/Desktop/excel-check-printing/Accounts.ods'#$Accounts.C19]&lt;&gt;0; ['file:///C:/Users/paco1/Desktop/excel-check-printing/Accounts.ods'#$Accounts.C19]; &quot;&quot;)">
            <text:p/>
          </table:table-cell>
          <table:table-cell table:style-name="ce135" table:formula="of:=IF(['file:///C:/Users/paco1/Desktop/excel-check-printing/Accounts.ods'#$Accounts.D19]&lt;&gt;0; ['file:///C:/Users/paco1/Desktop/excel-check-printing/Accounts.ods'#$Accounts.D19]; &quot;&quot;)">
            <text:p/>
          </table:table-cell>
          <table:table-cell table:style-name="ce135" table:formula="of:=IF(['file:///C:/Users/paco1/Desktop/excel-check-printing/Accounts.ods'#$Accounts.E19]&lt;&gt;0; ['file:///C:/Users/paco1/Desktop/excel-check-printing/Accounts.ods'#$Accounts.E19]; &quot;&quot;)">
            <text:p/>
          </table:table-cell>
          <table:table-cell table:style-name="ce135" table:formula="of:=IF(['file:///C:/Users/paco1/Desktop/excel-check-printing/Accounts.ods'#$Accounts.F19]&lt;&gt;0; ['file:///C:/Users/paco1/Desktop/excel-check-printing/Accounts.ods'#$Accounts.F19]; &quot;&quot;)">
            <text:p/>
          </table:table-cell>
          <table:table-cell/>
          <table:table-cell table:style-name="ce135" table:formula="of:=IF(['file:///C:/Users/paco1/Desktop/excel-check-printing/Accounts.ods'#$Accounts.A19]&lt;&gt;0; ['file:///C:/Users/paco1/Desktop/excel-check-printing/Accounts.ods'#$Accounts.A19]; &quot;&quot;)">
            <text:p/>
          </table:table-cell>
          <table:table-cell table:style-name="ce135" table:formula="of:=IF(['file:///C:/Users/paco1/Desktop/excel-check-printing/Accounts.ods'#$Accounts.G19]&lt;&gt;0; ['file:///C:/Users/paco1/Desktop/excel-check-printing/Accounts.ods'#$Accounts.G19]; &quot;&quot;)">
            <text:p/>
          </table:table-cell>
          <table:table-cell table:style-name="ce135" table:formula="of:=IF(['file:///C:/Users/paco1/Desktop/excel-check-printing/Accounts.ods'#$Accounts.H19]&lt;&gt;0; ['file:///C:/Users/paco1/Desktop/excel-check-printing/Accounts.ods'#$Accounts.H19]; &quot;&quot;)">
            <text:p/>
          </table:table-cell>
          <table:table-cell table:style-name="ce135" table:formula="of:=IF(['file:///C:/Users/paco1/Desktop/excel-check-printing/Accounts.ods'#$Accounts.I19]&lt;&gt;0; ['file:///C:/Users/paco1/Desktop/excel-check-printing/Accounts.ods'#$Accounts.I19]; &quot;&quot;)">
            <text:p/>
          </table:table-cell>
          <table:table-cell table:style-name="ce135" table:formula="of:=IF(['file:///C:/Users/paco1/Desktop/excel-check-printing/Accounts.ods'#$Accounts.J19]&lt;&gt;0; ['file:///C:/Users/paco1/Desktop/excel-check-printing/Accounts.ods'#$Accounts.J19]; &quot;&quot;)">
            <text:p/>
          </table:table-cell>
          <table:table-cell table:style-name="ce135" table:formula="of:=IF(['file:///C:/Users/paco1/Desktop/excel-check-printing/Accounts.ods'#$Accounts.K19]&lt;&gt;0; ['file:///C:/Users/paco1/Desktop/excel-check-printing/Accounts.ods'#$Accounts.K19]; &quot;&quot;)">
            <text:p/>
          </table:table-cell>
          <table:table-cell table:style-name="ce135" table:formula="of:=IF(['file:///C:/Users/paco1/Desktop/excel-check-printing/Accounts.ods'#$Accounts.L19]&lt;&gt;0; ['file:///C:/Users/paco1/Desktop/excel-check-printing/Accounts.ods'#$Accounts.L19]; &quot;&quot;)">
            <text:p/>
          </table:table-cell>
        </table:table-row>
        <table:table-row table:style-name="ro12">
          <table:table-cell table:style-name="ce135" table:formula="of:=IF(['file:///C:/Users/paco1/Desktop/excel-check-printing/Accounts.ods'#$Accounts.A20]&lt;&gt;0; ['file:///C:/Users/paco1/Desktop/excel-check-printing/Accounts.ods'#$Accounts.A20]; &quot;&quot;)">
            <text:p/>
          </table:table-cell>
          <table:table-cell table:style-name="ce135" table:formula="of:=IF(['file:///C:/Users/paco1/Desktop/excel-check-printing/Accounts.ods'#$Accounts.B20]&lt;&gt;0; ['file:///C:/Users/paco1/Desktop/excel-check-printing/Accounts.ods'#$Accounts.B20]; &quot;&quot;)">
            <text:p/>
          </table:table-cell>
          <table:table-cell table:style-name="ce135" table:formula="of:=IF(['file:///C:/Users/paco1/Desktop/excel-check-printing/Accounts.ods'#$Accounts.C20]&lt;&gt;0; ['file:///C:/Users/paco1/Desktop/excel-check-printing/Accounts.ods'#$Accounts.C20]; &quot;&quot;)">
            <text:p/>
          </table:table-cell>
          <table:table-cell table:style-name="ce135" table:formula="of:=IF(['file:///C:/Users/paco1/Desktop/excel-check-printing/Accounts.ods'#$Accounts.D20]&lt;&gt;0; ['file:///C:/Users/paco1/Desktop/excel-check-printing/Accounts.ods'#$Accounts.D20]; &quot;&quot;)">
            <text:p/>
          </table:table-cell>
          <table:table-cell table:style-name="ce135" table:formula="of:=IF(['file:///C:/Users/paco1/Desktop/excel-check-printing/Accounts.ods'#$Accounts.E20]&lt;&gt;0; ['file:///C:/Users/paco1/Desktop/excel-check-printing/Accounts.ods'#$Accounts.E20]; &quot;&quot;)">
            <text:p/>
          </table:table-cell>
          <table:table-cell table:style-name="ce135" table:formula="of:=IF(['file:///C:/Users/paco1/Desktop/excel-check-printing/Accounts.ods'#$Accounts.F20]&lt;&gt;0; ['file:///C:/Users/paco1/Desktop/excel-check-printing/Accounts.ods'#$Accounts.F20]; &quot;&quot;)">
            <text:p/>
          </table:table-cell>
          <table:table-cell/>
          <table:table-cell table:style-name="ce135" table:formula="of:=IF(['file:///C:/Users/paco1/Desktop/excel-check-printing/Accounts.ods'#$Accounts.A20]&lt;&gt;0; ['file:///C:/Users/paco1/Desktop/excel-check-printing/Accounts.ods'#$Accounts.A20]; &quot;&quot;)">
            <text:p/>
          </table:table-cell>
          <table:table-cell table:style-name="ce135" table:formula="of:=IF(['file:///C:/Users/paco1/Desktop/excel-check-printing/Accounts.ods'#$Accounts.G20]&lt;&gt;0; ['file:///C:/Users/paco1/Desktop/excel-check-printing/Accounts.ods'#$Accounts.G20]; &quot;&quot;)">
            <text:p/>
          </table:table-cell>
          <table:table-cell table:style-name="ce135" table:formula="of:=IF(['file:///C:/Users/paco1/Desktop/excel-check-printing/Accounts.ods'#$Accounts.H20]&lt;&gt;0; ['file:///C:/Users/paco1/Desktop/excel-check-printing/Accounts.ods'#$Accounts.H20]; &quot;&quot;)">
            <text:p/>
          </table:table-cell>
          <table:table-cell table:style-name="ce135" table:formula="of:=IF(['file:///C:/Users/paco1/Desktop/excel-check-printing/Accounts.ods'#$Accounts.I20]&lt;&gt;0; ['file:///C:/Users/paco1/Desktop/excel-check-printing/Accounts.ods'#$Accounts.I20]; &quot;&quot;)">
            <text:p/>
          </table:table-cell>
          <table:table-cell table:style-name="ce135" table:formula="of:=IF(['file:///C:/Users/paco1/Desktop/excel-check-printing/Accounts.ods'#$Accounts.J20]&lt;&gt;0; ['file:///C:/Users/paco1/Desktop/excel-check-printing/Accounts.ods'#$Accounts.J20]; &quot;&quot;)">
            <text:p/>
          </table:table-cell>
          <table:table-cell table:style-name="ce135" table:formula="of:=IF(['file:///C:/Users/paco1/Desktop/excel-check-printing/Accounts.ods'#$Accounts.K20]&lt;&gt;0; ['file:///C:/Users/paco1/Desktop/excel-check-printing/Accounts.ods'#$Accounts.K20]; &quot;&quot;)">
            <text:p/>
          </table:table-cell>
          <table:table-cell table:style-name="ce135" table:formula="of:=IF(['file:///C:/Users/paco1/Desktop/excel-check-printing/Accounts.ods'#$Accounts.L20]&lt;&gt;0; ['file:///C:/Users/paco1/Desktop/excel-check-printing/Accounts.ods'#$Accounts.L20]; &quot;&quot;)">
            <text:p/>
          </table:table-cell>
        </table:table-row>
        <table:table-row table:style-name="ro12">
          <table:table-cell table:style-name="ce135" table:formula="of:=IF(['file:///C:/Users/paco1/Desktop/excel-check-printing/Accounts.ods'#$Accounts.A21]&lt;&gt;0; ['file:///C:/Users/paco1/Desktop/excel-check-printing/Accounts.ods'#$Accounts.A21]; &quot;&quot;)">
            <text:p/>
          </table:table-cell>
          <table:table-cell table:style-name="ce135" table:formula="of:=IF(['file:///C:/Users/paco1/Desktop/excel-check-printing/Accounts.ods'#$Accounts.B21]&lt;&gt;0; ['file:///C:/Users/paco1/Desktop/excel-check-printing/Accounts.ods'#$Accounts.B21]; &quot;&quot;)">
            <text:p/>
          </table:table-cell>
          <table:table-cell table:style-name="ce135" table:formula="of:=IF(['file:///C:/Users/paco1/Desktop/excel-check-printing/Accounts.ods'#$Accounts.C21]&lt;&gt;0; ['file:///C:/Users/paco1/Desktop/excel-check-printing/Accounts.ods'#$Accounts.C21]; &quot;&quot;)">
            <text:p/>
          </table:table-cell>
          <table:table-cell table:style-name="ce135" table:formula="of:=IF(['file:///C:/Users/paco1/Desktop/excel-check-printing/Accounts.ods'#$Accounts.D21]&lt;&gt;0; ['file:///C:/Users/paco1/Desktop/excel-check-printing/Accounts.ods'#$Accounts.D21]; &quot;&quot;)">
            <text:p/>
          </table:table-cell>
          <table:table-cell table:style-name="ce135" table:formula="of:=IF(['file:///C:/Users/paco1/Desktop/excel-check-printing/Accounts.ods'#$Accounts.E21]&lt;&gt;0; ['file:///C:/Users/paco1/Desktop/excel-check-printing/Accounts.ods'#$Accounts.E21]; &quot;&quot;)">
            <text:p/>
          </table:table-cell>
          <table:table-cell table:style-name="ce135" table:formula="of:=IF(['file:///C:/Users/paco1/Desktop/excel-check-printing/Accounts.ods'#$Accounts.F21]&lt;&gt;0; ['file:///C:/Users/paco1/Desktop/excel-check-printing/Accounts.ods'#$Accounts.F21]; &quot;&quot;)">
            <text:p/>
          </table:table-cell>
          <table:table-cell/>
          <table:table-cell table:style-name="ce135" table:formula="of:=IF(['file:///C:/Users/paco1/Desktop/excel-check-printing/Accounts.ods'#$Accounts.A21]&lt;&gt;0; ['file:///C:/Users/paco1/Desktop/excel-check-printing/Accounts.ods'#$Accounts.A21]; &quot;&quot;)">
            <text:p/>
          </table:table-cell>
          <table:table-cell table:style-name="ce135" table:formula="of:=IF(['file:///C:/Users/paco1/Desktop/excel-check-printing/Accounts.ods'#$Accounts.G21]&lt;&gt;0; ['file:///C:/Users/paco1/Desktop/excel-check-printing/Accounts.ods'#$Accounts.G21]; &quot;&quot;)">
            <text:p/>
          </table:table-cell>
          <table:table-cell table:style-name="ce135" table:formula="of:=IF(['file:///C:/Users/paco1/Desktop/excel-check-printing/Accounts.ods'#$Accounts.H21]&lt;&gt;0; ['file:///C:/Users/paco1/Desktop/excel-check-printing/Accounts.ods'#$Accounts.H21]; &quot;&quot;)">
            <text:p/>
          </table:table-cell>
          <table:table-cell table:style-name="ce135" table:formula="of:=IF(['file:///C:/Users/paco1/Desktop/excel-check-printing/Accounts.ods'#$Accounts.I21]&lt;&gt;0; ['file:///C:/Users/paco1/Desktop/excel-check-printing/Accounts.ods'#$Accounts.I21]; &quot;&quot;)">
            <text:p/>
          </table:table-cell>
          <table:table-cell table:style-name="ce135" table:formula="of:=IF(['file:///C:/Users/paco1/Desktop/excel-check-printing/Accounts.ods'#$Accounts.J21]&lt;&gt;0; ['file:///C:/Users/paco1/Desktop/excel-check-printing/Accounts.ods'#$Accounts.J21]; &quot;&quot;)">
            <text:p/>
          </table:table-cell>
          <table:table-cell table:style-name="ce135" table:formula="of:=IF(['file:///C:/Users/paco1/Desktop/excel-check-printing/Accounts.ods'#$Accounts.K21]&lt;&gt;0; ['file:///C:/Users/paco1/Desktop/excel-check-printing/Accounts.ods'#$Accounts.K21]; &quot;&quot;)">
            <text:p/>
          </table:table-cell>
          <table:table-cell table:style-name="ce135" table:formula="of:=IF(['file:///C:/Users/paco1/Desktop/excel-check-printing/Accounts.ods'#$Accounts.L21]&lt;&gt;0; ['file:///C:/Users/paco1/Desktop/excel-check-printing/Accounts.ods'#$Accounts.L21]; &quot;&quot;)">
            <text:p/>
          </table:table-cell>
        </table:table-row>
        <table:table-row table:style-name="ro12">
          <table:table-cell table:style-name="ce135" table:formula="of:=IF(['file:///C:/Users/paco1/Desktop/excel-check-printing/Accounts.ods'#$Accounts.A22]&lt;&gt;0; ['file:///C:/Users/paco1/Desktop/excel-check-printing/Accounts.ods'#$Accounts.A22]; &quot;&quot;)">
            <text:p/>
          </table:table-cell>
          <table:table-cell table:style-name="ce135" table:formula="of:=IF(['file:///C:/Users/paco1/Desktop/excel-check-printing/Accounts.ods'#$Accounts.B22]&lt;&gt;0; ['file:///C:/Users/paco1/Desktop/excel-check-printing/Accounts.ods'#$Accounts.B22]; &quot;&quot;)">
            <text:p/>
          </table:table-cell>
          <table:table-cell table:style-name="ce135" table:formula="of:=IF(['file:///C:/Users/paco1/Desktop/excel-check-printing/Accounts.ods'#$Accounts.C22]&lt;&gt;0; ['file:///C:/Users/paco1/Desktop/excel-check-printing/Accounts.ods'#$Accounts.C22]; &quot;&quot;)">
            <text:p/>
          </table:table-cell>
          <table:table-cell table:style-name="ce135" table:formula="of:=IF(['file:///C:/Users/paco1/Desktop/excel-check-printing/Accounts.ods'#$Accounts.D22]&lt;&gt;0; ['file:///C:/Users/paco1/Desktop/excel-check-printing/Accounts.ods'#$Accounts.D22]; &quot;&quot;)">
            <text:p/>
          </table:table-cell>
          <table:table-cell table:style-name="ce135" table:formula="of:=IF(['file:///C:/Users/paco1/Desktop/excel-check-printing/Accounts.ods'#$Accounts.E22]&lt;&gt;0; ['file:///C:/Users/paco1/Desktop/excel-check-printing/Accounts.ods'#$Accounts.E22]; &quot;&quot;)">
            <text:p/>
          </table:table-cell>
          <table:table-cell table:style-name="ce135" table:formula="of:=IF(['file:///C:/Users/paco1/Desktop/excel-check-printing/Accounts.ods'#$Accounts.F22]&lt;&gt;0; ['file:///C:/Users/paco1/Desktop/excel-check-printing/Accounts.ods'#$Accounts.F22]; &quot;&quot;)">
            <text:p/>
          </table:table-cell>
          <table:table-cell/>
          <table:table-cell table:style-name="ce135" table:formula="of:=IF(['file:///C:/Users/paco1/Desktop/excel-check-printing/Accounts.ods'#$Accounts.A22]&lt;&gt;0; ['file:///C:/Users/paco1/Desktop/excel-check-printing/Accounts.ods'#$Accounts.A22]; &quot;&quot;)">
            <text:p/>
          </table:table-cell>
          <table:table-cell table:style-name="ce135" table:formula="of:=IF(['file:///C:/Users/paco1/Desktop/excel-check-printing/Accounts.ods'#$Accounts.G22]&lt;&gt;0; ['file:///C:/Users/paco1/Desktop/excel-check-printing/Accounts.ods'#$Accounts.G22]; &quot;&quot;)">
            <text:p/>
          </table:table-cell>
          <table:table-cell table:style-name="ce135" table:formula="of:=IF(['file:///C:/Users/paco1/Desktop/excel-check-printing/Accounts.ods'#$Accounts.H22]&lt;&gt;0; ['file:///C:/Users/paco1/Desktop/excel-check-printing/Accounts.ods'#$Accounts.H22]; &quot;&quot;)">
            <text:p/>
          </table:table-cell>
          <table:table-cell table:style-name="ce135" table:formula="of:=IF(['file:///C:/Users/paco1/Desktop/excel-check-printing/Accounts.ods'#$Accounts.I22]&lt;&gt;0; ['file:///C:/Users/paco1/Desktop/excel-check-printing/Accounts.ods'#$Accounts.I22]; &quot;&quot;)">
            <text:p/>
          </table:table-cell>
          <table:table-cell table:style-name="ce135" table:formula="of:=IF(['file:///C:/Users/paco1/Desktop/excel-check-printing/Accounts.ods'#$Accounts.J22]&lt;&gt;0; ['file:///C:/Users/paco1/Desktop/excel-check-printing/Accounts.ods'#$Accounts.J22]; &quot;&quot;)">
            <text:p/>
          </table:table-cell>
          <table:table-cell table:style-name="ce135" table:formula="of:=IF(['file:///C:/Users/paco1/Desktop/excel-check-printing/Accounts.ods'#$Accounts.K22]&lt;&gt;0; ['file:///C:/Users/paco1/Desktop/excel-check-printing/Accounts.ods'#$Accounts.K22]; &quot;&quot;)">
            <text:p/>
          </table:table-cell>
          <table:table-cell table:style-name="ce135" table:formula="of:=IF(['file:///C:/Users/paco1/Desktop/excel-check-printing/Accounts.ods'#$Accounts.L22]&lt;&gt;0; ['file:///C:/Users/paco1/Desktop/excel-check-printing/Accounts.ods'#$Accounts.L22]; &quot;&quot;)">
            <text:p/>
          </table:table-cell>
        </table:table-row>
        <table:table-row table:style-name="ro12">
          <table:table-cell table:style-name="ce135" table:formula="of:=IF(['file:///C:/Users/paco1/Desktop/excel-check-printing/Accounts.ods'#$Accounts.A23]&lt;&gt;0; ['file:///C:/Users/paco1/Desktop/excel-check-printing/Accounts.ods'#$Accounts.A23]; &quot;&quot;)">
            <text:p/>
          </table:table-cell>
          <table:table-cell table:style-name="ce135" table:formula="of:=IF(['file:///C:/Users/paco1/Desktop/excel-check-printing/Accounts.ods'#$Accounts.B23]&lt;&gt;0; ['file:///C:/Users/paco1/Desktop/excel-check-printing/Accounts.ods'#$Accounts.B23]; &quot;&quot;)">
            <text:p/>
          </table:table-cell>
          <table:table-cell table:style-name="ce135" table:formula="of:=IF(['file:///C:/Users/paco1/Desktop/excel-check-printing/Accounts.ods'#$Accounts.C23]&lt;&gt;0; ['file:///C:/Users/paco1/Desktop/excel-check-printing/Accounts.ods'#$Accounts.C23]; &quot;&quot;)">
            <text:p/>
          </table:table-cell>
          <table:table-cell table:style-name="ce135" table:formula="of:=IF(['file:///C:/Users/paco1/Desktop/excel-check-printing/Accounts.ods'#$Accounts.D23]&lt;&gt;0; ['file:///C:/Users/paco1/Desktop/excel-check-printing/Accounts.ods'#$Accounts.D23]; &quot;&quot;)">
            <text:p/>
          </table:table-cell>
          <table:table-cell table:style-name="ce135" table:formula="of:=IF(['file:///C:/Users/paco1/Desktop/excel-check-printing/Accounts.ods'#$Accounts.E23]&lt;&gt;0; ['file:///C:/Users/paco1/Desktop/excel-check-printing/Accounts.ods'#$Accounts.E23]; &quot;&quot;)">
            <text:p/>
          </table:table-cell>
          <table:table-cell table:style-name="ce135" table:formula="of:=IF(['file:///C:/Users/paco1/Desktop/excel-check-printing/Accounts.ods'#$Accounts.F23]&lt;&gt;0; ['file:///C:/Users/paco1/Desktop/excel-check-printing/Accounts.ods'#$Accounts.F23]; &quot;&quot;)">
            <text:p/>
          </table:table-cell>
          <table:table-cell/>
          <table:table-cell table:style-name="ce135" table:formula="of:=IF(['file:///C:/Users/paco1/Desktop/excel-check-printing/Accounts.ods'#$Accounts.A23]&lt;&gt;0; ['file:///C:/Users/paco1/Desktop/excel-check-printing/Accounts.ods'#$Accounts.A23]; &quot;&quot;)">
            <text:p/>
          </table:table-cell>
          <table:table-cell table:style-name="ce135" table:formula="of:=IF(['file:///C:/Users/paco1/Desktop/excel-check-printing/Accounts.ods'#$Accounts.G23]&lt;&gt;0; ['file:///C:/Users/paco1/Desktop/excel-check-printing/Accounts.ods'#$Accounts.G23]; &quot;&quot;)">
            <text:p/>
          </table:table-cell>
          <table:table-cell table:style-name="ce135" table:formula="of:=IF(['file:///C:/Users/paco1/Desktop/excel-check-printing/Accounts.ods'#$Accounts.H23]&lt;&gt;0; ['file:///C:/Users/paco1/Desktop/excel-check-printing/Accounts.ods'#$Accounts.H23]; &quot;&quot;)">
            <text:p/>
          </table:table-cell>
          <table:table-cell table:style-name="ce135" table:formula="of:=IF(['file:///C:/Users/paco1/Desktop/excel-check-printing/Accounts.ods'#$Accounts.I23]&lt;&gt;0; ['file:///C:/Users/paco1/Desktop/excel-check-printing/Accounts.ods'#$Accounts.I23]; &quot;&quot;)">
            <text:p/>
          </table:table-cell>
          <table:table-cell table:style-name="ce135" table:formula="of:=IF(['file:///C:/Users/paco1/Desktop/excel-check-printing/Accounts.ods'#$Accounts.J23]&lt;&gt;0; ['file:///C:/Users/paco1/Desktop/excel-check-printing/Accounts.ods'#$Accounts.J23]; &quot;&quot;)">
            <text:p/>
          </table:table-cell>
          <table:table-cell table:style-name="ce135" table:formula="of:=IF(['file:///C:/Users/paco1/Desktop/excel-check-printing/Accounts.ods'#$Accounts.K23]&lt;&gt;0; ['file:///C:/Users/paco1/Desktop/excel-check-printing/Accounts.ods'#$Accounts.K23]; &quot;&quot;)">
            <text:p/>
          </table:table-cell>
          <table:table-cell table:style-name="ce135" table:formula="of:=IF(['file:///C:/Users/paco1/Desktop/excel-check-printing/Accounts.ods'#$Accounts.L23]&lt;&gt;0; ['file:///C:/Users/paco1/Desktop/excel-check-printing/Accounts.ods'#$Accounts.L23]; &quot;&quot;)">
            <text:p/>
          </table:table-cell>
        </table:table-row>
        <table:table-row table:style-name="ro12">
          <table:table-cell table:style-name="ce135" table:formula="of:=IF(['file:///C:/Users/paco1/Desktop/excel-check-printing/Accounts.ods'#$Accounts.A24]&lt;&gt;0; ['file:///C:/Users/paco1/Desktop/excel-check-printing/Accounts.ods'#$Accounts.A24]; &quot;&quot;)">
            <text:p/>
          </table:table-cell>
          <table:table-cell table:style-name="ce135" table:formula="of:=IF(['file:///C:/Users/paco1/Desktop/excel-check-printing/Accounts.ods'#$Accounts.B24]&lt;&gt;0; ['file:///C:/Users/paco1/Desktop/excel-check-printing/Accounts.ods'#$Accounts.B24]; &quot;&quot;)">
            <text:p/>
          </table:table-cell>
          <table:table-cell table:style-name="ce135" table:formula="of:=IF(['file:///C:/Users/paco1/Desktop/excel-check-printing/Accounts.ods'#$Accounts.C24]&lt;&gt;0; ['file:///C:/Users/paco1/Desktop/excel-check-printing/Accounts.ods'#$Accounts.C24]; &quot;&quot;)">
            <text:p/>
          </table:table-cell>
          <table:table-cell table:style-name="ce135" table:formula="of:=IF(['file:///C:/Users/paco1/Desktop/excel-check-printing/Accounts.ods'#$Accounts.D24]&lt;&gt;0; ['file:///C:/Users/paco1/Desktop/excel-check-printing/Accounts.ods'#$Accounts.D24]; &quot;&quot;)">
            <text:p/>
          </table:table-cell>
          <table:table-cell table:style-name="ce135" table:formula="of:=IF(['file:///C:/Users/paco1/Desktop/excel-check-printing/Accounts.ods'#$Accounts.E24]&lt;&gt;0; ['file:///C:/Users/paco1/Desktop/excel-check-printing/Accounts.ods'#$Accounts.E24]; &quot;&quot;)">
            <text:p/>
          </table:table-cell>
          <table:table-cell table:style-name="ce135" table:formula="of:=IF(['file:///C:/Users/paco1/Desktop/excel-check-printing/Accounts.ods'#$Accounts.F24]&lt;&gt;0; ['file:///C:/Users/paco1/Desktop/excel-check-printing/Accounts.ods'#$Accounts.F24]; &quot;&quot;)">
            <text:p/>
          </table:table-cell>
          <table:table-cell/>
          <table:table-cell table:style-name="ce135" table:formula="of:=IF(['file:///C:/Users/paco1/Desktop/excel-check-printing/Accounts.ods'#$Accounts.A24]&lt;&gt;0; ['file:///C:/Users/paco1/Desktop/excel-check-printing/Accounts.ods'#$Accounts.A24]; &quot;&quot;)">
            <text:p/>
          </table:table-cell>
          <table:table-cell table:style-name="ce135" table:formula="of:=IF(['file:///C:/Users/paco1/Desktop/excel-check-printing/Accounts.ods'#$Accounts.G24]&lt;&gt;0; ['file:///C:/Users/paco1/Desktop/excel-check-printing/Accounts.ods'#$Accounts.G24]; &quot;&quot;)">
            <text:p/>
          </table:table-cell>
          <table:table-cell table:style-name="ce135" table:formula="of:=IF(['file:///C:/Users/paco1/Desktop/excel-check-printing/Accounts.ods'#$Accounts.H24]&lt;&gt;0; ['file:///C:/Users/paco1/Desktop/excel-check-printing/Accounts.ods'#$Accounts.H24]; &quot;&quot;)">
            <text:p/>
          </table:table-cell>
          <table:table-cell table:style-name="ce135" table:formula="of:=IF(['file:///C:/Users/paco1/Desktop/excel-check-printing/Accounts.ods'#$Accounts.I24]&lt;&gt;0; ['file:///C:/Users/paco1/Desktop/excel-check-printing/Accounts.ods'#$Accounts.I24]; &quot;&quot;)">
            <text:p/>
          </table:table-cell>
          <table:table-cell table:style-name="ce135" table:formula="of:=IF(['file:///C:/Users/paco1/Desktop/excel-check-printing/Accounts.ods'#$Accounts.J24]&lt;&gt;0; ['file:///C:/Users/paco1/Desktop/excel-check-printing/Accounts.ods'#$Accounts.J24]; &quot;&quot;)">
            <text:p/>
          </table:table-cell>
          <table:table-cell table:style-name="ce135" table:formula="of:=IF(['file:///C:/Users/paco1/Desktop/excel-check-printing/Accounts.ods'#$Accounts.K24]&lt;&gt;0; ['file:///C:/Users/paco1/Desktop/excel-check-printing/Accounts.ods'#$Accounts.K24]; &quot;&quot;)">
            <text:p/>
          </table:table-cell>
          <table:table-cell table:style-name="ce135" table:formula="of:=IF(['file:///C:/Users/paco1/Desktop/excel-check-printing/Accounts.ods'#$Accounts.L24]&lt;&gt;0; ['file:///C:/Users/paco1/Desktop/excel-check-printing/Accounts.ods'#$Accounts.L24]; &quot;&quot;)">
            <text:p/>
          </table:table-cell>
        </table:table-row>
        <table:table-row table:style-name="ro12">
          <table:table-cell table:style-name="ce135" table:formula="of:=IF(['file:///C:/Users/paco1/Desktop/excel-check-printing/Accounts.ods'#$Accounts.A25]&lt;&gt;0; ['file:///C:/Users/paco1/Desktop/excel-check-printing/Accounts.ods'#$Accounts.A25]; &quot;&quot;)">
            <text:p/>
          </table:table-cell>
          <table:table-cell table:style-name="ce135" table:formula="of:=IF(['file:///C:/Users/paco1/Desktop/excel-check-printing/Accounts.ods'#$Accounts.B25]&lt;&gt;0; ['file:///C:/Users/paco1/Desktop/excel-check-printing/Accounts.ods'#$Accounts.B25]; &quot;&quot;)">
            <text:p/>
          </table:table-cell>
          <table:table-cell table:style-name="ce135" table:formula="of:=IF(['file:///C:/Users/paco1/Desktop/excel-check-printing/Accounts.ods'#$Accounts.C25]&lt;&gt;0; ['file:///C:/Users/paco1/Desktop/excel-check-printing/Accounts.ods'#$Accounts.C25]; &quot;&quot;)">
            <text:p/>
          </table:table-cell>
          <table:table-cell table:style-name="ce135" table:formula="of:=IF(['file:///C:/Users/paco1/Desktop/excel-check-printing/Accounts.ods'#$Accounts.D25]&lt;&gt;0; ['file:///C:/Users/paco1/Desktop/excel-check-printing/Accounts.ods'#$Accounts.D25]; &quot;&quot;)">
            <text:p/>
          </table:table-cell>
          <table:table-cell table:style-name="ce135" table:formula="of:=IF(['file:///C:/Users/paco1/Desktop/excel-check-printing/Accounts.ods'#$Accounts.E25]&lt;&gt;0; ['file:///C:/Users/paco1/Desktop/excel-check-printing/Accounts.ods'#$Accounts.E25]; &quot;&quot;)">
            <text:p/>
          </table:table-cell>
          <table:table-cell table:style-name="ce135" table:formula="of:=IF(['file:///C:/Users/paco1/Desktop/excel-check-printing/Accounts.ods'#$Accounts.F25]&lt;&gt;0; ['file:///C:/Users/paco1/Desktop/excel-check-printing/Accounts.ods'#$Accounts.F25]; &quot;&quot;)">
            <text:p/>
          </table:table-cell>
          <table:table-cell/>
          <table:table-cell table:style-name="ce135" table:formula="of:=IF(['file:///C:/Users/paco1/Desktop/excel-check-printing/Accounts.ods'#$Accounts.A25]&lt;&gt;0; ['file:///C:/Users/paco1/Desktop/excel-check-printing/Accounts.ods'#$Accounts.A25]; &quot;&quot;)">
            <text:p/>
          </table:table-cell>
          <table:table-cell table:style-name="ce135" table:formula="of:=IF(['file:///C:/Users/paco1/Desktop/excel-check-printing/Accounts.ods'#$Accounts.G25]&lt;&gt;0; ['file:///C:/Users/paco1/Desktop/excel-check-printing/Accounts.ods'#$Accounts.G25]; &quot;&quot;)">
            <text:p/>
          </table:table-cell>
          <table:table-cell table:style-name="ce135" table:formula="of:=IF(['file:///C:/Users/paco1/Desktop/excel-check-printing/Accounts.ods'#$Accounts.H25]&lt;&gt;0; ['file:///C:/Users/paco1/Desktop/excel-check-printing/Accounts.ods'#$Accounts.H25]; &quot;&quot;)">
            <text:p/>
          </table:table-cell>
          <table:table-cell table:style-name="ce135" table:formula="of:=IF(['file:///C:/Users/paco1/Desktop/excel-check-printing/Accounts.ods'#$Accounts.I25]&lt;&gt;0; ['file:///C:/Users/paco1/Desktop/excel-check-printing/Accounts.ods'#$Accounts.I25]; &quot;&quot;)">
            <text:p/>
          </table:table-cell>
          <table:table-cell table:style-name="ce135" table:formula="of:=IF(['file:///C:/Users/paco1/Desktop/excel-check-printing/Accounts.ods'#$Accounts.J25]&lt;&gt;0; ['file:///C:/Users/paco1/Desktop/excel-check-printing/Accounts.ods'#$Accounts.J25]; &quot;&quot;)">
            <text:p/>
          </table:table-cell>
          <table:table-cell table:style-name="ce135" table:formula="of:=IF(['file:///C:/Users/paco1/Desktop/excel-check-printing/Accounts.ods'#$Accounts.K25]&lt;&gt;0; ['file:///C:/Users/paco1/Desktop/excel-check-printing/Accounts.ods'#$Accounts.K25]; &quot;&quot;)">
            <text:p/>
          </table:table-cell>
          <table:table-cell table:style-name="ce135" table:formula="of:=IF(['file:///C:/Users/paco1/Desktop/excel-check-printing/Accounts.ods'#$Accounts.L25]&lt;&gt;0; ['file:///C:/Users/paco1/Desktop/excel-check-printing/Accounts.ods'#$Accounts.L25]; &quot;&quot;)">
            <text:p/>
          </table:table-cell>
        </table:table-row>
        <table:table-row table:style-name="ro12">
          <table:table-cell table:style-name="ce135" table:formula="of:=IF(['file:///C:/Users/paco1/Desktop/excel-check-printing/Accounts.ods'#$Accounts.A26]&lt;&gt;0; ['file:///C:/Users/paco1/Desktop/excel-check-printing/Accounts.ods'#$Accounts.A26]; &quot;&quot;)">
            <text:p/>
          </table:table-cell>
          <table:table-cell table:style-name="ce135" table:formula="of:=IF(['file:///C:/Users/paco1/Desktop/excel-check-printing/Accounts.ods'#$Accounts.B26]&lt;&gt;0; ['file:///C:/Users/paco1/Desktop/excel-check-printing/Accounts.ods'#$Accounts.B26]; &quot;&quot;)">
            <text:p/>
          </table:table-cell>
          <table:table-cell table:style-name="ce135" table:formula="of:=IF(['file:///C:/Users/paco1/Desktop/excel-check-printing/Accounts.ods'#$Accounts.C26]&lt;&gt;0; ['file:///C:/Users/paco1/Desktop/excel-check-printing/Accounts.ods'#$Accounts.C26]; &quot;&quot;)">
            <text:p/>
          </table:table-cell>
          <table:table-cell table:style-name="ce135" table:formula="of:=IF(['file:///C:/Users/paco1/Desktop/excel-check-printing/Accounts.ods'#$Accounts.D26]&lt;&gt;0; ['file:///C:/Users/paco1/Desktop/excel-check-printing/Accounts.ods'#$Accounts.D26]; &quot;&quot;)">
            <text:p/>
          </table:table-cell>
          <table:table-cell table:style-name="ce135" table:formula="of:=IF(['file:///C:/Users/paco1/Desktop/excel-check-printing/Accounts.ods'#$Accounts.E26]&lt;&gt;0; ['file:///C:/Users/paco1/Desktop/excel-check-printing/Accounts.ods'#$Accounts.E26]; &quot;&quot;)">
            <text:p/>
          </table:table-cell>
          <table:table-cell table:style-name="ce135" table:formula="of:=IF(['file:///C:/Users/paco1/Desktop/excel-check-printing/Accounts.ods'#$Accounts.F26]&lt;&gt;0; ['file:///C:/Users/paco1/Desktop/excel-check-printing/Accounts.ods'#$Accounts.F26]; &quot;&quot;)">
            <text:p/>
          </table:table-cell>
          <table:table-cell/>
          <table:table-cell table:style-name="ce135" table:formula="of:=IF(['file:///C:/Users/paco1/Desktop/excel-check-printing/Accounts.ods'#$Accounts.A26]&lt;&gt;0; ['file:///C:/Users/paco1/Desktop/excel-check-printing/Accounts.ods'#$Accounts.A26]; &quot;&quot;)">
            <text:p/>
          </table:table-cell>
          <table:table-cell table:style-name="ce135" table:formula="of:=IF(['file:///C:/Users/paco1/Desktop/excel-check-printing/Accounts.ods'#$Accounts.G26]&lt;&gt;0; ['file:///C:/Users/paco1/Desktop/excel-check-printing/Accounts.ods'#$Accounts.G26]; &quot;&quot;)">
            <text:p/>
          </table:table-cell>
          <table:table-cell table:style-name="ce135" table:formula="of:=IF(['file:///C:/Users/paco1/Desktop/excel-check-printing/Accounts.ods'#$Accounts.H26]&lt;&gt;0; ['file:///C:/Users/paco1/Desktop/excel-check-printing/Accounts.ods'#$Accounts.H26]; &quot;&quot;)">
            <text:p/>
          </table:table-cell>
          <table:table-cell table:style-name="ce135" table:formula="of:=IF(['file:///C:/Users/paco1/Desktop/excel-check-printing/Accounts.ods'#$Accounts.I26]&lt;&gt;0; ['file:///C:/Users/paco1/Desktop/excel-check-printing/Accounts.ods'#$Accounts.I26]; &quot;&quot;)">
            <text:p/>
          </table:table-cell>
          <table:table-cell table:style-name="ce135" table:formula="of:=IF(['file:///C:/Users/paco1/Desktop/excel-check-printing/Accounts.ods'#$Accounts.J26]&lt;&gt;0; ['file:///C:/Users/paco1/Desktop/excel-check-printing/Accounts.ods'#$Accounts.J26]; &quot;&quot;)">
            <text:p/>
          </table:table-cell>
          <table:table-cell table:style-name="ce135" table:formula="of:=IF(['file:///C:/Users/paco1/Desktop/excel-check-printing/Accounts.ods'#$Accounts.K26]&lt;&gt;0; ['file:///C:/Users/paco1/Desktop/excel-check-printing/Accounts.ods'#$Accounts.K26]; &quot;&quot;)">
            <text:p/>
          </table:table-cell>
          <table:table-cell table:style-name="ce135" table:formula="of:=IF(['file:///C:/Users/paco1/Desktop/excel-check-printing/Accounts.ods'#$Accounts.L26]&lt;&gt;0; ['file:///C:/Users/paco1/Desktop/excel-check-printing/Accounts.ods'#$Accounts.L26]; &quot;&quot;)">
            <text:p/>
          </table:table-cell>
        </table:table-row>
        <table:table-row table:style-name="ro12">
          <table:table-cell table:style-name="ce135" table:formula="of:=IF(['file:///C:/Users/paco1/Desktop/excel-check-printing/Accounts.ods'#$Accounts.A27]&lt;&gt;0; ['file:///C:/Users/paco1/Desktop/excel-check-printing/Accounts.ods'#$Accounts.A27]; &quot;&quot;)">
            <text:p/>
          </table:table-cell>
          <table:table-cell table:style-name="ce135" table:formula="of:=IF(['file:///C:/Users/paco1/Desktop/excel-check-printing/Accounts.ods'#$Accounts.B27]&lt;&gt;0; ['file:///C:/Users/paco1/Desktop/excel-check-printing/Accounts.ods'#$Accounts.B27]; &quot;&quot;)">
            <text:p/>
          </table:table-cell>
          <table:table-cell table:style-name="ce135" table:formula="of:=IF(['file:///C:/Users/paco1/Desktop/excel-check-printing/Accounts.ods'#$Accounts.C27]&lt;&gt;0; ['file:///C:/Users/paco1/Desktop/excel-check-printing/Accounts.ods'#$Accounts.C27]; &quot;&quot;)">
            <text:p/>
          </table:table-cell>
          <table:table-cell table:style-name="ce135" table:formula="of:=IF(['file:///C:/Users/paco1/Desktop/excel-check-printing/Accounts.ods'#$Accounts.D27]&lt;&gt;0; ['file:///C:/Users/paco1/Desktop/excel-check-printing/Accounts.ods'#$Accounts.D27]; &quot;&quot;)">
            <text:p/>
          </table:table-cell>
          <table:table-cell table:style-name="ce135" table:formula="of:=IF(['file:///C:/Users/paco1/Desktop/excel-check-printing/Accounts.ods'#$Accounts.E27]&lt;&gt;0; ['file:///C:/Users/paco1/Desktop/excel-check-printing/Accounts.ods'#$Accounts.E27]; &quot;&quot;)">
            <text:p/>
          </table:table-cell>
          <table:table-cell table:style-name="ce135" table:formula="of:=IF(['file:///C:/Users/paco1/Desktop/excel-check-printing/Accounts.ods'#$Accounts.F27]&lt;&gt;0; ['file:///C:/Users/paco1/Desktop/excel-check-printing/Accounts.ods'#$Accounts.F27]; &quot;&quot;)">
            <text:p/>
          </table:table-cell>
          <table:table-cell/>
          <table:table-cell table:style-name="ce135" table:formula="of:=IF(['file:///C:/Users/paco1/Desktop/excel-check-printing/Accounts.ods'#$Accounts.A27]&lt;&gt;0; ['file:///C:/Users/paco1/Desktop/excel-check-printing/Accounts.ods'#$Accounts.A27]; &quot;&quot;)">
            <text:p/>
          </table:table-cell>
          <table:table-cell table:style-name="ce135" table:formula="of:=IF(['file:///C:/Users/paco1/Desktop/excel-check-printing/Accounts.ods'#$Accounts.G27]&lt;&gt;0; ['file:///C:/Users/paco1/Desktop/excel-check-printing/Accounts.ods'#$Accounts.G27]; &quot;&quot;)">
            <text:p/>
          </table:table-cell>
          <table:table-cell table:style-name="ce135" table:formula="of:=IF(['file:///C:/Users/paco1/Desktop/excel-check-printing/Accounts.ods'#$Accounts.H27]&lt;&gt;0; ['file:///C:/Users/paco1/Desktop/excel-check-printing/Accounts.ods'#$Accounts.H27]; &quot;&quot;)">
            <text:p/>
          </table:table-cell>
          <table:table-cell table:style-name="ce135" table:formula="of:=IF(['file:///C:/Users/paco1/Desktop/excel-check-printing/Accounts.ods'#$Accounts.I27]&lt;&gt;0; ['file:///C:/Users/paco1/Desktop/excel-check-printing/Accounts.ods'#$Accounts.I27]; &quot;&quot;)">
            <text:p/>
          </table:table-cell>
          <table:table-cell table:style-name="ce135" table:formula="of:=IF(['file:///C:/Users/paco1/Desktop/excel-check-printing/Accounts.ods'#$Accounts.J27]&lt;&gt;0; ['file:///C:/Users/paco1/Desktop/excel-check-printing/Accounts.ods'#$Accounts.J27]; &quot;&quot;)">
            <text:p/>
          </table:table-cell>
          <table:table-cell table:style-name="ce135" table:formula="of:=IF(['file:///C:/Users/paco1/Desktop/excel-check-printing/Accounts.ods'#$Accounts.K27]&lt;&gt;0; ['file:///C:/Users/paco1/Desktop/excel-check-printing/Accounts.ods'#$Accounts.K27]; &quot;&quot;)">
            <text:p/>
          </table:table-cell>
          <table:table-cell table:style-name="ce135" table:formula="of:=IF(['file:///C:/Users/paco1/Desktop/excel-check-printing/Accounts.ods'#$Accounts.L27]&lt;&gt;0; ['file:///C:/Users/paco1/Desktop/excel-check-printing/Accounts.ods'#$Accounts.L27]; &quot;&quot;)">
            <text:p/>
          </table:table-cell>
        </table:table-row>
        <table:table-row table:style-name="ro12">
          <table:table-cell table:style-name="ce135" table:formula="of:=IF(['file:///C:/Users/paco1/Desktop/excel-check-printing/Accounts.ods'#$Accounts.A28]&lt;&gt;0; ['file:///C:/Users/paco1/Desktop/excel-check-printing/Accounts.ods'#$Accounts.A28]; &quot;&quot;)">
            <text:p/>
          </table:table-cell>
          <table:table-cell table:style-name="ce135" table:formula="of:=IF(['file:///C:/Users/paco1/Desktop/excel-check-printing/Accounts.ods'#$Accounts.B28]&lt;&gt;0; ['file:///C:/Users/paco1/Desktop/excel-check-printing/Accounts.ods'#$Accounts.B28]; &quot;&quot;)">
            <text:p/>
          </table:table-cell>
          <table:table-cell table:style-name="ce135" table:formula="of:=IF(['file:///C:/Users/paco1/Desktop/excel-check-printing/Accounts.ods'#$Accounts.C28]&lt;&gt;0; ['file:///C:/Users/paco1/Desktop/excel-check-printing/Accounts.ods'#$Accounts.C28]; &quot;&quot;)">
            <text:p/>
          </table:table-cell>
          <table:table-cell table:style-name="ce135" table:formula="of:=IF(['file:///C:/Users/paco1/Desktop/excel-check-printing/Accounts.ods'#$Accounts.D28]&lt;&gt;0; ['file:///C:/Users/paco1/Desktop/excel-check-printing/Accounts.ods'#$Accounts.D28]; &quot;&quot;)">
            <text:p/>
          </table:table-cell>
          <table:table-cell table:style-name="ce135" table:formula="of:=IF(['file:///C:/Users/paco1/Desktop/excel-check-printing/Accounts.ods'#$Accounts.E28]&lt;&gt;0; ['file:///C:/Users/paco1/Desktop/excel-check-printing/Accounts.ods'#$Accounts.E28]; &quot;&quot;)">
            <text:p/>
          </table:table-cell>
          <table:table-cell table:style-name="ce135" table:formula="of:=IF(['file:///C:/Users/paco1/Desktop/excel-check-printing/Accounts.ods'#$Accounts.F28]&lt;&gt;0; ['file:///C:/Users/paco1/Desktop/excel-check-printing/Accounts.ods'#$Accounts.F28]; &quot;&quot;)">
            <text:p/>
          </table:table-cell>
          <table:table-cell/>
          <table:table-cell table:style-name="ce135" table:formula="of:=IF(['file:///C:/Users/paco1/Desktop/excel-check-printing/Accounts.ods'#$Accounts.A28]&lt;&gt;0; ['file:///C:/Users/paco1/Desktop/excel-check-printing/Accounts.ods'#$Accounts.A28]; &quot;&quot;)">
            <text:p/>
          </table:table-cell>
          <table:table-cell table:style-name="ce135" table:formula="of:=IF(['file:///C:/Users/paco1/Desktop/excel-check-printing/Accounts.ods'#$Accounts.G28]&lt;&gt;0; ['file:///C:/Users/paco1/Desktop/excel-check-printing/Accounts.ods'#$Accounts.G28]; &quot;&quot;)">
            <text:p/>
          </table:table-cell>
          <table:table-cell table:style-name="ce135" table:formula="of:=IF(['file:///C:/Users/paco1/Desktop/excel-check-printing/Accounts.ods'#$Accounts.H28]&lt;&gt;0; ['file:///C:/Users/paco1/Desktop/excel-check-printing/Accounts.ods'#$Accounts.H28]; &quot;&quot;)">
            <text:p/>
          </table:table-cell>
          <table:table-cell table:style-name="ce135" table:formula="of:=IF(['file:///C:/Users/paco1/Desktop/excel-check-printing/Accounts.ods'#$Accounts.I28]&lt;&gt;0; ['file:///C:/Users/paco1/Desktop/excel-check-printing/Accounts.ods'#$Accounts.I28]; &quot;&quot;)">
            <text:p/>
          </table:table-cell>
          <table:table-cell table:style-name="ce135" table:formula="of:=IF(['file:///C:/Users/paco1/Desktop/excel-check-printing/Accounts.ods'#$Accounts.J28]&lt;&gt;0; ['file:///C:/Users/paco1/Desktop/excel-check-printing/Accounts.ods'#$Accounts.J28]; &quot;&quot;)">
            <text:p/>
          </table:table-cell>
          <table:table-cell table:style-name="ce135" table:formula="of:=IF(['file:///C:/Users/paco1/Desktop/excel-check-printing/Accounts.ods'#$Accounts.K28]&lt;&gt;0; ['file:///C:/Users/paco1/Desktop/excel-check-printing/Accounts.ods'#$Accounts.K28]; &quot;&quot;)">
            <text:p/>
          </table:table-cell>
          <table:table-cell table:style-name="ce135" table:formula="of:=IF(['file:///C:/Users/paco1/Desktop/excel-check-printing/Accounts.ods'#$Accounts.L28]&lt;&gt;0; ['file:///C:/Users/paco1/Desktop/excel-check-printing/Accounts.ods'#$Accounts.L28]; &quot;&quot;)">
            <text:p/>
          </table:table-cell>
        </table:table-row>
        <table:table-row table:style-name="ro12">
          <table:table-cell table:style-name="ce135" table:formula="of:=IF(['file:///C:/Users/paco1/Desktop/excel-check-printing/Accounts.ods'#$Accounts.A29]&lt;&gt;0; ['file:///C:/Users/paco1/Desktop/excel-check-printing/Accounts.ods'#$Accounts.A29]; &quot;&quot;)">
            <text:p/>
          </table:table-cell>
          <table:table-cell table:style-name="ce135" table:formula="of:=IF(['file:///C:/Users/paco1/Desktop/excel-check-printing/Accounts.ods'#$Accounts.B29]&lt;&gt;0; ['file:///C:/Users/paco1/Desktop/excel-check-printing/Accounts.ods'#$Accounts.B29]; &quot;&quot;)">
            <text:p/>
          </table:table-cell>
          <table:table-cell table:style-name="ce135" table:formula="of:=IF(['file:///C:/Users/paco1/Desktop/excel-check-printing/Accounts.ods'#$Accounts.C29]&lt;&gt;0; ['file:///C:/Users/paco1/Desktop/excel-check-printing/Accounts.ods'#$Accounts.C29]; &quot;&quot;)">
            <text:p/>
          </table:table-cell>
          <table:table-cell table:style-name="ce135" table:formula="of:=IF(['file:///C:/Users/paco1/Desktop/excel-check-printing/Accounts.ods'#$Accounts.D29]&lt;&gt;0; ['file:///C:/Users/paco1/Desktop/excel-check-printing/Accounts.ods'#$Accounts.D29]; &quot;&quot;)">
            <text:p/>
          </table:table-cell>
          <table:table-cell table:style-name="ce135" table:formula="of:=IF(['file:///C:/Users/paco1/Desktop/excel-check-printing/Accounts.ods'#$Accounts.E29]&lt;&gt;0; ['file:///C:/Users/paco1/Desktop/excel-check-printing/Accounts.ods'#$Accounts.E29]; &quot;&quot;)">
            <text:p/>
          </table:table-cell>
          <table:table-cell table:style-name="ce135" table:formula="of:=IF(['file:///C:/Users/paco1/Desktop/excel-check-printing/Accounts.ods'#$Accounts.F29]&lt;&gt;0; ['file:///C:/Users/paco1/Desktop/excel-check-printing/Accounts.ods'#$Accounts.F29]; &quot;&quot;)">
            <text:p/>
          </table:table-cell>
          <table:table-cell/>
          <table:table-cell table:style-name="ce135" table:formula="of:=IF(['file:///C:/Users/paco1/Desktop/excel-check-printing/Accounts.ods'#$Accounts.A29]&lt;&gt;0; ['file:///C:/Users/paco1/Desktop/excel-check-printing/Accounts.ods'#$Accounts.A29]; &quot;&quot;)">
            <text:p/>
          </table:table-cell>
          <table:table-cell table:style-name="ce135" table:formula="of:=IF(['file:///C:/Users/paco1/Desktop/excel-check-printing/Accounts.ods'#$Accounts.G29]&lt;&gt;0; ['file:///C:/Users/paco1/Desktop/excel-check-printing/Accounts.ods'#$Accounts.G29]; &quot;&quot;)">
            <text:p/>
          </table:table-cell>
          <table:table-cell table:style-name="ce135" table:formula="of:=IF(['file:///C:/Users/paco1/Desktop/excel-check-printing/Accounts.ods'#$Accounts.H29]&lt;&gt;0; ['file:///C:/Users/paco1/Desktop/excel-check-printing/Accounts.ods'#$Accounts.H29]; &quot;&quot;)">
            <text:p/>
          </table:table-cell>
          <table:table-cell table:style-name="ce135" table:formula="of:=IF(['file:///C:/Users/paco1/Desktop/excel-check-printing/Accounts.ods'#$Accounts.I29]&lt;&gt;0; ['file:///C:/Users/paco1/Desktop/excel-check-printing/Accounts.ods'#$Accounts.I29]; &quot;&quot;)">
            <text:p/>
          </table:table-cell>
          <table:table-cell table:style-name="ce135" table:formula="of:=IF(['file:///C:/Users/paco1/Desktop/excel-check-printing/Accounts.ods'#$Accounts.J29]&lt;&gt;0; ['file:///C:/Users/paco1/Desktop/excel-check-printing/Accounts.ods'#$Accounts.J29]; &quot;&quot;)">
            <text:p/>
          </table:table-cell>
          <table:table-cell table:style-name="ce135" table:formula="of:=IF(['file:///C:/Users/paco1/Desktop/excel-check-printing/Accounts.ods'#$Accounts.K29]&lt;&gt;0; ['file:///C:/Users/paco1/Desktop/excel-check-printing/Accounts.ods'#$Accounts.K29]; &quot;&quot;)">
            <text:p/>
          </table:table-cell>
          <table:table-cell table:style-name="ce135" table:formula="of:=IF(['file:///C:/Users/paco1/Desktop/excel-check-printing/Accounts.ods'#$Accounts.L29]&lt;&gt;0; ['file:///C:/Users/paco1/Desktop/excel-check-printing/Accounts.ods'#$Accounts.L29]; &quot;&quot;)">
            <text:p/>
          </table:table-cell>
        </table:table-row>
        <table:table-row table:style-name="ro12">
          <table:table-cell table:style-name="ce135" table:formula="of:=IF(['file:///C:/Users/paco1/Desktop/excel-check-printing/Accounts.ods'#$Accounts.A30]&lt;&gt;0; ['file:///C:/Users/paco1/Desktop/excel-check-printing/Accounts.ods'#$Accounts.A30]; &quot;&quot;)">
            <text:p/>
          </table:table-cell>
          <table:table-cell table:style-name="ce135" table:formula="of:=IF(['file:///C:/Users/paco1/Desktop/excel-check-printing/Accounts.ods'#$Accounts.B30]&lt;&gt;0; ['file:///C:/Users/paco1/Desktop/excel-check-printing/Accounts.ods'#$Accounts.B30]; &quot;&quot;)">
            <text:p/>
          </table:table-cell>
          <table:table-cell table:style-name="ce135" table:formula="of:=IF(['file:///C:/Users/paco1/Desktop/excel-check-printing/Accounts.ods'#$Accounts.C30]&lt;&gt;0; ['file:///C:/Users/paco1/Desktop/excel-check-printing/Accounts.ods'#$Accounts.C30]; &quot;&quot;)">
            <text:p/>
          </table:table-cell>
          <table:table-cell table:style-name="ce135" table:formula="of:=IF(['file:///C:/Users/paco1/Desktop/excel-check-printing/Accounts.ods'#$Accounts.D30]&lt;&gt;0; ['file:///C:/Users/paco1/Desktop/excel-check-printing/Accounts.ods'#$Accounts.D30]; &quot;&quot;)">
            <text:p/>
          </table:table-cell>
          <table:table-cell table:style-name="ce135" table:formula="of:=IF(['file:///C:/Users/paco1/Desktop/excel-check-printing/Accounts.ods'#$Accounts.E30]&lt;&gt;0; ['file:///C:/Users/paco1/Desktop/excel-check-printing/Accounts.ods'#$Accounts.E30]; &quot;&quot;)">
            <text:p/>
          </table:table-cell>
          <table:table-cell table:style-name="ce135" table:formula="of:=IF(['file:///C:/Users/paco1/Desktop/excel-check-printing/Accounts.ods'#$Accounts.F30]&lt;&gt;0; ['file:///C:/Users/paco1/Desktop/excel-check-printing/Accounts.ods'#$Accounts.F30]; &quot;&quot;)">
            <text:p/>
          </table:table-cell>
          <table:table-cell/>
          <table:table-cell table:style-name="ce135" table:formula="of:=IF(['file:///C:/Users/paco1/Desktop/excel-check-printing/Accounts.ods'#$Accounts.A30]&lt;&gt;0; ['file:///C:/Users/paco1/Desktop/excel-check-printing/Accounts.ods'#$Accounts.A30]; &quot;&quot;)">
            <text:p/>
          </table:table-cell>
          <table:table-cell table:style-name="ce135" table:formula="of:=IF(['file:///C:/Users/paco1/Desktop/excel-check-printing/Accounts.ods'#$Accounts.G30]&lt;&gt;0; ['file:///C:/Users/paco1/Desktop/excel-check-printing/Accounts.ods'#$Accounts.G30]; &quot;&quot;)">
            <text:p/>
          </table:table-cell>
          <table:table-cell table:style-name="ce135" table:formula="of:=IF(['file:///C:/Users/paco1/Desktop/excel-check-printing/Accounts.ods'#$Accounts.H30]&lt;&gt;0; ['file:///C:/Users/paco1/Desktop/excel-check-printing/Accounts.ods'#$Accounts.H30]; &quot;&quot;)">
            <text:p/>
          </table:table-cell>
          <table:table-cell table:style-name="ce135" table:formula="of:=IF(['file:///C:/Users/paco1/Desktop/excel-check-printing/Accounts.ods'#$Accounts.I30]&lt;&gt;0; ['file:///C:/Users/paco1/Desktop/excel-check-printing/Accounts.ods'#$Accounts.I30]; &quot;&quot;)">
            <text:p/>
          </table:table-cell>
          <table:table-cell table:style-name="ce135" table:formula="of:=IF(['file:///C:/Users/paco1/Desktop/excel-check-printing/Accounts.ods'#$Accounts.J30]&lt;&gt;0; ['file:///C:/Users/paco1/Desktop/excel-check-printing/Accounts.ods'#$Accounts.J30]; &quot;&quot;)">
            <text:p/>
          </table:table-cell>
          <table:table-cell table:style-name="ce135" table:formula="of:=IF(['file:///C:/Users/paco1/Desktop/excel-check-printing/Accounts.ods'#$Accounts.K30]&lt;&gt;0; ['file:///C:/Users/paco1/Desktop/excel-check-printing/Accounts.ods'#$Accounts.K30]; &quot;&quot;)">
            <text:p/>
          </table:table-cell>
          <table:table-cell table:style-name="ce135" table:formula="of:=IF(['file:///C:/Users/paco1/Desktop/excel-check-printing/Accounts.ods'#$Accounts.L30]&lt;&gt;0; ['file:///C:/Users/paco1/Desktop/excel-check-printing/Accounts.ods'#$Accounts.L30]; &quot;&quot;)">
            <text:p/>
          </table:table-cell>
        </table:table-row>
        <table:table-row table:style-name="ro12">
          <table:table-cell table:style-name="ce135" table:formula="of:=IF(['file:///C:/Users/paco1/Desktop/excel-check-printing/Accounts.ods'#$Accounts.A31]&lt;&gt;0; ['file:///C:/Users/paco1/Desktop/excel-check-printing/Accounts.ods'#$Accounts.A31]; &quot;&quot;)">
            <text:p/>
          </table:table-cell>
          <table:table-cell table:style-name="ce135" table:formula="of:=IF(['file:///C:/Users/paco1/Desktop/excel-check-printing/Accounts.ods'#$Accounts.B31]&lt;&gt;0; ['file:///C:/Users/paco1/Desktop/excel-check-printing/Accounts.ods'#$Accounts.B31]; &quot;&quot;)">
            <text:p/>
          </table:table-cell>
          <table:table-cell table:style-name="ce135" table:formula="of:=IF(['file:///C:/Users/paco1/Desktop/excel-check-printing/Accounts.ods'#$Accounts.C31]&lt;&gt;0; ['file:///C:/Users/paco1/Desktop/excel-check-printing/Accounts.ods'#$Accounts.C31]; &quot;&quot;)">
            <text:p/>
          </table:table-cell>
          <table:table-cell table:style-name="ce135" table:formula="of:=IF(['file:///C:/Users/paco1/Desktop/excel-check-printing/Accounts.ods'#$Accounts.D31]&lt;&gt;0; ['file:///C:/Users/paco1/Desktop/excel-check-printing/Accounts.ods'#$Accounts.D31]; &quot;&quot;)">
            <text:p/>
          </table:table-cell>
          <table:table-cell table:style-name="ce135" table:formula="of:=IF(['file:///C:/Users/paco1/Desktop/excel-check-printing/Accounts.ods'#$Accounts.E31]&lt;&gt;0; ['file:///C:/Users/paco1/Desktop/excel-check-printing/Accounts.ods'#$Accounts.E31]; &quot;&quot;)">
            <text:p/>
          </table:table-cell>
          <table:table-cell table:style-name="ce135" table:formula="of:=IF(['file:///C:/Users/paco1/Desktop/excel-check-printing/Accounts.ods'#$Accounts.F31]&lt;&gt;0; ['file:///C:/Users/paco1/Desktop/excel-check-printing/Accounts.ods'#$Accounts.F31]; &quot;&quot;)">
            <text:p/>
          </table:table-cell>
          <table:table-cell/>
          <table:table-cell table:style-name="ce135" table:formula="of:=IF(['file:///C:/Users/paco1/Desktop/excel-check-printing/Accounts.ods'#$Accounts.A31]&lt;&gt;0; ['file:///C:/Users/paco1/Desktop/excel-check-printing/Accounts.ods'#$Accounts.A31]; &quot;&quot;)">
            <text:p/>
          </table:table-cell>
          <table:table-cell table:style-name="ce135" table:formula="of:=IF(['file:///C:/Users/paco1/Desktop/excel-check-printing/Accounts.ods'#$Accounts.G31]&lt;&gt;0; ['file:///C:/Users/paco1/Desktop/excel-check-printing/Accounts.ods'#$Accounts.G31]; &quot;&quot;)">
            <text:p/>
          </table:table-cell>
          <table:table-cell table:style-name="ce135" table:formula="of:=IF(['file:///C:/Users/paco1/Desktop/excel-check-printing/Accounts.ods'#$Accounts.H31]&lt;&gt;0; ['file:///C:/Users/paco1/Desktop/excel-check-printing/Accounts.ods'#$Accounts.H31]; &quot;&quot;)">
            <text:p/>
          </table:table-cell>
          <table:table-cell table:style-name="ce135" table:formula="of:=IF(['file:///C:/Users/paco1/Desktop/excel-check-printing/Accounts.ods'#$Accounts.I31]&lt;&gt;0; ['file:///C:/Users/paco1/Desktop/excel-check-printing/Accounts.ods'#$Accounts.I31]; &quot;&quot;)">
            <text:p/>
          </table:table-cell>
          <table:table-cell table:style-name="ce135" table:formula="of:=IF(['file:///C:/Users/paco1/Desktop/excel-check-printing/Accounts.ods'#$Accounts.J31]&lt;&gt;0; ['file:///C:/Users/paco1/Desktop/excel-check-printing/Accounts.ods'#$Accounts.J31]; &quot;&quot;)">
            <text:p/>
          </table:table-cell>
          <table:table-cell table:style-name="ce135" table:formula="of:=IF(['file:///C:/Users/paco1/Desktop/excel-check-printing/Accounts.ods'#$Accounts.K31]&lt;&gt;0; ['file:///C:/Users/paco1/Desktop/excel-check-printing/Accounts.ods'#$Accounts.K31]; &quot;&quot;)">
            <text:p/>
          </table:table-cell>
          <table:table-cell table:style-name="ce135" table:formula="of:=IF(['file:///C:/Users/paco1/Desktop/excel-check-printing/Accounts.ods'#$Accounts.L31]&lt;&gt;0; ['file:///C:/Users/paco1/Desktop/excel-check-printing/Accounts.ods'#$Accounts.L31]; &quot;&quot;)">
            <text:p/>
          </table:table-cell>
        </table:table-row>
        <table:table-row table:style-name="ro12">
          <table:table-cell table:style-name="ce135" table:formula="of:=IF(['file:///C:/Users/paco1/Desktop/excel-check-printing/Accounts.ods'#$Accounts.A32]&lt;&gt;0; ['file:///C:/Users/paco1/Desktop/excel-check-printing/Accounts.ods'#$Accounts.A32]; &quot;&quot;)">
            <text:p/>
          </table:table-cell>
          <table:table-cell table:style-name="ce135" table:formula="of:=IF(['file:///C:/Users/paco1/Desktop/excel-check-printing/Accounts.ods'#$Accounts.B32]&lt;&gt;0; ['file:///C:/Users/paco1/Desktop/excel-check-printing/Accounts.ods'#$Accounts.B32]; &quot;&quot;)">
            <text:p/>
          </table:table-cell>
          <table:table-cell table:style-name="ce135" table:formula="of:=IF(['file:///C:/Users/paco1/Desktop/excel-check-printing/Accounts.ods'#$Accounts.C32]&lt;&gt;0; ['file:///C:/Users/paco1/Desktop/excel-check-printing/Accounts.ods'#$Accounts.C32]; &quot;&quot;)">
            <text:p/>
          </table:table-cell>
          <table:table-cell table:style-name="ce135" table:formula="of:=IF(['file:///C:/Users/paco1/Desktop/excel-check-printing/Accounts.ods'#$Accounts.D32]&lt;&gt;0; ['file:///C:/Users/paco1/Desktop/excel-check-printing/Accounts.ods'#$Accounts.D32]; &quot;&quot;)">
            <text:p/>
          </table:table-cell>
          <table:table-cell table:style-name="ce135" table:formula="of:=IF(['file:///C:/Users/paco1/Desktop/excel-check-printing/Accounts.ods'#$Accounts.E32]&lt;&gt;0; ['file:///C:/Users/paco1/Desktop/excel-check-printing/Accounts.ods'#$Accounts.E32]; &quot;&quot;)">
            <text:p/>
          </table:table-cell>
          <table:table-cell table:style-name="ce135" table:formula="of:=IF(['file:///C:/Users/paco1/Desktop/excel-check-printing/Accounts.ods'#$Accounts.F32]&lt;&gt;0; ['file:///C:/Users/paco1/Desktop/excel-check-printing/Accounts.ods'#$Accounts.F32]; &quot;&quot;)">
            <text:p/>
          </table:table-cell>
          <table:table-cell/>
          <table:table-cell table:style-name="ce135" table:formula="of:=IF(['file:///C:/Users/paco1/Desktop/excel-check-printing/Accounts.ods'#$Accounts.A32]&lt;&gt;0; ['file:///C:/Users/paco1/Desktop/excel-check-printing/Accounts.ods'#$Accounts.A32]; &quot;&quot;)">
            <text:p/>
          </table:table-cell>
          <table:table-cell table:style-name="ce135" table:formula="of:=IF(['file:///C:/Users/paco1/Desktop/excel-check-printing/Accounts.ods'#$Accounts.G32]&lt;&gt;0; ['file:///C:/Users/paco1/Desktop/excel-check-printing/Accounts.ods'#$Accounts.G32]; &quot;&quot;)">
            <text:p/>
          </table:table-cell>
          <table:table-cell table:style-name="ce135" table:formula="of:=IF(['file:///C:/Users/paco1/Desktop/excel-check-printing/Accounts.ods'#$Accounts.H32]&lt;&gt;0; ['file:///C:/Users/paco1/Desktop/excel-check-printing/Accounts.ods'#$Accounts.H32]; &quot;&quot;)">
            <text:p/>
          </table:table-cell>
          <table:table-cell table:style-name="ce135" table:formula="of:=IF(['file:///C:/Users/paco1/Desktop/excel-check-printing/Accounts.ods'#$Accounts.I32]&lt;&gt;0; ['file:///C:/Users/paco1/Desktop/excel-check-printing/Accounts.ods'#$Accounts.I32]; &quot;&quot;)">
            <text:p/>
          </table:table-cell>
          <table:table-cell table:style-name="ce135" table:formula="of:=IF(['file:///C:/Users/paco1/Desktop/excel-check-printing/Accounts.ods'#$Accounts.J32]&lt;&gt;0; ['file:///C:/Users/paco1/Desktop/excel-check-printing/Accounts.ods'#$Accounts.J32]; &quot;&quot;)">
            <text:p/>
          </table:table-cell>
          <table:table-cell table:style-name="ce135" table:formula="of:=IF(['file:///C:/Users/paco1/Desktop/excel-check-printing/Accounts.ods'#$Accounts.K32]&lt;&gt;0; ['file:///C:/Users/paco1/Desktop/excel-check-printing/Accounts.ods'#$Accounts.K32]; &quot;&quot;)">
            <text:p/>
          </table:table-cell>
          <table:table-cell table:style-name="ce135" table:formula="of:=IF(['file:///C:/Users/paco1/Desktop/excel-check-printing/Accounts.ods'#$Accounts.L32]&lt;&gt;0; ['file:///C:/Users/paco1/Desktop/excel-check-printing/Accounts.ods'#$Accounts.L32]; &quot;&quot;)">
            <text:p/>
          </table:table-cell>
        </table:table-row>
        <table:table-row table:style-name="ro12">
          <table:table-cell table:style-name="ce135" table:formula="of:=IF(['file:///C:/Users/paco1/Desktop/excel-check-printing/Accounts.ods'#$Accounts.A33]&lt;&gt;0; ['file:///C:/Users/paco1/Desktop/excel-check-printing/Accounts.ods'#$Accounts.A33]; &quot;&quot;)">
            <text:p/>
          </table:table-cell>
          <table:table-cell table:style-name="ce135" table:formula="of:=IF(['file:///C:/Users/paco1/Desktop/excel-check-printing/Accounts.ods'#$Accounts.B33]&lt;&gt;0; ['file:///C:/Users/paco1/Desktop/excel-check-printing/Accounts.ods'#$Accounts.B33]; &quot;&quot;)">
            <text:p/>
          </table:table-cell>
          <table:table-cell table:style-name="ce135" table:formula="of:=IF(['file:///C:/Users/paco1/Desktop/excel-check-printing/Accounts.ods'#$Accounts.C33]&lt;&gt;0; ['file:///C:/Users/paco1/Desktop/excel-check-printing/Accounts.ods'#$Accounts.C33]; &quot;&quot;)">
            <text:p/>
          </table:table-cell>
          <table:table-cell table:style-name="ce135" table:formula="of:=IF(['file:///C:/Users/paco1/Desktop/excel-check-printing/Accounts.ods'#$Accounts.D33]&lt;&gt;0; ['file:///C:/Users/paco1/Desktop/excel-check-printing/Accounts.ods'#$Accounts.D33]; &quot;&quot;)">
            <text:p/>
          </table:table-cell>
          <table:table-cell table:style-name="ce135" table:formula="of:=IF(['file:///C:/Users/paco1/Desktop/excel-check-printing/Accounts.ods'#$Accounts.E33]&lt;&gt;0; ['file:///C:/Users/paco1/Desktop/excel-check-printing/Accounts.ods'#$Accounts.E33]; &quot;&quot;)">
            <text:p/>
          </table:table-cell>
          <table:table-cell table:style-name="ce135" table:formula="of:=IF(['file:///C:/Users/paco1/Desktop/excel-check-printing/Accounts.ods'#$Accounts.F33]&lt;&gt;0; ['file:///C:/Users/paco1/Desktop/excel-check-printing/Accounts.ods'#$Accounts.F33]; &quot;&quot;)">
            <text:p/>
          </table:table-cell>
          <table:table-cell/>
          <table:table-cell table:style-name="ce135" table:formula="of:=IF(['file:///C:/Users/paco1/Desktop/excel-check-printing/Accounts.ods'#$Accounts.A33]&lt;&gt;0; ['file:///C:/Users/paco1/Desktop/excel-check-printing/Accounts.ods'#$Accounts.A33]; &quot;&quot;)">
            <text:p/>
          </table:table-cell>
          <table:table-cell table:style-name="ce135" table:formula="of:=IF(['file:///C:/Users/paco1/Desktop/excel-check-printing/Accounts.ods'#$Accounts.G33]&lt;&gt;0; ['file:///C:/Users/paco1/Desktop/excel-check-printing/Accounts.ods'#$Accounts.G33]; &quot;&quot;)">
            <text:p/>
          </table:table-cell>
          <table:table-cell table:style-name="ce135" table:formula="of:=IF(['file:///C:/Users/paco1/Desktop/excel-check-printing/Accounts.ods'#$Accounts.H33]&lt;&gt;0; ['file:///C:/Users/paco1/Desktop/excel-check-printing/Accounts.ods'#$Accounts.H33]; &quot;&quot;)">
            <text:p/>
          </table:table-cell>
          <table:table-cell table:style-name="ce135" table:formula="of:=IF(['file:///C:/Users/paco1/Desktop/excel-check-printing/Accounts.ods'#$Accounts.I33]&lt;&gt;0; ['file:///C:/Users/paco1/Desktop/excel-check-printing/Accounts.ods'#$Accounts.I33]; &quot;&quot;)">
            <text:p/>
          </table:table-cell>
          <table:table-cell table:style-name="ce135" table:formula="of:=IF(['file:///C:/Users/paco1/Desktop/excel-check-printing/Accounts.ods'#$Accounts.J33]&lt;&gt;0; ['file:///C:/Users/paco1/Desktop/excel-check-printing/Accounts.ods'#$Accounts.J33]; &quot;&quot;)">
            <text:p/>
          </table:table-cell>
          <table:table-cell table:style-name="ce135" table:formula="of:=IF(['file:///C:/Users/paco1/Desktop/excel-check-printing/Accounts.ods'#$Accounts.K33]&lt;&gt;0; ['file:///C:/Users/paco1/Desktop/excel-check-printing/Accounts.ods'#$Accounts.K33]; &quot;&quot;)">
            <text:p/>
          </table:table-cell>
          <table:table-cell table:style-name="ce135" table:formula="of:=IF(['file:///C:/Users/paco1/Desktop/excel-check-printing/Accounts.ods'#$Accounts.L33]&lt;&gt;0; ['file:///C:/Users/paco1/Desktop/excel-check-printing/Accounts.ods'#$Accounts.L33]; &quot;&quot;)">
            <text:p/>
          </table:table-cell>
        </table:table-row>
        <table:table-row table:style-name="ro12">
          <table:table-cell table:style-name="ce135" table:formula="of:=IF(['file:///C:/Users/paco1/Desktop/excel-check-printing/Accounts.ods'#$Accounts.A34]&lt;&gt;0; ['file:///C:/Users/paco1/Desktop/excel-check-printing/Accounts.ods'#$Accounts.A34]; &quot;&quot;)">
            <text:p/>
          </table:table-cell>
          <table:table-cell table:style-name="ce135" table:formula="of:=IF(['file:///C:/Users/paco1/Desktop/excel-check-printing/Accounts.ods'#$Accounts.B34]&lt;&gt;0; ['file:///C:/Users/paco1/Desktop/excel-check-printing/Accounts.ods'#$Accounts.B34]; &quot;&quot;)">
            <text:p/>
          </table:table-cell>
          <table:table-cell table:style-name="ce135" table:formula="of:=IF(['file:///C:/Users/paco1/Desktop/excel-check-printing/Accounts.ods'#$Accounts.C34]&lt;&gt;0; ['file:///C:/Users/paco1/Desktop/excel-check-printing/Accounts.ods'#$Accounts.C34]; &quot;&quot;)">
            <text:p/>
          </table:table-cell>
          <table:table-cell table:style-name="ce135" table:formula="of:=IF(['file:///C:/Users/paco1/Desktop/excel-check-printing/Accounts.ods'#$Accounts.D34]&lt;&gt;0; ['file:///C:/Users/paco1/Desktop/excel-check-printing/Accounts.ods'#$Accounts.D34]; &quot;&quot;)">
            <text:p/>
          </table:table-cell>
          <table:table-cell table:style-name="ce135" table:formula="of:=IF(['file:///C:/Users/paco1/Desktop/excel-check-printing/Accounts.ods'#$Accounts.E34]&lt;&gt;0; ['file:///C:/Users/paco1/Desktop/excel-check-printing/Accounts.ods'#$Accounts.E34]; &quot;&quot;)">
            <text:p/>
          </table:table-cell>
          <table:table-cell table:style-name="ce135" table:formula="of:=IF(['file:///C:/Users/paco1/Desktop/excel-check-printing/Accounts.ods'#$Accounts.F34]&lt;&gt;0; ['file:///C:/Users/paco1/Desktop/excel-check-printing/Accounts.ods'#$Accounts.F34]; &quot;&quot;)">
            <text:p/>
          </table:table-cell>
          <table:table-cell/>
          <table:table-cell table:style-name="ce135" table:formula="of:=IF(['file:///C:/Users/paco1/Desktop/excel-check-printing/Accounts.ods'#$Accounts.A34]&lt;&gt;0; ['file:///C:/Users/paco1/Desktop/excel-check-printing/Accounts.ods'#$Accounts.A34]; &quot;&quot;)">
            <text:p/>
          </table:table-cell>
          <table:table-cell table:style-name="ce135" table:formula="of:=IF(['file:///C:/Users/paco1/Desktop/excel-check-printing/Accounts.ods'#$Accounts.G34]&lt;&gt;0; ['file:///C:/Users/paco1/Desktop/excel-check-printing/Accounts.ods'#$Accounts.G34]; &quot;&quot;)">
            <text:p/>
          </table:table-cell>
          <table:table-cell table:style-name="ce135" table:formula="of:=IF(['file:///C:/Users/paco1/Desktop/excel-check-printing/Accounts.ods'#$Accounts.H34]&lt;&gt;0; ['file:///C:/Users/paco1/Desktop/excel-check-printing/Accounts.ods'#$Accounts.H34]; &quot;&quot;)">
            <text:p/>
          </table:table-cell>
          <table:table-cell table:style-name="ce135" table:formula="of:=IF(['file:///C:/Users/paco1/Desktop/excel-check-printing/Accounts.ods'#$Accounts.I34]&lt;&gt;0; ['file:///C:/Users/paco1/Desktop/excel-check-printing/Accounts.ods'#$Accounts.I34]; &quot;&quot;)">
            <text:p/>
          </table:table-cell>
          <table:table-cell table:style-name="ce135" table:formula="of:=IF(['file:///C:/Users/paco1/Desktop/excel-check-printing/Accounts.ods'#$Accounts.J34]&lt;&gt;0; ['file:///C:/Users/paco1/Desktop/excel-check-printing/Accounts.ods'#$Accounts.J34]; &quot;&quot;)">
            <text:p/>
          </table:table-cell>
          <table:table-cell table:style-name="ce135" table:formula="of:=IF(['file:///C:/Users/paco1/Desktop/excel-check-printing/Accounts.ods'#$Accounts.K34]&lt;&gt;0; ['file:///C:/Users/paco1/Desktop/excel-check-printing/Accounts.ods'#$Accounts.K34]; &quot;&quot;)">
            <text:p/>
          </table:table-cell>
          <table:table-cell table:style-name="ce135" table:formula="of:=IF(['file:///C:/Users/paco1/Desktop/excel-check-printing/Accounts.ods'#$Accounts.L34]&lt;&gt;0; ['file:///C:/Users/paco1/Desktop/excel-check-printing/Accounts.ods'#$Accounts.L34]; &quot;&quot;)">
            <text:p/>
          </table:table-cell>
        </table:table-row>
        <table:table-row table:style-name="ro12" table:number-rows-repeated="1048540">
          <table:table-cell table:number-columns-repeated="14"/>
        </table:table-row>
        <table:table-row table:style-name="ro12">
          <table:table-cell table:number-columns-repeated="14"/>
        </table:table-row>
      </table:table>
      <table:table table:name="SpellNumber" table:style-name="ta4">
        <table:table-column table:style-name="co21" table:default-cell-style-name="ce119"/>
        <table:table-column table:style-name="co20" table:default-cell-style-name="Default"/>
        <table:table-column table:style-name="co20" table:default-cell-style-name="ce130"/>
        <table:table-column table:style-name="co20" table:number-columns-repeated="10" table:default-cell-style-name="Default"/>
        <table:table-row table:style-name="ro15">
          <table:table-cell table:style-name="Default" office:value-type="string" calcext:value-type="string">
            <text:p>Amount</text:p>
          </table:table-cell>
          <table:table-cell table:style-name="ce62" table:formula="of:=[$'Check template'.O9]" office:value-type="float" office:value="0" calcext:value-type="float">
            <text:p>0.00</text:p>
          </table:table-cell>
          <table:table-cell table:style-name="Default"/>
          <table:table-cell table:number-columns-repeated="10"/>
        </table:table-row>
        <table:table-row table:style-name="ro15">
          <table:table-cell table:style-name="Default" office:value-type="string" calcext:value-type="string">
            <text:p>Dollars</text:p>
          </table:table-cell>
          <table:table-cell table:style-name="ce122" table:formula="of:=TRUNC([.B1]; [.C10])" office:value-type="float" office:value="0" calcext:value-type="float">
            <text:p>0</text:p>
          </table:table-cell>
          <table:table-cell table:style-name="Default"/>
          <table:table-cell office:value-type="string" calcext:value-type="string">
            <text:p>Cents</text:p>
          </table:table-cell>
          <table:table-cell table:formula="of:=ROUND(([.B1]-[.B2])*100; 0)" office:value-type="float" office:value="0" calcext:value-type="float">
            <text:p>0</text:p>
          </table:table-cell>
          <table:table-cell table:number-columns-repeated="8"/>
        </table:table-row>
        <table:table-row table:style-name="ro15">
          <table:table-cell table:style-name="Default" office:value-type="string" calcext:value-type="string">
            <text:p>Length</text:p>
          </table:table-cell>
          <table:table-cell table:formula="of:=LEN([.B2])" office:value-type="float" office:value="1" calcext:value-type="float">
            <text:p>1</text:p>
          </table:table-cell>
          <table:table-cell table:style-name="Default"/>
          <table:table-cell/>
          <table:table-cell table:formula="of:=LEN([.E2])" office:value-type="float" office:value="1" calcext:value-type="float">
            <text:p>1</text:p>
          </table:table-cell>
          <table:table-cell table:number-columns-repeated="8"/>
        </table:table-row>
        <table:table-row table:style-name="ro15">
          <table:table-cell table:style-name="Default"/>
          <table:table-cell table:style-name="ce113" office:value-type="string" calcext:value-type="string">
            <text:p>Hmill</text:p>
          </table:table-cell>
          <table:table-cell table:style-name="ce126" office:value-type="string" calcext:value-type="string">
            <text:p>Tmill</text:p>
          </table:table-cell>
          <table:table-cell table:style-name="ce129" office:value-type="string" calcext:value-type="string">
            <text:p>Mill</text:p>
          </table:table-cell>
          <table:table-cell table:style-name="ce113" office:value-type="string" calcext:value-type="string">
            <text:p>Hthous</text:p>
          </table:table-cell>
          <table:table-cell table:style-name="ce126" office:value-type="string" calcext:value-type="string">
            <text:p>Tthous</text:p>
          </table:table-cell>
          <table:table-cell table:style-name="ce129" office:value-type="string" calcext:value-type="string">
            <text:p>Thous</text:p>
          </table:table-cell>
          <table:table-cell table:style-name="ce113" office:value-type="string" calcext:value-type="string">
            <text:p>H</text:p>
          </table:table-cell>
          <table:table-cell table:style-name="ce126" office:value-type="string" calcext:value-type="string">
            <text:p>T</text:p>
          </table:table-cell>
          <table:table-cell table:style-name="ce129" office:value-type="string" calcext:value-type="string">
            <text:p>O</text:p>
          </table:table-cell>
          <table:table-cell/>
          <table:table-cell table:style-name="ce113" office:value-type="string" calcext:value-type="string">
            <text:p>T</text:p>
          </table:table-cell>
          <table:table-cell table:style-name="ce129" office:value-type="string" calcext:value-type="string">
            <text:p>O</text:p>
          </table:table-cell>
        </table:table-row>
        <table:table-row table:style-name="ro15">
          <table:table-cell table:style-name="Default" office:value-type="string" calcext:value-type="string">
            <text:p>Index</text:p>
          </table:table-cell>
          <table:table-cell table:style-name="ce119" office:value-type="float" office:value="8" calcext:value-type="float">
            <text:p>8</text:p>
          </table:table-cell>
          <table:table-cell table:style-name="Default" office:value-type="float" office:value="7" calcext:value-type="float">
            <text:p>7</text:p>
          </table:table-cell>
          <table:table-cell table:style-name="ce130" office:value-type="float" office:value="6" calcext:value-type="float">
            <text:p>6</text:p>
          </table:table-cell>
          <table:table-cell table:style-name="ce119" office:value-type="float" office:value="5" calcext:value-type="float">
            <text:p>5</text:p>
          </table:table-cell>
          <table:table-cell office:value-type="float" office:value="4" calcext:value-type="float">
            <text:p>4</text:p>
          </table:table-cell>
          <table:table-cell table:style-name="ce130" office:value-type="float" office:value="3" calcext:value-type="float">
            <text:p>3</text:p>
          </table:table-cell>
          <table:table-cell table:style-name="ce119" office:value-type="float" office:value="2" calcext:value-type="float">
            <text:p>2</text:p>
          </table:table-cell>
          <table:table-cell office:value-type="float" office:value="1" calcext:value-type="float">
            <text:p>1</text:p>
          </table:table-cell>
          <table:table-cell table:style-name="ce130" office:value-type="float" office:value="0" calcext:value-type="float">
            <text:p>0</text:p>
          </table:table-cell>
          <table:table-cell/>
          <table:table-cell table:style-name="ce119" office:value-type="float" office:value="1" calcext:value-type="float">
            <text:p>1</text:p>
          </table:table-cell>
          <table:table-cell table:style-name="ce130" office:value-type="float" office:value="0" calcext:value-type="float">
            <text:p>0</text:p>
          </table:table-cell>
        </table:table-row>
        <table:table-row table:style-name="ro15">
          <table:table-cell table:style-name="Default" office:value-type="string" calcext:value-type="string">
            <text:p>Offset</text:p>
          </table:table-cell>
          <table:table-cell table:style-name="ce119" table:formula="of:=[.$B$3]-[.B5]" office:value-type="float" office:value="-7" calcext:value-type="float">
            <text:p>-7</text:p>
          </table:table-cell>
          <table:table-cell table:style-name="Default" table:formula="of:=[.$B$3]-[.C5]" office:value-type="float" office:value="-6" calcext:value-type="float">
            <text:p>-6</text:p>
          </table:table-cell>
          <table:table-cell table:style-name="ce130" table:formula="of:=[.$B$3]-[.D5]" office:value-type="float" office:value="-5" calcext:value-type="float">
            <text:p>-5</text:p>
          </table:table-cell>
          <table:table-cell table:style-name="ce119" table:formula="of:=[.$B$3]-[.E5]" office:value-type="float" office:value="-4" calcext:value-type="float">
            <text:p>-4</text:p>
          </table:table-cell>
          <table:table-cell table:formula="of:=[.$B$3]-[.F5]" office:value-type="float" office:value="-3" calcext:value-type="float">
            <text:p>-3</text:p>
          </table:table-cell>
          <table:table-cell table:style-name="ce130" table:formula="of:=[.$B$3]-[.G5]" office:value-type="float" office:value="-2" calcext:value-type="float">
            <text:p>-2</text:p>
          </table:table-cell>
          <table:table-cell table:style-name="ce119" table:formula="of:=[.$B$3]-[.H5]" office:value-type="float" office:value="-1" calcext:value-type="float">
            <text:p>-1</text:p>
          </table:table-cell>
          <table:table-cell table:formula="of:=[.$B$3]-[.I5]" office:value-type="float" office:value="0" calcext:value-type="float">
            <text:p>0</text:p>
          </table:table-cell>
          <table:table-cell table:style-name="ce130" table:formula="of:=[.$B$3]-[.J5]" office:value-type="float" office:value="1" calcext:value-type="float">
            <text:p>1</text:p>
          </table:table-cell>
          <table:table-cell/>
          <table:table-cell table:style-name="ce119" table:formula="of:=[.$E$3]-[.L5]" office:value-type="float" office:value="0" calcext:value-type="float">
            <text:p>0</text:p>
          </table:table-cell>
          <table:table-cell table:style-name="ce130" table:formula="of:=[.$E$3]-[.M5]" office:value-type="float" office:value="1" calcext:value-type="float">
            <text:p>1</text:p>
          </table:table-cell>
        </table:table-row>
        <table:table-row table:style-name="ro15">
          <table:table-cell table:style-name="Default" office:value-type="string" calcext:value-type="string">
            <text:p>Digit</text:p>
          </table:table-cell>
          <table:table-cell table:style-name="ce123" table:formula="of:=IF([.B6]&gt;0; MID([.$B$2]; [.B6]; 1); &quot;&quot;)">
            <text:p/>
          </table:table-cell>
          <table:table-cell table:style-name="ce63" table:formula="of:=IF([.C6]&gt;0; MID([.$B$2]; [.C6]; 1); &quot;&quot;)">
            <text:p/>
          </table:table-cell>
          <table:table-cell table:style-name="ce132" table:formula="of:=IF([.D6]&gt;0; MID([.$B$2]; [.D6]; 1); &quot;&quot;)">
            <text:p/>
          </table:table-cell>
          <table:table-cell table:style-name="ce123" table:formula="of:=IF([.E6]&gt;0; MID([.$B$2]; [.E6]; 1); &quot;&quot;)">
            <text:p/>
          </table:table-cell>
          <table:table-cell table:style-name="ce63" table:formula="of:=IF([.F6]&gt;0; MID([.$B$2]; [.F6]; 1); &quot;&quot;)">
            <text:p/>
          </table:table-cell>
          <table:table-cell table:style-name="ce132" table:formula="of:=IF([.G6]&gt;0; MID([.$B$2]; [.G6]; 1); &quot;&quot;)">
            <text:p/>
          </table:table-cell>
          <table:table-cell table:style-name="ce123" table:formula="of:=IF([.H6]&gt;0; MID([.$B$2]; [.H6]; 1); &quot;&quot;)">
            <text:p/>
          </table:table-cell>
          <table:table-cell table:style-name="ce63" table:formula="of:=IF([.I6]&gt;0; MID([.$B$2]; [.I6]; 1); &quot;&quot;)">
            <text:p/>
          </table:table-cell>
          <table:table-cell table:style-name="ce132" table:formula="of:=IF([.J6]&gt;0; MID([.$B$2]; [.J6]; 1); &quot;&quot;)" office:value-type="string" office:string-value="0" calcext:value-type="string">
            <text:p>0</text:p>
          </table:table-cell>
          <table:table-cell/>
          <table:table-cell table:style-name="ce123" table:formula="of:=IF([.L6]&gt;0; MID([.$E$2]; [.L6]; 1); &quot;&quot;)">
            <text:p/>
          </table:table-cell>
          <table:table-cell table:style-name="ce132" table:formula="of:=IF([.M6]&gt;0; MID([.$E$2]; [.M6]; 1); &quot;&quot;)" office:value-type="string" office:string-value="0" calcext:value-type="string">
            <text:p>0</text:p>
          </table:table-cell>
        </table:table-row>
        <table:table-row table:style-name="ro15">
          <table:table-cell table:style-name="Default" office:value-type="string" calcext:value-type="string">
            <text:p>Teen compensation</text:p>
          </table:table-cell>
          <table:table-cell table:style-name="ce123" table:formula="of:=[.B7]">
            <text:p/>
          </table:table-cell>
          <table:table-cell table:style-name="ce63" table:formula="of:=IF([.C7]=&quot;1&quot;; CONCATENATE([.C7]; [.D7]); [.C7])">
            <text:p/>
          </table:table-cell>
          <table:table-cell table:style-name="ce132" table:formula="of:=IF([.C7]=&quot;1&quot;; &quot;&quot;; [.D7])">
            <text:p/>
          </table:table-cell>
          <table:table-cell table:style-name="ce123" table:formula="of:=[.E7]">
            <text:p/>
          </table:table-cell>
          <table:table-cell table:style-name="ce63" table:formula="of:=IF([.F7]=&quot;1&quot;; CONCATENATE([.F7]; [.G7]); [.F7])">
            <text:p/>
          </table:table-cell>
          <table:table-cell table:style-name="ce132" table:formula="of:=IF([.F7]=&quot;1&quot;; &quot;&quot;; [.G7])">
            <text:p/>
          </table:table-cell>
          <table:table-cell table:style-name="ce123" table:formula="of:=[.H7]">
            <text:p/>
          </table:table-cell>
          <table:table-cell table:style-name="ce63" table:formula="of:=IF([.I7]=&quot;1&quot;; CONCATENATE([.I7]; [.J7]); [.I7])">
            <text:p/>
          </table:table-cell>
          <table:table-cell table:style-name="ce132" table:formula="of:=IF([.I7]=&quot;1&quot;; &quot;&quot;; [.J7])" office:value-type="string" office:string-value="0" calcext:value-type="string">
            <text:p>0</text:p>
          </table:table-cell>
          <table:table-cell/>
          <table:table-cell table:style-name="ce123" table:formula="of:=IF([.L7]=&quot;1&quot;; CONCATENATE([.L7]; [.M7]); [.L7])">
            <text:p/>
          </table:table-cell>
          <table:table-cell table:style-name="ce132" table:formula="of:=IF(OR([.L7]=&quot;1&quot;; [.M7]=&quot;0&quot;); &quot;&quot;; [.M7])">
            <text:p/>
          </table:table-cell>
        </table:table-row>
        <table:table-row table:style-name="ro15">
          <table:table-cell table:style-name="Default" office:value-type="string" calcext:value-type="string">
            <text:p>Text</text:p>
          </table:table-cell>
          <table:table-cell table:style-name="ce123" table:formula="of:=IF([.B8]&lt;&gt;&quot;&quot;; VLOOKUP([.B8]; [.$A$16:.$C$35]; 2; 0); &quot;&quot;)">
            <text:p/>
          </table:table-cell>
          <table:table-cell table:style-name="ce63" table:formula="of:=IF([.C8]&lt;&gt;&quot;&quot;; VLOOKUP([.C8]; [.$A$16:.$C$35]; 3; 0); &quot;&quot;)">
            <text:p/>
          </table:table-cell>
          <table:table-cell table:style-name="ce132" table:formula="of:=IF([.D8]&lt;&gt;&quot;&quot;; VLOOKUP([.D8]; [.$A$16:.$C$35]; 2; 0); &quot;&quot;)">
            <text:p/>
          </table:table-cell>
          <table:table-cell table:style-name="ce123" table:formula="of:=IF([.E8]&lt;&gt;&quot;&quot;; VLOOKUP([.E8]; [.$A$16:.$C$35]; 2; 0); &quot;&quot;)">
            <text:p/>
          </table:table-cell>
          <table:table-cell table:style-name="ce63" table:formula="of:=IF([.F8]&lt;&gt;&quot;&quot;; VLOOKUP([.F8]; [.$A$16:.$C$35]; 3; 0); &quot;&quot;)">
            <text:p/>
          </table:table-cell>
          <table:table-cell table:style-name="ce132" table:formula="of:=IF([.G8]&lt;&gt;&quot;&quot;; VLOOKUP([.G8]; [.$A$16:.$C$35]; 2; 0); &quot;&quot;)">
            <text:p/>
          </table:table-cell>
          <table:table-cell table:style-name="ce123" table:formula="of:=IF([.H8]&lt;&gt;&quot;&quot;; VLOOKUP([.H8]; [.$A$16:.$C$35]; 2; 0); &quot;&quot;)">
            <text:p/>
          </table:table-cell>
          <table:table-cell table:style-name="ce63" table:formula="of:=IF([.I8]&lt;&gt;&quot;&quot;; VLOOKUP([.I8]; [.$A$16:.$C$35]; 3; 0); &quot;&quot;)">
            <text:p/>
          </table:table-cell>
          <table:table-cell table:style-name="ce132" table:formula="of:=IF([.J8]&lt;&gt;&quot;&quot;; VLOOKUP([.J8]; [.$A$16:.$C$35]; 2; 0); &quot;&quot;)" office:value-type="float" office:value="0" calcext:value-type="float">
            <text:p/>
          </table:table-cell>
          <table:table-cell/>
          <table:table-cell table:style-name="ce123" table:formula="of:=IF([.L8]&lt;&gt;&quot;&quot;; VLOOKUP([.L8]; [.$A$16:.$C$35]; 3; 0); &quot;&quot;)">
            <text:p/>
          </table:table-cell>
          <table:table-cell table:style-name="ce132" table:formula="of:=IF([.M8]&lt;&gt;&quot;&quot;; VLOOKUP([.M8]; [.$A$16:.$C$35]; 2; 0); &quot;&quot;)">
            <text:p/>
          </table:table-cell>
        </table:table-row>
        <table:table-row table:style-name="ro15">
          <table:table-cell table:style-name="Default" office:value-type="string" calcext:value-type="string">
            <text:p>Text addition</text:p>
          </table:table-cell>
          <table:table-cell table:style-name="ce119" office:value-type="string" calcext:value-type="string">
            <text:p><text:s/>Hundred</text:p>
          </table:table-cell>
          <table:table-cell table:style-name="Default"/>
          <table:table-cell table:style-name="ce130" office:value-type="string" calcext:value-type="string">
            <text:p><text:s/>Million</text:p>
          </table:table-cell>
          <table:table-cell table:style-name="ce119" office:value-type="string" calcext:value-type="string">
            <text:p><text:s/>Hundred</text:p>
          </table:table-cell>
          <table:table-cell table:formula="of:=IF([.G9]=&quot;&quot;; &quot; Thousand&quot;; &quot;&quot;)" office:value-type="string" office:string-value=" Thousand" calcext:value-type="string">
            <text:p><text:s/>Thousand</text:p>
          </table:table-cell>
          <table:table-cell table:style-name="ce130" office:value-type="string" calcext:value-type="string">
            <text:p><text:s/>Thousand</text:p>
          </table:table-cell>
          <table:table-cell table:style-name="ce119" office:value-type="string" calcext:value-type="string">
            <text:p><text:s/>Hundred</text:p>
          </table:table-cell>
          <table:table-cell/>
          <table:table-cell table:style-name="ce130"/>
          <table:table-cell/>
          <table:table-cell table:style-name="ce123" table:formula="of:=IF([.L9]&lt;&gt;&quot;&quot;; CONCATENATE([.L9]; [.M9]); &quot;&quot;)">
            <text:p/>
          </table:table-cell>
          <table:table-cell table:style-name="ce132" table:formula="of:=IF([.M9]&lt;&gt;&quot;&quot;; [.M9]; &quot;&quot;)">
            <text:p/>
          </table:table-cell>
        </table:table-row>
        <table:table-row table:style-name="ro15">
          <table:table-cell table:style-name="Default" office:value-type="string" calcext:value-type="string">
            <text:p>Text combine</text:p>
          </table:table-cell>
          <table:table-cell table:style-name="ce124" table:formula="of:=IF([.B9]&lt;&gt;&quot;&quot;; CONCATENATE([.B9]; [.B10]); &quot;&quot;)">
            <text:p/>
          </table:table-cell>
          <table:table-cell table:style-name="ce128" table:formula="of:=IF([.C9]&lt;&gt;&quot;&quot;; CONCATENATE([.C9]; [.C10]); &quot;&quot;)">
            <text:p/>
          </table:table-cell>
          <table:table-cell table:style-name="ce133" table:formula="of:=IF([.D9]&lt;&gt;&quot;&quot;; CONCATENATE([.D9]; [.D10]); &quot;&quot;)">
            <text:p/>
          </table:table-cell>
          <table:table-cell table:style-name="ce124" table:formula="of:=IF([.E9]&lt;&gt;&quot;&quot;; CONCATENATE([.E9]; [.E10]); &quot;&quot;)">
            <text:p/>
          </table:table-cell>
          <table:table-cell table:style-name="ce128" table:formula="of:=IF([.F9]&lt;&gt;&quot;&quot;; CONCATENATE([.F9]; [.F10]); &quot;&quot;)">
            <text:p/>
          </table:table-cell>
          <table:table-cell table:style-name="ce133" table:formula="of:=IF([.G9]&lt;&gt;&quot;&quot;; CONCATENATE([.G9]; [.G10]); &quot;&quot;)">
            <text:p/>
          </table:table-cell>
          <table:table-cell table:style-name="ce124" table:formula="of:=IF([.H9]&lt;&gt;&quot;&quot;; CONCATENATE([.H9]; [.H10]); &quot;&quot;)">
            <text:p/>
          </table:table-cell>
          <table:table-cell table:style-name="ce128" table:formula="of:=IF([.I9]&lt;&gt;&quot;&quot;; CONCATENATE([.I9]; [.I10]); &quot;&quot;)">
            <text:p/>
          </table:table-cell>
          <table:table-cell table:style-name="ce133" table:formula="of:=IF([.J9]&lt;&gt;&quot;&quot;; CONCATENATE([.J9]; [.J10]); &quot;&quot;)">
            <text:p/>
          </table:table-cell>
          <table:table-cell table:formula="of:=IF([.L11]=&quot;&quot;; &quot;Zero&quot;; &quot;&quot;)" office:value-type="string" office:string-value="Zero" calcext:value-type="string">
            <text:p>Zero</text:p>
          </table:table-cell>
          <table:table-cell table:style-name="ce120" table:formula="of:=TRIM(CONCATENATE([.L10]; &quot; &quot;; [.M10]))">
            <text:p/>
          </table:table-cell>
          <table:table-cell table:style-name="ce131" table:formula="of:=IF([.L11]=&quot;One&quot;; &quot; Cent&quot;; &quot; Cents&quot;)" office:value-type="string" office:string-value=" Cents" calcext:value-type="string">
            <text:p><text:s/>Cents</text:p>
          </table:table-cell>
        </table:table-row>
        <table:table-row table:style-name="ro15">
          <table:table-cell table:style-name="Default" office:value-type="string" calcext:value-type="string">
            <text:p>Text final</text:p>
          </table:table-cell>
          <table:table-cell table:style-name="ce63" table:formula="of:=TRIM(CONCATENATE([.B11];&quot; &quot;;[.C11];&quot; &quot;;[.D11];&quot; &quot;;[.E11];&quot; &quot;;[.F11];&quot; &quot;;[.G11];&quot; &quot;;[.H11];&quot; &quot;;[.I11];&quot; &quot;;[.J11];&quot; Dollars and &quot;;[.K11];[.L11];[.M11]))" office:value-type="string" office:string-value="Dollars and Zero Cents" calcext:value-type="string">
            <text:p>Dollars and Zero Cents</text:p>
          </table:table-cell>
          <table:table-cell table:style-name="Default"/>
          <table:table-cell table:number-columns-repeated="10"/>
        </table:table-row>
        <table:table-row table:style-name="ro15" table:number-rows-repeated="2">
          <table:table-cell table:style-name="Default"/>
          <table:table-cell/>
          <table:table-cell table:style-name="Default"/>
          <table:table-cell table:number-columns-repeated="10"/>
        </table:table-row>
        <table:table-row table:style-name="ro15">
          <table:table-cell table:style-name="ce113" office:value-type="string" calcext:value-type="string">
            <text:p>Digit</text:p>
          </table:table-cell>
          <table:table-cell table:style-name="ce126" office:value-type="string" calcext:value-type="string">
            <text:p>Text</text:p>
          </table:table-cell>
          <table:table-cell table:style-name="ce129" office:value-type="string" calcext:value-type="string">
            <text:p>TensText</text:p>
          </table:table-cell>
          <table:table-cell table:number-columns-repeated="10"/>
        </table:table-row>
        <table:table-row table:style-name="ro15">
          <table:table-cell office:value-type="float" office:value="0" calcext:value-type="float">
            <text:p>0</text:p>
          </table:table-cell>
          <table:table-cell table:number-columns-repeated="12"/>
        </table:table-row>
        <table:table-row table:style-name="ro15">
          <table:table-cell office:value-type="float" office:value="1" calcext:value-type="float">
            <text:p>1</text:p>
          </table:table-cell>
          <table:table-cell office:value-type="string" calcext:value-type="string">
            <text:p>One</text:p>
          </table:table-cell>
          <table:table-cell table:number-columns-repeated="11"/>
        </table:table-row>
        <table:table-row table:style-name="ro15">
          <table:table-cell office:value-type="float" office:value="2" calcext:value-type="float">
            <text:p>2</text:p>
          </table:table-cell>
          <table:table-cell office:value-type="string" calcext:value-type="string">
            <text:p>Two</text:p>
          </table:table-cell>
          <table:table-cell office:value-type="string" calcext:value-type="string">
            <text:p>Twenty</text:p>
          </table:table-cell>
          <table:table-cell table:number-columns-repeated="10"/>
        </table:table-row>
        <table:table-row table:style-name="ro15">
          <table:table-cell office:value-type="float" office:value="3" calcext:value-type="float">
            <text:p>3</text:p>
          </table:table-cell>
          <table:table-cell office:value-type="string" calcext:value-type="string">
            <text:p>Three</text:p>
          </table:table-cell>
          <table:table-cell office:value-type="string" calcext:value-type="string">
            <text:p>Thirty</text:p>
          </table:table-cell>
          <table:table-cell table:number-columns-repeated="10"/>
        </table:table-row>
        <table:table-row table:style-name="ro15">
          <table:table-cell office:value-type="float" office:value="4" calcext:value-type="float">
            <text:p>4</text:p>
          </table:table-cell>
          <table:table-cell office:value-type="string" calcext:value-type="string">
            <text:p>Four</text:p>
          </table:table-cell>
          <table:table-cell office:value-type="string" calcext:value-type="string">
            <text:p>Forty</text:p>
          </table:table-cell>
          <table:table-cell table:number-columns-repeated="10"/>
        </table:table-row>
        <table:table-row table:style-name="ro15">
          <table:table-cell office:value-type="float" office:value="5" calcext:value-type="float">
            <text:p>5</text:p>
          </table:table-cell>
          <table:table-cell office:value-type="string" calcext:value-type="string">
            <text:p>Five</text:p>
          </table:table-cell>
          <table:table-cell office:value-type="string" calcext:value-type="string">
            <text:p>Fifty</text:p>
          </table:table-cell>
          <table:table-cell table:number-columns-repeated="10"/>
        </table:table-row>
        <table:table-row table:style-name="ro15">
          <table:table-cell office:value-type="float" office:value="6" calcext:value-type="float">
            <text:p>6</text:p>
          </table:table-cell>
          <table:table-cell office:value-type="string" calcext:value-type="string">
            <text:p>Six</text:p>
          </table:table-cell>
          <table:table-cell office:value-type="string" calcext:value-type="string">
            <text:p>Sixty</text:p>
          </table:table-cell>
          <table:table-cell table:number-columns-repeated="10"/>
        </table:table-row>
        <table:table-row table:style-name="ro15">
          <table:table-cell office:value-type="float" office:value="7" calcext:value-type="float">
            <text:p>7</text:p>
          </table:table-cell>
          <table:table-cell office:value-type="string" calcext:value-type="string">
            <text:p>Seven</text:p>
          </table:table-cell>
          <table:table-cell office:value-type="string" calcext:value-type="string">
            <text:p>Seventy</text:p>
          </table:table-cell>
          <table:table-cell table:number-columns-repeated="10"/>
        </table:table-row>
        <table:table-row table:style-name="ro15">
          <table:table-cell office:value-type="float" office:value="8" calcext:value-type="float">
            <text:p>8</text:p>
          </table:table-cell>
          <table:table-cell office:value-type="string" calcext:value-type="string">
            <text:p>Eight</text:p>
          </table:table-cell>
          <table:table-cell office:value-type="string" calcext:value-type="string">
            <text:p>Eighty</text:p>
          </table:table-cell>
          <table:table-cell table:number-columns-repeated="10"/>
        </table:table-row>
        <table:table-row table:style-name="ro15">
          <table:table-cell office:value-type="float" office:value="9" calcext:value-type="float">
            <text:p>9</text:p>
          </table:table-cell>
          <table:table-cell office:value-type="string" calcext:value-type="string">
            <text:p>Nine</text:p>
          </table:table-cell>
          <table:table-cell office:value-type="string" calcext:value-type="string">
            <text:p>Ninety</text:p>
          </table:table-cell>
          <table:table-cell table:number-columns-repeated="10"/>
        </table:table-row>
        <table:table-row table:style-name="ro15">
          <table:table-cell office:value-type="float" office:value="10" calcext:value-type="float">
            <text:p>10</text:p>
          </table:table-cell>
          <table:table-cell/>
          <table:table-cell office:value-type="string" calcext:value-type="string">
            <text:p>Ten</text:p>
          </table:table-cell>
          <table:table-cell table:number-columns-repeated="10"/>
        </table:table-row>
        <table:table-row table:style-name="ro15">
          <table:table-cell office:value-type="float" office:value="11" calcext:value-type="float">
            <text:p>11</text:p>
          </table:table-cell>
          <table:table-cell/>
          <table:table-cell office:value-type="string" calcext:value-type="string">
            <text:p>Eleven</text:p>
          </table:table-cell>
          <table:table-cell table:number-columns-repeated="10"/>
        </table:table-row>
        <table:table-row table:style-name="ro15">
          <table:table-cell office:value-type="float" office:value="12" calcext:value-type="float">
            <text:p>12</text:p>
          </table:table-cell>
          <table:table-cell/>
          <table:table-cell office:value-type="string" calcext:value-type="string">
            <text:p>Twelve</text:p>
          </table:table-cell>
          <table:table-cell table:number-columns-repeated="10"/>
        </table:table-row>
        <table:table-row table:style-name="ro15">
          <table:table-cell office:value-type="float" office:value="13" calcext:value-type="float">
            <text:p>13</text:p>
          </table:table-cell>
          <table:table-cell/>
          <table:table-cell office:value-type="string" calcext:value-type="string">
            <text:p>Thirteen</text:p>
          </table:table-cell>
          <table:table-cell table:number-columns-repeated="10"/>
        </table:table-row>
        <table:table-row table:style-name="ro15">
          <table:table-cell office:value-type="float" office:value="14" calcext:value-type="float">
            <text:p>14</text:p>
          </table:table-cell>
          <table:table-cell/>
          <table:table-cell office:value-type="string" calcext:value-type="string">
            <text:p>Fourteen</text:p>
          </table:table-cell>
          <table:table-cell table:number-columns-repeated="10"/>
        </table:table-row>
        <table:table-row table:style-name="ro15">
          <table:table-cell office:value-type="float" office:value="15" calcext:value-type="float">
            <text:p>15</text:p>
          </table:table-cell>
          <table:table-cell/>
          <table:table-cell office:value-type="string" calcext:value-type="string">
            <text:p>Fifteen</text:p>
          </table:table-cell>
          <table:table-cell table:number-columns-repeated="10"/>
        </table:table-row>
        <table:table-row table:style-name="ro15">
          <table:table-cell office:value-type="float" office:value="16" calcext:value-type="float">
            <text:p>16</text:p>
          </table:table-cell>
          <table:table-cell/>
          <table:table-cell office:value-type="string" calcext:value-type="string">
            <text:p>Sixteen</text:p>
          </table:table-cell>
          <table:table-cell table:number-columns-repeated="10"/>
        </table:table-row>
        <table:table-row table:style-name="ro15">
          <table:table-cell office:value-type="float" office:value="17" calcext:value-type="float">
            <text:p>17</text:p>
          </table:table-cell>
          <table:table-cell/>
          <table:table-cell office:value-type="string" calcext:value-type="string">
            <text:p>Seventeen</text:p>
          </table:table-cell>
          <table:table-cell table:number-columns-repeated="10"/>
        </table:table-row>
        <table:table-row table:style-name="ro15">
          <table:table-cell office:value-type="float" office:value="18" calcext:value-type="float">
            <text:p>18</text:p>
          </table:table-cell>
          <table:table-cell/>
          <table:table-cell office:value-type="string" calcext:value-type="string">
            <text:p>Eighteen</text:p>
          </table:table-cell>
          <table:table-cell table:number-columns-repeated="10"/>
        </table:table-row>
        <table:table-row table:style-name="ro15">
          <table:table-cell table:style-name="ce120" office:value-type="float" office:value="19" calcext:value-type="float">
            <text:p>19</text:p>
          </table:table-cell>
          <table:table-cell table:style-name="ce127"/>
          <table:table-cell table:style-name="ce131" office:value-type="string" calcext:value-type="string">
            <text:p>Nineteen</text:p>
          </table:table-cell>
          <table:table-cell table:number-columns-repeated="10"/>
        </table:table-row>
      </table:table>
      <table:table table:name="About" table:style-name="ta4" table:print="false">
        <table:table-column table:style-name="co20" table:default-cell-style-name="Default"/>
        <table:table-row table:style-name="ro12">
          <table:table-cell/>
        </table:table-row>
        <table:table-row table:style-name="ro12">
          <table:table-cell>
            <draw:custom-shape draw:z-index="0" draw:name="TextBox 10" draw:style-name="gr2" draw:text-style-name="P3" svg:width="6.5878in" svg:height="5.4488in" svg:x="0.4354in" svg:y="0.1224in">
              <text:p text:style-name="P1"><text:span text:style-name="T2">Open Office macro-free template for printing checks</text:span></text:p>
              <text:p text:style-name="P1"><text:span text:style-name="T3"><text:a xlink:href="https://github.com/WorksOnMyBox/excel-check-printing" xlink:type="simple">https://github.com/WorksOnMyBox/excel-check-printing</text:a></text:span><text:span text:style-name="T3"><text:line-break/></text:span><text:span text:style-name="T3"><text:line-break/></text:span><text:span text:style-name="T3">Just print the first page. I don’t have the fancy non-printable directions working in Libre Office</text:span></text:p>
              <text:p text:style-name="P1"><text:span text:style-name="T3">Text is completed with cell functions rather than a macro in this version.</text:span></text:p>
              <text:p text:style-name="P1"><text:span text:style-name="T2"/></text:p>
              <text:p text:style-name="P1"><text:span text:style-name="T2">Fork of:</text:span></text:p>
              <text:p text:style-name="P1"><text:span text:style-name="T3">https://github.com/andrewstellman/excel-check-printing</text:span></text:p>
              <text:p text:style-name="P1"><text:span text:style-name="T3"/></text:p>
              <text:p text:style-name="P1"><text:span text:style-name="T3">This Excel file is 100% free to use, distribute, and modify for any purpose.</text:span></text:p>
              <text:p text:style-name="P1"><text:span text:style-name="T3"/></text:p>
              <text:p text:style-name="P1"><text:span text:style-name="T4">For this sheet to work correctly, you must enable macros (because the "dollars" cell uses a macro function to convert the amount to words). </text:span></text:p>
              <text:p text:style-name="P1"><text:span text:style-name="T3"/></text:p>
              <text:p text:style-name="P1"><text:span text:style-name="T3">The freeware "MICR Encoding - DGL" font from Digital Graphics Labs must be installed for the MICR routing, account, and check numbers to print: https://goo.gl/s8DbSB</text:span></text:p>
              <text:p text:style-name="P1"><text:span text:style-name="T3"/></text:p>
              <text:p text:style-name="P1"><text:span text:style-name="T3">©2015 Stellman &amp; Greene Consulting LLC - https://www.stellman-greene.com/</text:span></text:p>
              <text:p text:style-name="P1"><text:span text:style-name="T5"/></text:p>
              <text:p text:style-name="P1"><text:span text:style-name="T6"/></text:p>
              <text:p text:style-name="P1"><text:span text:style-name="T6"/></text:p>
              <text:p text:style-name="P1"><text:span text:style-name="T6">The MIT License (MIT) - http://opensource.org/licenses/MIT</text:span></text:p>
              <text:p text:style-name="P1"><text:span text:style-name="T6"/></text:p>
              <text:p text:style-name="P1"><text:span text:style-name="T6">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 text:style-name="P1"><text:span text:style-name="T6"/></text:p>
              <text:p text:style-name="P1"><text:span text:style-name="T6">The above copyright notice and this permission notice shall be included in all copies or substantial portions of the Software.</text:span></text:p>
              <text:p text:style-name="P1"><text:span text:style-name="T6"/></text:p>
              <text:p text:style-name="P1"><text:span text:style-name="T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draw:enhanced-geometry svg:viewBox="0 0 21600 21600" draw:type="mso-spt202" draw:enhanced-path="M 0 0 L 21600 0 21600 21600 0 21600 0 0 Z N"/>
            </draw:custom-shape>
          </table:table-cell>
        </table:table-row>
        <table:table-row table:style-name="ro12" table:number-rows-repeated="4">
          <table:table-cell/>
        </table:table-row>
        <table:table-row table:style-name="ro12">
          <table:table-cell/>
        </table:table-row>
      </table:table>
      <table:table table:name="'file:///C:/Users/paco1/Desktop/excel-check-printing/Accounts.ods'#Accounts" table:print="false" table:style-name="ta_extref">
        <table:table-source xlink:type="simple" xlink:href="../Accounts.ods" table:table-name="Accounts" table:filter-name="calc8" table:mode="copy-results-only"/>
        <table:table-column table:number-columns-repeated="12"/>
        <table:table-row>
          <table:table-cell table:number-columns-repeated="12"/>
        </table:table-row>
        <table:table-row>
          <table:table-cell table:style-name="ce1" office:value-type="string">
            <text:p>Account Nickname</text:p>
          </table:table-cell>
          <table:table-cell table:style-name="ce1" office:value-type="string">
            <text:p>Routing Number</text:p>
          </table:table-cell>
          <table:table-cell table:style-name="ce1" office:value-type="string">
            <text:p>Account Number</text:p>
          </table:table-cell>
          <table:table-cell table:style-name="ce1" office:value-type="string">
            <text:p>Bank Name Line 1</text:p>
          </table:table-cell>
          <table:table-cell table:style-name="ce1" office:value-type="string">
            <text:p>Bank Line 2</text:p>
          </table:table-cell>
          <table:table-cell table:style-name="ce1" office:value-type="string">
            <text:p>Bank Line 3</text:p>
          </table:table-cell>
        </table:table-row>
        <table:table-row>
          <table:table-cell table:style-name="ce1" office:value-type="string">
            <text:p>Sample Account</text:p>
          </table:table-cell>
          <table:table-cell table:style-name="ce1" office:value-type="string">
            <text:p>0123456789</text:p>
          </table:table-cell>
          <table:table-cell table:style-name="ce1" office:value-type="string">
            <text:p>0246813579</text:p>
          </table:table-cell>
          <table:table-cell table:style-name="ce1" office:value-type="string">
            <text:p>Sample Bank</text:p>
          </table:table-cell>
          <table:table-cell table:style-name="ce1" office:value-type="string">
            <text:p>Sample New York</text:p>
          </table:table-cell>
          <table:table-cell table:style-name="ce1" office:value-type="string">
            <text:p>Sample.Com</text:p>
          </table:table-cell>
          <table:table-cell table:style-name="ce1" office:value-type="string">
            <text:p>Homer Simpson</text:p>
          </table:table-cell>
          <table:table-cell table:style-name="ce1" office:value-type="string">
            <text:p>Marge Simpson</text:p>
          </table:table-cell>
          <table:table-cell table:style-name="ce1" office:value-type="string">
            <text:p>742 Evergreen Terrace</text:p>
          </table:table-cell>
          <table:table-cell table:style-name="ce1" office:value-type="string">
            <text:p>Springfield</text:p>
          </table:table-cell>
          <table:table-cell table:style-name="ce1" office:value-type="string">
            <text:p>USA</text:p>
          </table:table-cell>
          <table:table-cell table:style-name="ce1" office:value-type="string">
            <text:p></text:p>
          </table:table-cell>
        </table:table-row>
        <table:table-row>
          <table:table-cell table:style-name="ce1" office:value-type="string">
            <text:p>US Bank – Personal</text:p>
          </table:table-cell>
          <table:table-cell table:style-name="ce1" office:value-type="string">
            <text:p>081000210</text:p>
          </table:table-cell>
          <table:table-cell table:style-name="ce1" office:value-type="float" office:value="152305662172">
            <text:p>152305662172</text:p>
          </table:table-cell>
          <table:table-cell table:style-name="ce1" office:value-type="string">
            <text:p>US Bank</text:p>
          </table:table-cell>
          <table:table-cell table:style-name="ce1" office:value-type="string">
            <text:p>Bolivar, MO 65613</text:p>
          </table:table-cell>
          <table:table-cell/>
          <table:table-cell table:style-name="ce1" office:value-type="string">
            <text:p>Kirk Jones</text:p>
          </table:table-cell>
          <table:table-cell/>
          <table:table-cell table:style-name="ce1" office:value-type="string">
            <text:p>1558 East 485th Rd</text:p>
          </table:table-cell>
          <table:table-cell table:style-name="ce1" office:value-type="string">
            <text:p>Bolivar, MO 65613</text:p>
          </table:table-cell>
          <table:table-cell table:style-name="ce1" office:value-type="string">
            <text:p>573-575-6637</text:p>
          </table:table-cell>
          <table:table-cell table:style-name="ce1" office:value-type="string">
            <text:p>ó</text:p>
          </table:table-cell>
        </table:table-row>
        <table:table-row>
          <table:table-cell table:style-name="ce1" office:value-type="string">
            <text:p>Simple</text:p>
          </table:table-cell>
          <table:table-cell table:style-name="ce1" office:value-type="float" office:value="7489123">
            <text:p>7489123</text:p>
          </table:table-cell>
          <table:table-cell table:style-name="ce1" office:value-type="float" office:value="3219847">
            <text:p>3219847</text:p>
          </table:table-cell>
          <table:table-cell table:style-name="ce1" office:value-type="string">
            <text:p>Simple</text:p>
          </table:table-cell>
          <table:table-cell table:style-name="ce1" office:value-type="string">
            <text:p>www.simple.com</text:p>
          </table:table-cell>
          <table:table-cell/>
          <table:table-cell table:style-name="ce1" office:value-type="string">
            <text:p>Kirk Jones</text:p>
          </table:table-cell>
          <table:table-cell/>
          <table:table-cell table:style-name="ce1" office:value-type="string">
            <text:p>1558 East 485th Rd</text:p>
          </table:table-cell>
          <table:table-cell table:style-name="ce1" office:value-type="string">
            <text:p>Bolivar, MO 65614</text:p>
          </table:table-cell>
          <table:table-cell table:style-name="ce1" office:value-type="string">
            <text:p>573-575-6637</text:p>
          </table:table-cell>
          <table:table-cell table:style-name="ce1" office:value-type="string">
            <text:p>ó</text:p>
          </table:table-cell>
        </table:table-row>
        <table:table-row>
          <table:table-cell table:style-name="ce1" office:value-type="string">
            <text:p>Oakstar – McCord</text:p>
          </table:table-cell>
          <table:table-cell table:style-name="ce1" office:value-type="float" office:value="456789">
            <text:p>456789</text:p>
          </table:table-cell>
          <table:table-cell table:style-name="ce1" office:value-type="float" office:value="987654">
            <text:p>987654</text:p>
          </table:table-cell>
          <table:table-cell table:style-name="ce1" office:value-type="string">
            <text:p>Oakstar</text:p>
          </table:table-cell>
          <table:table-cell table:style-name="ce1" office:value-type="string">
            <text:p>Bolivar, MO 65613</text:p>
          </table:table-cell>
          <table:table-cell/>
          <table:table-cell table:style-name="ce1" office:value-type="string">
            <text:p>Kirk Jones</text:p>
          </table:table-cell>
          <table:table-cell/>
          <table:table-cell table:style-name="ce1" office:value-type="string">
            <text:p>1558 East 485th Rd</text:p>
          </table:table-cell>
          <table:table-cell table:style-name="ce1" office:value-type="string">
            <text:p>Bolivar, MO 65615</text:p>
          </table:table-cell>
          <table:table-cell table:style-name="ce1" office:value-type="string">
            <text:p>573-575-6637</text:p>
          </table:table-cell>
          <table:table-cell table:style-name="ce1" office:value-type="string">
            <text:p>ó</text:p>
          </table:table-cell>
        </table:table-row>
        <table:table-row>
          <table:table-cell table:style-name="ce1" office:value-type="string">
            <text:p>4469 S 70 US Bank</text:p>
          </table:table-cell>
          <table:table-cell table:style-name="ce1" office:value-type="float" office:value="81000210">
            <text:p>81000210</text:p>
          </table:table-cell>
          <table:table-cell table:style-name="ce1" office:value-type="float" office:value="152320309080">
            <text:p>152320309080</text:p>
          </table:table-cell>
          <table:table-cell table:style-name="ce1" office:value-type="string">
            <text:p>US Bank</text:p>
          </table:table-cell>
          <table:table-cell table:style-name="ce1" office:value-type="string">
            <text:p>Bolivar, MO 65613</text:p>
          </table:table-cell>
          <table:table-cell/>
          <table:table-cell table:style-name="ce1" office:value-type="string">
            <text:p>Kirk Jones</text:p>
          </table:table-cell>
          <table:table-cell table:style-name="ce1" office:value-type="string">
            <text:p>4469 S 70 LLC</text:p>
          </table:table-cell>
          <table:table-cell table:style-name="ce1" office:value-type="string">
            <text:p>1558 East 485th Rd</text:p>
          </table:table-cell>
          <table:table-cell table:style-name="ce1" office:value-type="string">
            <text:p>Bolivar, MO 65613</text:p>
          </table:table-cell>
          <table:table-cell table:style-name="ce1" office:value-type="string">
            <text:p>573-575-6637</text:p>
          </table:table-cell>
          <table:table-cell table:style-name="ce1" office:value-type="string">
            <text:p>H</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 Narrow" svg:font-family="'Arial Narrow'"/>
    <style:font-face style:name="Calibri1" svg:font-family="Calibri"/>
    <style:font-face style:name="Calibri (Body)" svg:font-family="'Calibri (Body)'"/>
    <style:font-face style:name="MICR Encoding - DGL" svg:font-family="'MICR Encoding - DGL'"/>
    <style:font-face style:name="Webdings" svg:font-family="Webdings"/>
    <style:font-face style:name="Calibri" svg:font-family="Calibri" style:font-family-generic="swiss" style:font-pitch="variable"/>
    <style:font-face style:name="Liberation Sans" svg:font-family="'Liberation Sans'" style:font-family-generic="swiss" style:font-pitch="variable"/>
    <style:font-face style:name="MICR Encoding" svg:font-family="'MICR Encoding'"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Segoe UI"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22P0" style:volatile="true">
      <number:text>$</number:text>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3P0" style:volatile="true">
      <number:text>$</number:text>
      <number:number number:decimal-places="0" number:min-decimal-places="0" number:min-integer-digits="1" number:grouping="true"/>
      <number:text> </number:text>
    </number:number-style>
    <number:number-style style:name="N123">
      <style:text-properties fo:color="#ff0000"/>
      <number:text>($</number:text>
      <number:number number:decimal-places="0" number:min-decimal-places="0" number:min-integer-digits="1" number:grouping="true"/>
      <number:text>)</number:text>
      <style:map style:condition="value()&gt;=0" style:apply-style-name="N123P0"/>
    </number:number-style>
    <number:number-style style:name="N125P0" style:volatile="true">
      <number:text>$</number:text>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number-style style:name="N126P0" style:volatile="true">
      <number:text>$</number:text>
      <number:number number:decimal-places="2" number:min-decimal-places="2" number:min-integer-digits="1" number:grouping="true"/>
      <number:text> </number:text>
    </number:number-style>
    <number:number-style style:name="N126">
      <style:text-properties fo:color="#ff0000"/>
      <number:text>($</number:text>
      <number:number number:decimal-places="2" number:min-decimal-places="2" number:min-integer-digits="1" number:grouping="true"/>
      <number:text>)</number:text>
      <style:map style:condition="value()&gt;=0" style:apply-style-name="N126P0"/>
    </number:number-style>
    <number:number-style style:name="N130P0" style:volatile="true">
      <number:text> </number:text>
      <number:fill-character> </number:fill-character>
      <number:number number:decimal-places="0" number:min-decimal-places="0" number:min-integer-digits="1" number:grouping="true"/>
      <number:text> </number:text>
    </number:number-style>
    <number:number-style style:name="N130P1" style:volatile="true">
      <number:text> </number:text>
      <number:fill-character> </number:fill-character>
      <number:text>(</number:text>
      <number:number number:decimal-places="0" number:min-decimal-places="0" number:min-integer-digits="1" number:grouping="true"/>
      <number:text>)</number:text>
    </number:number-style>
    <number:number-style style:name="N130P2" style:volatile="true">
      <number:text> </number:text>
      <number:fill-character> </number: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 $</number:text>
      <number:fill-character> </number:fill-character>
      <number:text>(</number:text>
      <number:number number:decimal-places="0" number:min-decimal-places="0" number:min-integer-digits="1" number:grouping="true"/>
      <number:text>)</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fill-character> </number:fill-character>
      <number:number number:decimal-places="2" number:min-decimal-places="2" number:min-integer-digits="1" number:grouping="true"/>
      <number:text> </number:text>
    </number:number-style>
    <number:number-style style:name="N142P1" style:volatile="true">
      <number:text> $</number:text>
      <number:fill-character> </number:fill-character>
      <number:text>(</number:text>
      <number:number number:decimal-places="2" number:min-decimal-places="2" number:min-integer-digits="1" number:grouping="true"/>
      <number:text>)</number:text>
    </number:number-style>
    <number:number-style style:name="N142P2" style:volatile="true">
      <number:text> $</number:text>
      <number:fill-character> </number:fill-character>
      <number:text>-</number:text>
      <number:number number:decimal-places="0" number: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decimal-places="1" number:min-integer-digits="1" number:min-exponent-digits="1" number:exponent-interval="3" number:forced-exponent-sign="true"/>
    </number:number-style>
    <number:number-style style:name="N148P0" style:volatile="true">
      <number:text>$</number:text>
      <number:number number:decimal-places="0" number:min-decimal-places="0" number:min-integer-digits="1" number:grouping="true"/>
    </number:number-style>
    <number:number-style style:name="N148">
      <number:text>-$</number:text>
      <number:number number:decimal-places="0" number:min-decimal-places="0" number:min-integer-digits="1" number:grouping="true"/>
      <style:map style:condition="value()&gt;=0" style:apply-style-name="N148P0"/>
    </number:number-style>
    <number:number-style style:name="N149P0" style:volatile="true">
      <number:text>$</number:text>
      <number:number number:decimal-places="0" number:min-decimal-places="0" number:min-integer-digits="1" number:grouping="true"/>
    </number:number-style>
    <number:number-style style:name="N149">
      <style:text-properties fo:color="#ff0000"/>
      <number:text>-$</number:text>
      <number:number number:decimal-places="0" number:min-decimal-places="0" number:min-integer-digits="1" number:grouping="true"/>
      <style:map style:condition="value()&gt;=0" style:apply-style-name="N149P0"/>
    </number:number-style>
    <number:number-style style:name="N150">
      <number:text>$</number:text>
      <number:number number:decimal-places="2" number:min-decimal-places="2" number:min-integer-digits="1" number:grouping="true"/>
    </number:number-style>
    <number:number-style style:name="N151P0" style:volatile="true">
      <number:text>$</number:text>
      <number:number number:decimal-places="2" number:min-decimal-places="2" number:min-integer-digits="1" number:grouping="true"/>
    </number:number-style>
    <number:number-style style:name="N151">
      <number:text>-$</number:text>
      <number:number number:decimal-places="2" number:min-decimal-places="2" number:min-integer-digits="1" number:grouping="true"/>
      <style:map style:condition="value()&gt;=0" style:apply-style-name="N151P0"/>
    </number:number-style>
    <number:number-style style:name="N152P0" style:volatile="true">
      <number:text>$</number:text>
      <number:number number:decimal-places="2" number:min-decimal-places="2" number:min-integer-digits="1" number:grouping="true"/>
    </number:number-style>
    <number:number-style style:name="N152">
      <style:text-properties fo:color="#ff0000"/>
      <number:text>-$</number:text>
      <number:number number:decimal-places="2" number:min-decimal-places="2" number:min-integer-digits="1" number:grouping="true"/>
      <style:map style:condition="value()&gt;=0" style:apply-style-name="N152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number:text>
      <number:fill-character> </number:fill-character>
      <number:number number:decimal-places="0" number:min-decimal-places="0" number:min-integer-digits="1" number:grouping="true"/>
      <number:text> </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 </number:text>
      <number:fill-character> </number:fill-character>
      <number:number number:decimal-places="0" number:min-decimal-places="0" number:min-integer-digits="1" number:grouping="true"/>
      <number:text> </number:text>
    </number:number-style>
    <number:number-style style:name="N156P1" style:volatile="true">
      <number:text>-</number:text>
      <number:fill-character> </number:fill-character>
      <number:number number:decimal-places="0" number:min-decimal-places="0" number:min-integer-digits="1" number:grouping="true"/>
      <number:text> </number:text>
    </number:number-style>
    <number:number-style style:name="N156P2" style:volatile="true">
      <number:text> </number:text>
      <number:fill-character> </number:fill-character>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 $</number:text>
      <number:fill-character> </number:fill-character>
      <number:number number:decimal-places="2" number:min-decimal-places="2" number:min-integer-digits="1" number:grouping="true"/>
      <number:text> </number:text>
    </number:number-style>
    <number:number-style style:name="N158P1" style:volatile="true">
      <number:text>-$</number:text>
      <number:fill-character> </number:fill-character>
      <number:number number:decimal-places="2" number:min-decimal-places="2" number:min-integer-digits="1" number:grouping="true"/>
      <number:text> </number:text>
    </number:number-style>
    <number:number-style style:name="N158P2" style:volatile="true">
      <number:text> $</number:text>
      <number:fill-character> </number:fill-character>
      <number:text>-</number:text>
      <number:number number:decimal-places="0" number: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number:text>
      <number:fill-character> </number:fill-character>
      <number:number number:decimal-places="2" number:min-decimal-places="2" number:min-integer-digits="1" number:grouping="true"/>
      <number:text> </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number number:decimal-places="0" number:min-decimal-places="0" number:min-integer-digits="6"/>
    </number:number-style>
    <number:number-style style:name="N162">
      <number:number number:decimal-places="1" number:min-decimal-places="1" number:min-integer-digits="1" number:grouping="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date-style style:name="N10140" number:language="en" number:country="US">
      <number:day-of-week number:style="long"/>
      <number:text>, </number:text>
      <number:month number:style="long" number:textual="true"/>
      <number:text> </number:text>
      <number:day/>
      <number:text>, </number:text>
      <number:year/>
    </number:date-style>
    <number:date-style style:name="N10141P0" style:volatile="true" number:language="en" number:country="US">
      <number:month number:style="long" number:textual="true"/>
      <number:text> </number:text>
      <number:day/>
      <number:text>, </number:text>
      <number:year number:style="long"/>
    </number:date-style>
    <number:text-style style:name="N10141" number:language="en" number:country="US">
      <number:text-content/>
      <style:map style:condition="value()&lt;=1.7976931348623157E+308" style:apply-style-name="N10141P0"/>
    </number:text-style>
    <style:style style:name="Default" style:family="table-cell">
      <style:table-cell-properties fo:padding="0.028in" style:rotation-align="none"/>
      <style:text-properties fo:color="#000000" style:font-name="Calibri" fo:font-family="Calibri" style:font-family-generic="swiss" style:font-pitch="variable" fo:font-size="12pt" style:font-size-asian="12pt" style:font-name-complex="Calibri" style:font-family-complex="Calibri" style:font-family-generic-complex="swiss"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25in" fo:margin-bottom="0.25in" fo:margin-left="0.25in" fo:margin-right="0.25in" style:first-page-number="continue" style:scale-to="100%" style:writing-mode="lr-tb"/>
      <style:header-style>
        <style:header-footer-properties fo:min-height="0.2953in" fo:margin-left="0.498in" fo:margin-right="0.498in" fo:margin-bottom="0in"/>
      </style:header-style>
      <style:footer-style>
        <style:header-footer-properties fo:min-height="0.2953in" fo:margin-left="0.498in" fo:margin-right="0.498in" fo:margin-top="0in"/>
      </style:footer-style>
    </style:page-layout>
    <style:page-layout style:name="Mpm4">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0">00/00/0000</text:date>, <text:time style:data-style-name="N2" text:time-value="09:57:26.63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Check_20_template" style:display-name="PageStyle_Check template" style:page-layout-name="Mpm3">
      <style:header style:display="false"/>
      <style:header-left style:display="false"/>
      <style:footer style:display="false"/>
      <style:footer-left style:display="false"/>
    </style:master-page>
    <style:master-page style:name="PageStyle_5f_Bank_20_locations" style:display-name="PageStyle_Bank location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Excel Check Printing Template</dc:title>
    <dc:subject/>
    <meta:keyword/>
    <dc:description/>
    <meta:initial-creator>Andrew Stellman</meta:initial-creator>
    <meta:creation-date>2015-09-27T18:05:47</meta:creation-date>
    <dc:date>2022-06-20T10:11:27.043000000</dc:date>
    <meta:editing-duration>PT3H5M55S</meta:editing-duration>
    <meta:editing-cycles>43</meta:editing-cycles>
    <meta:generator>LibreOffice/7.0.4.2$Windows_X86_64 LibreOffice_project/dcf040e67528d9187c66b2379df5ea4407429775</meta:generator>
    <meta:print-date>2022-06-20T10:10:04.383000000</meta:print-date>
    <meta:document-statistic meta:table-count="5" meta:cell-count="748" meta:object-count="2"/>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